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463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29.393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4.637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1.369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3.3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ce1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oblacion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oncesionario/Permisionario</text:p>
          </table:table-cell>
          <table:table-cell office:value-type="string" calcext:value-type="string">
            <text:p>Distintiv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Frecuencia (kHz)</text:p>
          </table:table-cell>
          <table:table-cell office:value-type="string" calcext:value-type="string">
            <text:p>Potencia Diurna y Nocturna</text:p>
          </table:table-cell>
          <table:table-cell table:style-name="Default" office:value-type="string" calcext:value-type="string">
            <text:p>Inicio</text:p>
          </table:table-cell>
          <table:table-cell table:style-name="Default" office:value-type="string" calcext:value-type="string">
            <text:p>Fin</text:p>
          </table:table-cell>
          <table:table-cell office:value-type="string" calcext:value-type="string">
            <text:p>Latitud</text:p>
          </table:table-cell>
          <table:table-cell office:value-type="string" calcext:value-type="string">
            <text:p>Longitud</text:p>
          </table:table-cell>
          <table:table-cell office:value-type="string" calcext:value-type="string">
            <text:p>Altitud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AG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XEDC, S.A. DE C.V.</text:p>
          </table:table-cell>
          <table:table-cell office:value-type="string" calcext:value-type="string">
            <text:p>XEDC</text:p>
          </table:table-cell>
          <table:table-cell office:value-type="string" calcext:value-type="string">
            <text:p>AM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1-D <text:s/>1-N</text:p>
          </table:table-cell>
          <table:table-cell office:value-type="string" calcext:value-type="string">
            <text:p>29/10/08</text:p>
          </table:table-cell>
          <table:table-cell office:value-type="string" calcext:value-type="string">
            <text:p>28/10/20</text:p>
          </table:table-cell>
          <table:table-cell office:value-type="float" office:value="215251" calcext:value-type="float">
            <text:p>215251</text:p>
          </table:table-cell>
          <table:table-cell office:value-type="float" office:value="1021746" calcext:value-type="float">
            <text:p>102174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AG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Y PUBLICIDAD DE AGUASCALIENTES, S.A. DE C.V.</text:p>
          </table:table-cell>
          <table:table-cell office:value-type="string" calcext:value-type="string">
            <text:p>XEYZ</text:p>
          </table:table-cell>
          <table:table-cell office:value-type="string" calcext:value-type="string">
            <text:p>AM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10 -D <text:s/>2.5 -N</text:p>
          </table:table-cell>
          <table:table-cell office:value-type="string" calcext:value-type="string">
            <text:p>03/01/10</text:p>
          </table:table-cell>
          <table:table-cell office:value-type="string" calcext:value-type="string">
            <text:p>02/01/20</text:p>
          </table:table-cell>
          <table:table-cell office:value-type="float" office:value="215251" calcext:value-type="float">
            <text:p>215251</text:p>
          </table:table-cell>
          <table:table-cell office:value-type="float" office:value="1021746" calcext:value-type="float">
            <text:p>102174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EL SAUZ II</text:p>
          </table:table-cell>
          <table:table-cell office:value-type="string" calcext:value-type="string">
            <text:p>AG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JOSEFINA REYES SAHAGÚN</text:p>
          </table:table-cell>
          <table:table-cell office:value-type="string" calcext:value-type="string">
            <text:p>XEEY</text:p>
          </table:table-cell>
          <table:table-cell office:value-type="string" calcext:value-type="string">
            <text:p>AM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50 -D <text:s/>10 -N</text:p>
          </table:table-cell>
          <table:table-cell office:value-type="string" calcext:value-type="string">
            <text:p>24/05/07</text:p>
          </table:table-cell>
          <table:table-cell office:value-type="string" calcext:value-type="string">
            <text:p>23/05/17</text:p>
          </table:table-cell>
          <table:table-cell office:value-type="float" office:value="215401" calcext:value-type="float">
            <text:p>215401</text:p>
          </table:table-cell>
          <table:table-cell office:value-type="float" office:value="1022133" calcext:value-type="float">
            <text:p>1022133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string" calcext:value-type="string">
            <text:p>JESÚS MARÍA</text:p>
          </table:table-cell>
          <table:table-cell office:value-type="string" calcext:value-type="string">
            <text:p>AG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AGUASCALIENTES</text:p>
          </table:table-cell>
          <table:table-cell office:value-type="string" calcext:value-type="string">
            <text:p>XENM</text:p>
          </table:table-cell>
          <table:table-cell office:value-type="string" calcext:value-type="string">
            <text:p>AM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6 -D <text:s/>0.5 -N</text:p>
          </table:table-cell>
          <table:table-cell office:value-type="string" calcext:value-type="string">
            <text:p>17/11/12</text:p>
          </table:table-cell>
          <table:table-cell office:value-type="string" calcext:value-type="string">
            <text:p>16/11/24</text:p>
          </table:table-cell>
          <table:table-cell office:value-type="float" office:value="221404" calcext:value-type="float">
            <text:p>221404</text:p>
          </table:table-cell>
          <table:table-cell office:value-type="float" office:value="1020646" calcext:value-type="float">
            <text:p>1020646</text:p>
          </table:table-cell>
          <table:table-cell office:value-type="float" office:value="2292" calcext:value-type="float">
            <text:p>2292</text:p>
          </table:table-cell>
          <table:table-cell/>
        </table:table-row>
        <table:table-row table:style-name="ro1">
          <table:table-cell office:value-type="string" calcext:value-type="string">
            <text:p>JARAMILLO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EDIA SPORTS DE MÉXICO, S.A. DE C.V.</text:p>
          </table:table-cell>
          <table:table-cell office:value-type="string" calcext:value-type="string">
            <text:p>XEPE</text:p>
          </table:table-cell>
          <table:table-cell office:value-type="string" calcext:value-type="string">
            <text:p>A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10 -D <text:s/>10 -N</text:p>
          </table:table-cell>
          <table:table-cell office:value-type="string" calcext:value-type="string">
            <text:p>17/11/03</text:p>
          </table:table-cell>
          <table:table-cell office:value-type="string" calcext:value-type="string">
            <text:p>16/11/15</text:p>
          </table:table-cell>
          <table:table-cell office:value-type="float" office:value="305519" calcext:value-type="float">
            <text:p>305519</text:p>
          </table:table-cell>
          <table:table-cell office:value-type="float" office:value="1160745" calcext:value-type="float">
            <text:p>1160745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MEXICALI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GRUPO RADIODIGITAL SIGLO XXI, S.A. DE C.V.</text:p>
          </table:table-cell>
          <table:table-cell office:value-type="string" calcext:value-type="string">
            <text:p>XEAA</text:p>
          </table:table-cell>
          <table:table-cell office:value-type="string" calcext:value-type="string">
            <text:p>AM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09/06/09</text:p>
          </table:table-cell>
          <table:table-cell office:value-type="string" calcext:value-type="string">
            <text:p>08/06/21</text:p>
          </table:table-cell>
          <table:table-cell office:value-type="float" office:value="323948" calcext:value-type="float">
            <text:p>323948</text:p>
          </table:table-cell>
          <table:table-cell office:value-type="float" office:value="1152804" calcext:value-type="float">
            <text:p>11528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EXICALI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EXICALI, S.A.</text:p>
          </table:table-cell>
          <table:table-cell office:value-type="string" calcext:value-type="string">
            <text:p>XEABCA</text:p>
          </table:table-cell>
          <table:table-cell office:value-type="string" calcext:value-type="string">
            <text:p>AM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3.5 -D <text:s/>0.5 -N</text:p>
          </table:table-cell>
          <table:table-cell office:value-type="string" calcext:value-type="string">
            <text:p>29/09/10</text:p>
          </table:table-cell>
          <table:table-cell office:value-type="string" calcext:value-type="string">
            <text:p>28/09/20</text:p>
          </table:table-cell>
          <table:table-cell office:value-type="float" office:value="323948" calcext:value-type="float">
            <text:p>323948</text:p>
          </table:table-cell>
          <table:table-cell office:value-type="float" office:value="1152804" calcext:value-type="float">
            <text:p>11528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EXICALI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A VOZ DE MEXICALI, S.A.</text:p>
          </table:table-cell>
          <table:table-cell office:value-type="string" calcext:value-type="string">
            <text:p>XEAO</text:p>
          </table:table-cell>
          <table:table-cell office:value-type="string" calcext:value-type="string">
            <text:p>AM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0.25 -D <text:s/>0.2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23948" calcext:value-type="float">
            <text:p>323948</text:p>
          </table:table-cell>
          <table:table-cell office:value-type="float" office:value="1152804" calcext:value-type="float">
            <text:p>11528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EXICALI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CL-AM, S.A.</text:p>
          </table:table-cell>
          <table:table-cell office:value-type="string" calcext:value-type="string">
            <text:p>XECL</text:p>
          </table:table-cell>
          <table:table-cell office:value-type="string" calcext:value-type="string">
            <text:p>AM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1.4 -D <text:s/>3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23948" calcext:value-type="float">
            <text:p>323948</text:p>
          </table:table-cell>
          <table:table-cell office:value-type="float" office:value="1152804" calcext:value-type="float">
            <text:p>11528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EXICALI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-E-D, S.A.</text:p>
          </table:table-cell>
          <table:table-cell office:value-type="string" calcext:value-type="string">
            <text:p>XED</text:p>
          </table:table-cell>
          <table:table-cell office:value-type="string" calcext:value-type="string">
            <text:p>AM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10 -D <text:s/>N.A. -N</text:p>
          </table:table-cell>
          <table:table-cell office:value-type="string" calcext:value-type="string">
            <text:p>22/05/10</text:p>
          </table:table-cell>
          <table:table-cell office:value-type="string" calcext:value-type="string">
            <text:p>21/05/20</text:p>
          </table:table-cell>
          <table:table-cell office:value-type="float" office:value="323948" calcext:value-type="float">
            <text:p>323948</text:p>
          </table:table-cell>
          <table:table-cell office:value-type="float" office:value="1152804" calcext:value-type="float">
            <text:p>11528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EXICALI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-E-H-G, S.A.</text:p>
          </table:table-cell>
          <table:table-cell office:value-type="string" calcext:value-type="string">
            <text:p>XEHG</text:p>
          </table:table-cell>
          <table:table-cell office:value-type="string" calcext:value-type="string">
            <text:p>AM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0.5 -D <text:s/>N.A.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23948" calcext:value-type="float">
            <text:p>323948</text:p>
          </table:table-cell>
          <table:table-cell office:value-type="float" office:value="1152804" calcext:value-type="float">
            <text:p>11528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EXICALI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 CACHANILLA, S.A. DE C.V.</text:p>
          </table:table-cell>
          <table:table-cell office:value-type="string" calcext:value-type="string">
            <text:p>XEMBC</text:p>
          </table:table-cell>
          <table:table-cell office:value-type="string" calcext:value-type="string">
            <text:p>AM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0.25 -D <text:s/>0.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23948" calcext:value-type="float">
            <text:p>323948</text:p>
          </table:table-cell>
          <table:table-cell office:value-type="float" office:value="1152804" calcext:value-type="float">
            <text:p>11528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EXICALI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PROMOTORA DE MEXICALI, S.A.</text:p>
          </table:table-cell>
          <table:table-cell office:value-type="string" calcext:value-type="string">
            <text:p>XEMMM</text:p>
          </table:table-cell>
          <table:table-cell office:value-type="string" calcext:value-type="string">
            <text:p>AM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1 -D <text:s/>0.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23948" calcext:value-type="float">
            <text:p>323948</text:p>
          </table:table-cell>
          <table:table-cell office:value-type="float" office:value="1152804" calcext:value-type="float">
            <text:p>11528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EXICALI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EMX</text:p>
          </table:table-cell>
          <table:table-cell office:value-type="string" calcext:value-type="string">
            <text:p>A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0.4 -D <text:s/>0.1 -N</text:p>
          </table:table-cell>
          <table:table-cell office:value-type="string" calcext:value-type="string">
            <text:p>18/05/03</text:p>
          </table:table-cell>
          <table:table-cell office:value-type="string" calcext:value-type="string">
            <text:p>17/05/15</text:p>
          </table:table-cell>
          <table:table-cell office:value-type="float" office:value="323948" calcext:value-type="float">
            <text:p>323948</text:p>
          </table:table-cell>
          <table:table-cell office:value-type="float" office:value="1152804" calcext:value-type="float">
            <text:p>11528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EXICALI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ORMULA RADIOFÓNICA, S.A. DE C.V.</text:p>
          </table:table-cell>
          <table:table-cell office:value-type="string" calcext:value-type="string">
            <text:p>XERM</text:p>
          </table:table-cell>
          <table:table-cell office:value-type="string" calcext:value-type="string">
            <text:p>AM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1-D <text:s/>0.06 -N</text:p>
          </table:table-cell>
          <table:table-cell office:value-type="string" calcext:value-type="string">
            <text:p>31/10/03</text:p>
          </table:table-cell>
          <table:table-cell office:value-type="string" calcext:value-type="string">
            <text:p>30/10/15</text:p>
          </table:table-cell>
          <table:table-cell office:value-type="float" office:value="323948" calcext:value-type="float">
            <text:p>323948</text:p>
          </table:table-cell>
          <table:table-cell office:value-type="float" office:value="1152804" calcext:value-type="float">
            <text:p>11528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EXICALI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SU, S.A.</text:p>
          </table:table-cell>
          <table:table-cell office:value-type="string" calcext:value-type="string">
            <text:p>XESU</text:p>
          </table:table-cell>
          <table:table-cell office:value-type="string" calcext:value-type="string">
            <text:p>AM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.75 -D <text:s/>0.02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23948" calcext:value-type="float">
            <text:p>323948</text:p>
          </table:table-cell>
          <table:table-cell office:value-type="float" office:value="1152804" calcext:value-type="float">
            <text:p>11528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EXICALI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ZF-AM, S.A.</text:p>
          </table:table-cell>
          <table:table-cell office:value-type="string" calcext:value-type="string">
            <text:p>XEZF</text:p>
          </table:table-cell>
          <table:table-cell office:value-type="string" calcext:value-type="string">
            <text:p>AM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25 -D <text:s/>N.A.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23948" calcext:value-type="float">
            <text:p>323948</text:p>
          </table:table-cell>
          <table:table-cell office:value-type="float" office:value="1152804" calcext:value-type="float">
            <text:p>11528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LAYAS DE ROSARITO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W3 COMM CONCESIONARIA, S.A. DE C.V.</text:p>
          </table:table-cell>
          <table:table-cell office:value-type="string" calcext:value-type="string">
            <text:p>XEWW</text:p>
          </table:table-cell>
          <table:table-cell office:value-type="string" calcext:value-type="string">
            <text:p>AM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77 -D <text:s/>50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22032" calcext:value-type="float">
            <text:p>322032</text:p>
          </table:table-cell>
          <table:table-cell office:value-type="float" office:value="1170322" calcext:value-type="float">
            <text:p>117032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PUERTO NUEVO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EDIA SPORTS DE MÉXICO, S.A. DE C.V.</text:p>
          </table:table-cell>
          <table:table-cell office:value-type="string" calcext:value-type="string">
            <text:p>XESDD</text:p>
          </table:table-cell>
          <table:table-cell office:value-type="string" calcext:value-type="string">
            <text:p>AM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5 -D <text:s/>5 -N</text:p>
          </table:table-cell>
          <table:table-cell office:value-type="string" calcext:value-type="string">
            <text:p>16/11/03</text:p>
          </table:table-cell>
          <table:table-cell office:value-type="string" calcext:value-type="string">
            <text:p>15/11/15</text:p>
          </table:table-cell>
          <table:table-cell office:value-type="float" office:value="321434" calcext:value-type="float">
            <text:p>321434</text:p>
          </table:table-cell>
          <table:table-cell office:value-type="float" office:value="1165606" calcext:value-type="float">
            <text:p>116560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PUERTO NUEVO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EDIA SPORTS DE MÉXICO, S.A. DE C.V.</text:p>
          </table:table-cell>
          <table:table-cell office:value-type="string" calcext:value-type="string">
            <text:p>XESS</text:p>
          </table:table-cell>
          <table:table-cell office:value-type="string" calcext:value-type="string">
            <text:p>A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5 -D <text:s/>5 -N</text:p>
          </table:table-cell>
          <table:table-cell office:value-type="string" calcext:value-type="string">
            <text:p>23/08/12</text:p>
          </table:table-cell>
          <table:table-cell office:value-type="string" calcext:value-type="string">
            <text:p>22/08/24</text:p>
          </table:table-cell>
          <table:table-cell office:value-type="float" office:value="321434" calcext:value-type="float">
            <text:p>321434</text:p>
          </table:table-cell>
          <table:table-cell office:value-type="float" office:value="1165606" calcext:value-type="float">
            <text:p>116560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RANCHO DEL MAR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INTERAMERICANA DE RADIO, S.A. DE C.V.</text:p>
          </table:table-cell>
          <table:table-cell office:value-type="string" calcext:value-type="string">
            <text:p>XEPRS</text:p>
          </table:table-cell>
          <table:table-cell office:value-type="string" calcext:value-type="string">
            <text:p>AM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50 -D <text:s/>50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22411" calcext:value-type="float">
            <text:p>322411</text:p>
          </table:table-cell>
          <table:table-cell office:value-type="float" office:value="1170506" calcext:value-type="float">
            <text:p>117050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RANCHO VISTA HERMOS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, X.E.M.O., S.A. DE C.V.</text:p>
          </table:table-cell>
          <table:table-cell office:value-type="string" calcext:value-type="string">
            <text:p>XEMO</text:p>
          </table:table-cell>
          <table:table-cell office:value-type="string" calcext:value-type="string">
            <text:p>AM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10 -D <text:s/>7.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23203" calcext:value-type="float">
            <text:p>323203</text:p>
          </table:table-cell>
          <table:table-cell office:value-type="float" office:value="1170119" calcext:value-type="float">
            <text:p>1170119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ROSARITO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TRANSMISORA REGIONAL RADIO FORMULA, S.A. DE C.V.</text:p>
          </table:table-cell>
          <table:table-cell office:value-type="string" calcext:value-type="string">
            <text:p>XEKAM</text:p>
          </table:table-cell>
          <table:table-cell office:value-type="string" calcext:value-type="string">
            <text:p>AM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20 -D <text:s/>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02926" calcext:value-type="float">
            <text:p>302926</text:p>
          </table:table-cell>
          <table:table-cell office:value-type="float" office:value="1152204" calcext:value-type="float">
            <text:p>1152204</text:p>
          </table:table-cell>
          <table:table-cell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string" calcext:value-type="string">
            <text:p>SAN QUINTÍN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EQIN</text:p>
          </table:table-cell>
          <table:table-cell office:value-type="string" calcext:value-type="string">
            <text:p>AM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10 -D N.A. -N</text:p>
          </table:table-cell>
          <table:table-cell office:value-type="string" calcext:value-type="string">
            <text:p>19/08/92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303337" calcext:value-type="float">
            <text:p>303337</text:p>
          </table:table-cell>
          <table:table-cell office:value-type="float" office:value="1155633" calcext:value-type="float">
            <text:p>1155633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TIJUAN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GRUPO RADIODIGITAL SIGLO XXI, S.A. DE C.V.</text:p>
          </table:table-cell>
          <table:table-cell office:value-type="string" calcext:value-type="string">
            <text:p>XEAZ</text:p>
          </table:table-cell>
          <table:table-cell office:value-type="string" calcext:value-type="string">
            <text:p>AM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0.5 -D <text:s/>0.5 -N</text:p>
          </table:table-cell>
          <table:table-cell office:value-type="string" calcext:value-type="string">
            <text:p>18/04/08</text:p>
          </table:table-cell>
          <table:table-cell office:value-type="string" calcext:value-type="string">
            <text:p>17/04/20</text:p>
          </table:table-cell>
          <table:table-cell office:value-type="float" office:value="323205" calcext:value-type="float">
            <text:p>323205</text:p>
          </table:table-cell>
          <table:table-cell office:value-type="float" office:value="1170237" calcext:value-type="float">
            <text:p>117023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IJUAN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TIJUANA, S.A.</text:p>
          </table:table-cell>
          <table:table-cell office:value-type="string" calcext:value-type="string">
            <text:p>XEBG</text:p>
          </table:table-cell>
          <table:table-cell office:value-type="string" calcext:value-type="string">
            <text:p>AM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23205" calcext:value-type="float">
            <text:p>323205</text:p>
          </table:table-cell>
          <table:table-cell office:value-type="float" office:value="1170237" calcext:value-type="float">
            <text:p>117023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IJUAN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GLORIA HERMINIA ENCISO POWER, GLORIA HERMINIA, MARICEL, JOSÉ ENRIQUE, MARCIA, CLAUDIA BEATRIZ Y LAURA ELENA, TODOS DE APELLIDOS JIMÉNEZ ENCISO</text:p>
          </table:table-cell>
          <table:table-cell office:value-type="string" calcext:value-type="string">
            <text:p>XEC</text:p>
          </table:table-cell>
          <table:table-cell office:value-type="string" calcext:value-type="string">
            <text:p>AM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23205" calcext:value-type="float">
            <text:p>323205</text:p>
          </table:table-cell>
          <table:table-cell office:value-type="float" office:value="1170237" calcext:value-type="float">
            <text:p>117023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IJUAN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BROADCASTING BAJA CALIFORNIA, S.A. DE C.V.</text:p>
          </table:table-cell>
          <table:table-cell office:value-type="string" calcext:value-type="string">
            <text:p>XERCN</text:p>
          </table:table-cell>
          <table:table-cell office:value-type="string" calcext:value-type="string">
            <text:p>AM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10 -D <text:s/>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23205" calcext:value-type="float">
            <text:p>323205</text:p>
          </table:table-cell>
          <table:table-cell office:value-type="float" office:value="1170237" calcext:value-type="float">
            <text:p>117023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IJUAN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80, S.A.</text:p>
          </table:table-cell>
          <table:table-cell office:value-type="string" calcext:value-type="string">
            <text:p>XESPN</text:p>
          </table:table-cell>
          <table:table-cell office:value-type="string" calcext:value-type="string">
            <text:p>AM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5 -D <text:s/>0.2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23205" calcext:value-type="float">
            <text:p>323205</text:p>
          </table:table-cell>
          <table:table-cell office:value-type="float" office:value="1170237" calcext:value-type="float">
            <text:p>117023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IJUAN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RYS, S.A. DE C.V.</text:p>
          </table:table-cell>
          <table:table-cell office:value-type="string" calcext:value-type="string">
            <text:p>XESURF</text:p>
          </table:table-cell>
          <table:table-cell office:value-type="string" calcext:value-type="string">
            <text:p>AM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0.1 -D <text:s/>0.1 -N</text:p>
          </table:table-cell>
          <table:table-cell office:value-type="string" calcext:value-type="string">
            <text:p>13/05/06</text:p>
          </table:table-cell>
          <table:table-cell office:value-type="string" calcext:value-type="string">
            <text:p>12/05/18</text:p>
          </table:table-cell>
          <table:table-cell office:value-type="float" office:value="323205" calcext:value-type="float">
            <text:p>323205</text:p>
          </table:table-cell>
          <table:table-cell office:value-type="float" office:value="1170237" calcext:value-type="float">
            <text:p>117023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IJUAN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BAJA CALIFORNIA</text:p>
          </table:table-cell>
          <table:table-cell office:value-type="string" calcext:value-type="string">
            <text:p>XEUT</text:p>
          </table:table-cell>
          <table:table-cell office:value-type="string" calcext:value-type="string">
            <text:p>AM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10 -D 1 -N</text:p>
          </table:table-cell>
          <table:table-cell office:value-type="string" calcext:value-type="string">
            <text:p>09/10/10</text:p>
          </table:table-cell>
          <table:table-cell office:value-type="string" calcext:value-type="string">
            <text:p>08/10/22</text:p>
          </table:table-cell>
          <table:table-cell office:value-type="float" office:value="323205" calcext:value-type="float">
            <text:p>323205</text:p>
          </table:table-cell>
          <table:table-cell office:value-type="float" office:value="1170237" calcext:value-type="float">
            <text:p>117023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IJUAN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OPERADORA DE RADIO Y TELEVISIÓN, S.A.</text:p>
          </table:table-cell>
          <table:table-cell office:value-type="string" calcext:value-type="string">
            <text:p>XEXX</text:p>
          </table:table-cell>
          <table:table-cell office:value-type="string" calcext:value-type="string">
            <text:p>AM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10 -D <text:s/>2 -N</text:p>
          </table:table-cell>
          <table:table-cell office:value-type="string" calcext:value-type="string">
            <text:p>12/10/10</text:p>
          </table:table-cell>
          <table:table-cell office:value-type="string" calcext:value-type="string">
            <text:p>11/10/20</text:p>
          </table:table-cell>
          <table:table-cell office:value-type="float" office:value="323205" calcext:value-type="float">
            <text:p>323205</text:p>
          </table:table-cell>
          <table:table-cell office:value-type="float" office:value="1170237" calcext:value-type="float">
            <text:p>117023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AHÍA ASUNCIÓN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BERTHA JOSEFA CESARIA COTA AGUILAR</text:p>
          </table:table-cell>
          <table:table-cell office:value-type="string" calcext:value-type="string">
            <text:p>XEBAC</text:p>
          </table:table-cell>
          <table:table-cell office:value-type="string" calcext:value-type="string">
            <text:p>A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 -D <text:s/>N.A. -N</text:p>
          </table:table-cell>
          <table:table-cell office:value-type="string" calcext:value-type="string">
            <text:p>08/05/05</text:p>
          </table:table-cell>
          <table:table-cell office:value-type="string" calcext:value-type="string">
            <text:p>07/05/17</text:p>
          </table:table-cell>
          <table:table-cell office:value-type="float" office:value="270825" calcext:value-type="float">
            <text:p>270825</text:p>
          </table:table-cell>
          <table:table-cell office:value-type="float" office:value="1141745" calcext:value-type="float">
            <text:p>114174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 PAZ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BAJA CALIFORNIA SUR</text:p>
          </table:table-cell>
          <table:table-cell office:value-type="string" calcext:value-type="string">
            <text:p>XEBCS</text:p>
          </table:table-cell>
          <table:table-cell office:value-type="string" calcext:value-type="string">
            <text:p>AM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10 -D <text:s/>N.A. -N</text:p>
          </table:table-cell>
          <table:table-cell office:value-type="string" calcext:value-type="string">
            <text:p>01/12/83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240832" calcext:value-type="float">
            <text:p>240832</text:p>
          </table:table-cell>
          <table:table-cell office:value-type="float" office:value="1101839" calcext:value-type="float">
            <text:p>110183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A PAZ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ÚL ARECHIGA ESPINOZA</text:p>
          </table:table-cell>
          <table:table-cell office:value-type="string" calcext:value-type="string">
            <text:p>XEHZ</text:p>
          </table:table-cell>
          <table:table-cell office:value-type="string" calcext:value-type="string">
            <text:p>AM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1 -D <text:s/>0.2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40832" calcext:value-type="float">
            <text:p>240832</text:p>
          </table:table-cell>
          <table:table-cell office:value-type="float" office:value="1101839" calcext:value-type="float">
            <text:p>110183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A PAZ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ORMULA RADIOFÓNICA, S.A. DE C.V.</text:p>
          </table:table-cell>
          <table:table-cell office:value-type="string" calcext:value-type="string">
            <text:p>XENT</text:p>
          </table:table-cell>
          <table:table-cell office:value-type="string" calcext:value-type="string">
            <text:p>AM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10 -D <text:s/>0.7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40832" calcext:value-type="float">
            <text:p>240832</text:p>
          </table:table-cell>
          <table:table-cell office:value-type="float" office:value="1101839" calcext:value-type="float">
            <text:p>110183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A PAZ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UNIVERSIDAD AUTÓNOMA DE BAJA CALIFORNIA SUR</text:p>
          </table:table-cell>
          <table:table-cell office:value-type="string" calcext:value-type="string">
            <text:p>XEUBS</text:p>
          </table:table-cell>
          <table:table-cell office:value-type="string" calcext:value-type="string">
            <text:p>AM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10 -D <text:s/>N.A. -N</text:p>
          </table:table-cell>
          <table:table-cell office:value-type="string" calcext:value-type="string">
            <text:p>11/02/84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240832" calcext:value-type="float">
            <text:p>240832</text:p>
          </table:table-cell>
          <table:table-cell office:value-type="float" office:value="1101839" calcext:value-type="float">
            <text:p>110183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ORETO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OBERTO LORETO COTA ARAIZA</text:p>
          </table:table-cell>
          <table:table-cell office:value-type="string" calcext:value-type="string">
            <text:p>XELBC</text:p>
          </table:table-cell>
          <table:table-cell office:value-type="string" calcext:value-type="string">
            <text:p>AM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10 -D <text:s/>N.A. -N</text:p>
          </table:table-cell>
          <table:table-cell office:value-type="string" calcext:value-type="string">
            <text:p>08/05/05</text:p>
          </table:table-cell>
          <table:table-cell office:value-type="string" calcext:value-type="string">
            <text:p>07/05/17</text:p>
          </table:table-cell>
          <table:table-cell office:value-type="float" office:value="260046" calcext:value-type="float">
            <text:p>260046</text:p>
          </table:table-cell>
          <table:table-cell office:value-type="float" office:value="1112036" calcext:value-type="float">
            <text:p>11120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UNTA ABREOJOS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DAVID MEZA CARLÓN</text:p>
          </table:table-cell>
          <table:table-cell office:value-type="string" calcext:value-type="string">
            <text:p>XEPAS</text:p>
          </table:table-cell>
          <table:table-cell office:value-type="string" calcext:value-type="string">
            <text:p>A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 -D <text:s/>N.A. -N</text:p>
          </table:table-cell>
          <table:table-cell office:value-type="string" calcext:value-type="string">
            <text:p>27/02/06</text:p>
          </table:table-cell>
          <table:table-cell office:value-type="string" calcext:value-type="string">
            <text:p>26/02/18</text:p>
          </table:table-cell>
          <table:table-cell office:value-type="float" office:value="264252" calcext:value-type="float">
            <text:p>264252</text:p>
          </table:table-cell>
          <table:table-cell office:value-type="float" office:value="1133426" calcext:value-type="float">
            <text:p>11334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N JOSÉ DEL CABO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ÚL ANTONIO ARECHIGA ESPINOZA</text:p>
          </table:table-cell>
          <table:table-cell office:value-type="string" calcext:value-type="string">
            <text:p>XESJC</text:p>
          </table:table-cell>
          <table:table-cell office:value-type="string" calcext:value-type="string">
            <text:p>AM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2.5 -D <text:s/>0.25 -N</text:p>
          </table:table-cell>
          <table:table-cell office:value-type="string" calcext:value-type="string">
            <text:p>08/05/05</text:p>
          </table:table-cell>
          <table:table-cell office:value-type="string" calcext:value-type="string">
            <text:p>07/05/17</text:p>
          </table:table-cell>
          <table:table-cell office:value-type="float" office:value="230341" calcext:value-type="float">
            <text:p>230341</text:p>
          </table:table-cell>
          <table:table-cell office:value-type="float" office:value="1094229" calcext:value-type="float">
            <text:p>1094229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SANTA ROSALÍA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NTONIO RIGOBERTO ESPINOZA PEDRÍN</text:p>
          </table:table-cell>
          <table:table-cell office:value-type="string" calcext:value-type="string">
            <text:p>XERLA</text:p>
          </table:table-cell>
          <table:table-cell office:value-type="string" calcext:value-type="string">
            <text:p>AM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10 -D <text:s/>1 -N</text:p>
          </table:table-cell>
          <table:table-cell office:value-type="string" calcext:value-type="string">
            <text:p>26/02/06</text:p>
          </table:table-cell>
          <table:table-cell office:value-type="string" calcext:value-type="string">
            <text:p>25/02/18</text:p>
          </table:table-cell>
          <table:table-cell office:value-type="float" office:value="272020" calcext:value-type="float">
            <text:p>272020</text:p>
          </table:table-cell>
          <table:table-cell office:value-type="float" office:value="1121601" calcext:value-type="float">
            <text:p>112160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BECAL</text:p>
          </table:table-cell>
          <table:table-cell office:value-type="string" calcext:value-type="string">
            <text:p>CAMP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ADENA CULTURAL BECALEÑA, A.C.</text:p>
          </table:table-cell>
          <table:table-cell office:value-type="string" calcext:value-type="string">
            <text:p>XEBAL</text:p>
          </table:table-cell>
          <table:table-cell office:value-type="string" calcext:value-type="string">
            <text:p>AM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2.5 -D <text:s/>0.5 -N</text:p>
          </table:table-cell>
          <table:table-cell office:value-type="string" calcext:value-type="string">
            <text:p>30/06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83045" calcext:value-type="float">
            <text:p>183045</text:p>
          </table:table-cell>
          <table:table-cell office:value-type="float" office:value="892748" calcext:value-type="float">
            <text:p>89274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oordenadas</text:p>
          </table:table-cell>
        </table:table-row>
        <table:table-row table:style-name="ro1">
          <table:table-cell office:value-type="string" calcext:value-type="string">
            <text:p>CD. DEL CARMEN</text:p>
          </table:table-cell>
          <table:table-cell office:value-type="string" calcext:value-type="string">
            <text:p>CAMP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RACELY DEL CARMEN ESCALANTE JASSO</text:p>
          </table:table-cell>
          <table:table-cell office:value-type="string" calcext:value-type="string">
            <text:p>XEBCC</text:p>
          </table:table-cell>
          <table:table-cell office:value-type="string" calcext:value-type="string">
            <text:p>AM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1 -D <text:s/>0.25 -N</text:p>
          </table:table-cell>
          <table:table-cell office:value-type="string" calcext:value-type="string">
            <text:p>12/07/10</text:p>
          </table:table-cell>
          <table:table-cell office:value-type="string" calcext:value-type="string">
            <text:p>11/07/20</text:p>
          </table:table-cell>
          <table:table-cell office:value-type="float" office:value="183818" calcext:value-type="float">
            <text:p>183818</text:p>
          </table:table-cell>
          <table:table-cell office:value-type="float" office:value="915007" calcext:value-type="float">
            <text:p>915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D. DEL CARMEN</text:p>
          </table:table-cell>
          <table:table-cell office:value-type="string" calcext:value-type="string">
            <text:p>CAMP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CARMEN, S. DE R.L.</text:p>
          </table:table-cell>
          <table:table-cell office:value-type="string" calcext:value-type="string">
            <text:p>XEIT</text:p>
          </table:table-cell>
          <table:table-cell office:value-type="string" calcext:value-type="string">
            <text:p>AM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1 -D <text:s/>0.2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83818" calcext:value-type="float">
            <text:p>183818</text:p>
          </table:table-cell>
          <table:table-cell office:value-type="float" office:value="915007" calcext:value-type="float">
            <text:p>915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D. DEL CARMEN</text:p>
          </table:table-cell>
          <table:table-cell office:value-type="string" calcext:value-type="string">
            <text:p>CAMP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MAB-AM, S.A. DE C.V.</text:p>
          </table:table-cell>
          <table:table-cell office:value-type="string" calcext:value-type="string">
            <text:p>XEMAB</text:p>
          </table:table-cell>
          <table:table-cell office:value-type="string" calcext:value-type="string">
            <text:p>AM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3 -D <text:s/>0.9-N</text:p>
          </table:table-cell>
          <table:table-cell office:value-type="string" calcext:value-type="string">
            <text:p>02/03/03</text:p>
          </table:table-cell>
          <table:table-cell office:value-type="string" calcext:value-type="string">
            <text:p>01/03/15</text:p>
          </table:table-cell>
          <table:table-cell office:value-type="float" office:value="183818" calcext:value-type="float">
            <text:p>183818</text:p>
          </table:table-cell>
          <table:table-cell office:value-type="float" office:value="915007" calcext:value-type="float">
            <text:p>915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AN ANTONIO</text:p>
          </table:table-cell>
          <table:table-cell office:value-type="string" calcext:value-type="string">
            <text:p>CAMP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EXPUJ</text:p>
          </table:table-cell>
          <table:table-cell office:value-type="string" calcext:value-type="string">
            <text:p>AM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5 -D <text:s/>N.A. -N</text:p>
          </table:table-cell>
          <table:table-cell office:value-type="string" calcext:value-type="string">
            <text:p>06/09/01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01951" calcext:value-type="float">
            <text:p>201951</text:p>
          </table:table-cell>
          <table:table-cell office:value-type="float" office:value="900359" calcext:value-type="float">
            <text:p>90035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AN FRANCISCO DE CAMPECHE</text:p>
          </table:table-cell>
          <table:table-cell office:value-type="string" calcext:value-type="string">
            <text:p>CAMP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CAMPECHE, S.A. DE C.V.</text:p>
          </table:table-cell>
          <table:table-cell office:value-type="string" calcext:value-type="string">
            <text:p>XECAM</text:p>
          </table:table-cell>
          <table:table-cell office:value-type="string" calcext:value-type="string">
            <text:p>AM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2.5 -D <text:s/>0.3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5045" calcext:value-type="float">
            <text:p>195045</text:p>
          </table:table-cell>
          <table:table-cell office:value-type="float" office:value="903212" calcext:value-type="float">
            <text:p>9032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N FRANCISCO DE CAMPECHE</text:p>
          </table:table-cell>
          <table:table-cell office:value-type="string" calcext:value-type="string">
            <text:p>CAMP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CAMPECHE</text:p>
          </table:table-cell>
          <table:table-cell office:value-type="string" calcext:value-type="string">
            <text:p>XECUA</text:p>
          </table:table-cell>
          <table:table-cell office:value-type="string" calcext:value-type="string">
            <text:p>AM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1 -D <text:s/>0.25 -N</text:p>
          </table:table-cell>
          <table:table-cell office:value-type="string" calcext:value-type="string">
            <text:p>11/02/91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195045" calcext:value-type="float">
            <text:p>195045</text:p>
          </table:table-cell>
          <table:table-cell office:value-type="float" office:value="903212" calcext:value-type="float">
            <text:p>9032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ENABO</text:p>
          </table:table-cell>
          <table:table-cell office:value-type="string" calcext:value-type="string">
            <text:p>CAMP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AMPECHE</text:p>
          </table:table-cell>
          <table:table-cell office:value-type="string" calcext:value-type="string">
            <text:p>XETEB</text:p>
          </table:table-cell>
          <table:table-cell office:value-type="string" calcext:value-type="string">
            <text:p>AM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1 -D <text:s/>0.5 -N</text:p>
          </table:table-cell>
          <table:table-cell office:value-type="string" calcext:value-type="string">
            <text:p>14/04/04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00223" calcext:value-type="float">
            <text:p>200223</text:p>
          </table:table-cell>
          <table:table-cell office:value-type="float" office:value="901331" calcext:value-type="float">
            <text:p>90133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RTEAG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DMINISTRADORA ARCÁNGEL, S.A. DE C.V.</text:p>
          </table:table-cell>
          <table:table-cell office:value-type="string" calcext:value-type="string">
            <text:p>XEDE</text:p>
          </table:table-cell>
          <table:table-cell office:value-type="string" calcext:value-type="string">
            <text:p>AM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8 -D <text:s/>0.2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2643" calcext:value-type="float">
            <text:p>252643</text:p>
          </table:table-cell>
          <table:table-cell office:value-type="float" office:value="1005048" calcext:value-type="float">
            <text:p>1005048</text:p>
          </table:table-cell>
          <table:table-cell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string" calcext:value-type="string">
            <text:p>CD. ACUÑ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NOVA TELERADIO, S.A. DE C.V.</text:p>
          </table:table-cell>
          <table:table-cell office:value-type="string" calcext:value-type="string">
            <text:p>XEDH</text:p>
          </table:table-cell>
          <table:table-cell office:value-type="string" calcext:value-type="string">
            <text:p>AM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1 -D <text:s/>0.1 -N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91927" calcext:value-type="float">
            <text:p>291927</text:p>
          </table:table-cell>
          <table:table-cell office:value-type="float" office:value="1005554" calcext:value-type="float">
            <text:p>1005554</text:p>
          </table:table-cell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string" calcext:value-type="string">
            <text:p>CD. ACUÑ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INSTITUTO MEXICANO DE LA RADIO</text:p>
          </table:table-cell>
          <table:table-cell office:value-type="string" calcext:value-type="string">
            <text:p>XERF</text:p>
          </table:table-cell>
          <table:table-cell office:value-type="string" calcext:value-type="string">
            <text:p>AM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100 -D 100 -N</text:p>
          </table:table-cell>
          <table:table-cell office:value-type="string" calcext:value-type="string">
            <text:p>27/11/87</text:p>
          </table:table-cell>
          <table:table-cell office:value-type="string" calcext:value-type="string">
            <text:p>26/11/17</text:p>
          </table:table-cell>
          <table:table-cell office:value-type="float" office:value="291927" calcext:value-type="float">
            <text:p>291927</text:p>
          </table:table-cell>
          <table:table-cell office:value-type="float" office:value="1005554" calcext:value-type="float">
            <text:p>1005554</text:p>
          </table:table-cell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string" calcext:value-type="string">
            <text:p>CD. FRONTER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ESTELAR <text:s/>920, S.A. DE C.V.</text:p>
          </table:table-cell>
          <table:table-cell office:value-type="string" calcext:value-type="string">
            <text:p>XEGIK</text:p>
          </table:table-cell>
          <table:table-cell office:value-type="string" calcext:value-type="string">
            <text:p>AM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1.4 -D <text:s/>0.25 -N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54143" calcext:value-type="float">
            <text:p>254143</text:p>
          </table:table-cell>
          <table:table-cell office:value-type="float" office:value="1025634" calcext:value-type="float">
            <text:p>1025634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 office:value-type="string" calcext:value-type="string">
            <text:p>MONCLOV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PATRONATO CULTURAL MONCLOVA, A.C.</text:p>
          </table:table-cell>
          <table:table-cell office:value-type="string" calcext:value-type="string">
            <text:p>XEPU</text:p>
          </table:table-cell>
          <table:table-cell office:value-type="string" calcext:value-type="string">
            <text:p>AM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0.25 -D <text:s/>N.A. -N</text:p>
          </table:table-cell>
          <table:table-cell office:value-type="string" calcext:value-type="string">
            <text:p>16/08/82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265403" calcext:value-type="float">
            <text:p>265403</text:p>
          </table:table-cell>
          <table:table-cell office:value-type="float" office:value="1012500" calcext:value-type="float">
            <text:p>1012500</text:p>
          </table:table-cell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string" calcext:value-type="string">
            <text:p>MONCLOV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XEMF, S.A. DE C.V.</text:p>
          </table:table-cell>
          <table:table-cell office:value-type="string" calcext:value-type="string">
            <text:p>XEWGR</text:p>
          </table:table-cell>
          <table:table-cell office:value-type="string" calcext:value-type="string">
            <text:p>A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10 -D <text:s/>0.25 -N</text:p>
          </table:table-cell>
          <table:table-cell office:value-type="string" calcext:value-type="string">
            <text:p>20/08/07</text:p>
          </table:table-cell>
          <table:table-cell office:value-type="string" calcext:value-type="string">
            <text:p>19/08/19</text:p>
          </table:table-cell>
          <table:table-cell office:value-type="float" office:value="265403" calcext:value-type="float">
            <text:p>265403</text:p>
          </table:table-cell>
          <table:table-cell office:value-type="float" office:value="1012500" calcext:value-type="float">
            <text:p>1012500</text:p>
          </table:table-cell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string" calcext:value-type="string">
            <text:p>SALTILLO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AGRARIA ANTONIO NARRO</text:p>
          </table:table-cell>
          <table:table-cell office:value-type="string" calcext:value-type="string">
            <text:p>XESAL</text:p>
          </table:table-cell>
          <table:table-cell office:value-type="string" calcext:value-type="string">
            <text:p>AM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4.5 -D <text:s/>N.A</text:p>
          </table:table-cell>
          <table:table-cell office:value-type="string" calcext:value-type="string">
            <text:p>16/06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52600" calcext:value-type="float">
            <text:p>252600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string" calcext:value-type="string">
            <text:p>TORREÓN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VOLER, S.A. DE C.V.</text:p>
          </table:table-cell>
          <table:table-cell office:value-type="string" calcext:value-type="string">
            <text:p>XELZ</text:p>
          </table:table-cell>
          <table:table-cell office:value-type="string" calcext:value-type="string">
            <text:p>AM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1 -D <text:s/>0.25 -N</text:p>
          </table:table-cell>
          <table:table-cell office:value-type="string" calcext:value-type="string">
            <text:p>03/05/04</text:p>
          </table:table-cell>
          <table:table-cell office:value-type="string" calcext:value-type="string">
            <text:p>02/05/16</text:p>
          </table:table-cell>
          <table:table-cell office:value-type="float" office:value="253240" calcext:value-type="float">
            <text:p>253240</text:p>
          </table:table-cell>
          <table:table-cell office:value-type="float" office:value="1032630" calcext:value-type="float">
            <text:p>1032630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string" calcext:value-type="string">
            <text:p>TORREÓN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DENA REGIONAL RADIO FÓRMULA S.A. DE C.V.</text:p>
          </table:table-cell>
          <table:table-cell office:value-type="string" calcext:value-type="string">
            <text:p>XEQN</text:p>
          </table:table-cell>
          <table:table-cell office:value-type="string" calcext:value-type="string">
            <text:p>AM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10 -D 1 -N</text:p>
          </table:table-cell>
          <table:table-cell office:value-type="string" calcext:value-type="string">
            <text:p>04/10/03</text:p>
          </table:table-cell>
          <table:table-cell office:value-type="string" calcext:value-type="string">
            <text:p>03/10/15</text:p>
          </table:table-cell>
          <table:table-cell office:value-type="float" office:value="253240" calcext:value-type="float">
            <text:p>253240</text:p>
          </table:table-cell>
          <table:table-cell office:value-type="float" office:value="1032630" calcext:value-type="float">
            <text:p>1032630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string" calcext:value-type="string">
            <text:p>COLIMA</text:p>
          </table:table-cell>
          <table:table-cell office:value-type="string" calcext:value-type="string">
            <text:p>CO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COLIMA, S.A.</text:p>
          </table:table-cell>
          <table:table-cell office:value-type="string" calcext:value-type="string">
            <text:p>XEUU</text:p>
          </table:table-cell>
          <table:table-cell office:value-type="string" calcext:value-type="string">
            <text:p>AM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1 -D <text:s/>0.13 -N</text:p>
          </table:table-cell>
          <table:table-cell office:value-type="string" calcext:value-type="string">
            <text:p>26/10/04</text:p>
          </table:table-cell>
          <table:table-cell office:value-type="string" calcext:value-type="string">
            <text:p>25/10/16</text:p>
          </table:table-cell>
          <table:table-cell office:value-type="float" office:value="191437" calcext:value-type="float">
            <text:p>191437</text:p>
          </table:table-cell>
          <table:table-cell office:value-type="float" office:value="1034351" calcext:value-type="float">
            <text:p>1034351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string" calcext:value-type="string">
            <text:p>MANZANILLO</text:p>
          </table:table-cell>
          <table:table-cell office:value-type="string" calcext:value-type="string">
            <text:p>CO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ILVIA EVANGELINA GODOY CÁRDENAS</text:p>
          </table:table-cell>
          <table:table-cell office:value-type="string" calcext:value-type="string">
            <text:p>XEAL</text:p>
          </table:table-cell>
          <table:table-cell office:value-type="string" calcext:value-type="string">
            <text:p>AM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5 -D <text:s/>0.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0308" calcext:value-type="float">
            <text:p>190308</text:p>
          </table:table-cell>
          <table:table-cell office:value-type="float" office:value="1041857" calcext:value-type="float">
            <text:p>104185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ECOMÁN</text:p>
          </table:table-cell>
          <table:table-cell office:value-type="string" calcext:value-type="string">
            <text:p>CO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TY-AM, S.A. DE C.V.</text:p>
          </table:table-cell>
          <table:table-cell office:value-type="string" calcext:value-type="string">
            <text:p>XETY</text:p>
          </table:table-cell>
          <table:table-cell office:value-type="string" calcext:value-type="string">
            <text:p>AM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10 -D <text:s/>2.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85432" calcext:value-type="float">
            <text:p>185432</text:p>
          </table:table-cell>
          <table:table-cell office:value-type="float" office:value="1035229" calcext:value-type="float">
            <text:p>103522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ITÁN DE DOMÍNGUEZ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INSTITUTO MEXICANO DE LA RADIO</text:p>
          </table:table-cell>
          <table:table-cell office:value-type="string" calcext:value-type="string">
            <text:p>XEMIT</text:p>
          </table:table-cell>
          <table:table-cell office:value-type="string" calcext:value-type="string">
            <text:p>AM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5 -D 1 -N</text:p>
          </table:table-cell>
          <table:table-cell office:value-type="string" calcext:value-type="string">
            <text:p>14/04/11</text:p>
          </table:table-cell>
          <table:table-cell office:value-type="string" calcext:value-type="string">
            <text:p>13/04/23</text:p>
          </table:table-cell>
          <table:table-cell office:value-type="float" office:value="161504" calcext:value-type="float">
            <text:p>161504</text:p>
          </table:table-cell>
          <table:table-cell office:value-type="float" office:value="920803" calcext:value-type="float">
            <text:p>920803</text:p>
          </table:table-cell>
          <table:table-cell office:value-type="float" office:value="1634" calcext:value-type="float">
            <text:p>1634</text:p>
          </table:table-cell>
          <table:table-cell/>
        </table:table-row>
        <table:table-row table:style-name="ro1">
          <table:table-cell office:value-type="string" calcext:value-type="string">
            <text:p>COPAINALA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ECOPA</text:p>
          </table:table-cell>
          <table:table-cell office:value-type="string" calcext:value-type="string">
            <text:p>AM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5 -D <text:s/>N.A. -N</text:p>
          </table:table-cell>
          <table:table-cell office:value-type="string" calcext:value-type="string">
            <text:p>04/11/01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70537" calcext:value-type="float">
            <text:p>170537</text:p>
          </table:table-cell>
          <table:table-cell office:value-type="float" office:value="931238" calcext:value-type="float">
            <text:p>931238</text:p>
          </table:table-cell>
          <table:table-cell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string" calcext:value-type="string">
            <text:p>EL SACRIFICIO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MIL DE CHIAPAS, S.A. DE C.V.</text:p>
          </table:table-cell>
          <table:table-cell office:value-type="string" calcext:value-type="string">
            <text:p>XETAC</text:p>
          </table:table-cell>
          <table:table-cell office:value-type="string" calcext:value-type="string">
            <text:p>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0 -D 1 -N</text:p>
          </table:table-cell>
          <table:table-cell office:value-type="string" calcext:value-type="string">
            <text:p>12/09/10</text:p>
          </table:table-cell>
          <table:table-cell office:value-type="string" calcext:value-type="string">
            <text:p>11/09/20</text:p>
          </table:table-cell>
          <table:table-cell office:value-type="float" office:value="174228" calcext:value-type="float">
            <text:p>174228</text:p>
          </table:table-cell>
          <table:table-cell office:value-type="float" office:value="920608" calcext:value-type="float">
            <text:p>920608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AS MARGARITAS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EVFS</text:p>
          </table:table-cell>
          <table:table-cell office:value-type="string" calcext:value-type="string">
            <text:p>AM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10 -D <text:s/>N.A. </text:p>
          </table:table-cell>
          <table:table-cell office:value-type="string" calcext:value-type="string">
            <text:p>07/02/84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163457" calcext:value-type="float">
            <text:p>163457</text:p>
          </table:table-cell>
          <table:table-cell office:value-type="float" office:value="925228" calcext:value-type="float">
            <text:p>925228</text:p>
          </table:table-cell>
          <table:table-cell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string" calcext:value-type="string">
            <text:p>OCOSINGO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HIAPAS</text:p>
          </table:table-cell>
          <table:table-cell office:value-type="string" calcext:value-type="string">
            <text:p>XEOCH</text:p>
          </table:table-cell>
          <table:table-cell office:value-type="string" calcext:value-type="string">
            <text:p>AM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0 -D <text:s/>0.5 -N</text:p>
          </table:table-cell>
          <table:table-cell office:value-type="string" calcext:value-type="string">
            <text:p>19/10/99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165426" calcext:value-type="float">
            <text:p>165426</text:p>
          </table:table-cell>
          <table:table-cell office:value-type="float" office:value="920546" calcext:value-type="float">
            <text:p>920546</text:p>
          </table:table-cell>
          <table:table-cell office:value-type="float" office:value="888" calcext:value-type="float">
            <text:p>888</text:p>
          </table:table-cell>
          <table:table-cell/>
        </table:table-row>
        <table:table-row table:style-name="ro1">
          <table:table-cell office:value-type="string" calcext:value-type="string">
            <text:p>PALENQUE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HIAPAS</text:p>
          </table:table-cell>
          <table:table-cell office:value-type="string" calcext:value-type="string">
            <text:p>XEPLE</text:p>
          </table:table-cell>
          <table:table-cell office:value-type="string" calcext:value-type="string">
            <text:p>AM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5 -D <text:s/>0.5 -N</text:p>
          </table:table-cell>
          <table:table-cell office:value-type="string" calcext:value-type="string">
            <text:p>19/10/99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173033" calcext:value-type="float">
            <text:p>173033</text:p>
          </table:table-cell>
          <table:table-cell office:value-type="float" office:value="915856" calcext:value-type="float">
            <text:p>91585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SAN CRISTÓBAL DE LAS CASAS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HIAPAS</text:p>
          </table:table-cell>
          <table:table-cell office:value-type="string" calcext:value-type="string">
            <text:p>XERA</text:p>
          </table:table-cell>
          <table:table-cell office:value-type="string" calcext:value-type="string">
            <text:p>AM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5 -D <text:s/>0.5 -N</text:p>
          </table:table-cell>
          <table:table-cell office:value-type="string" calcext:value-type="string">
            <text:p>19/10/99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164412" calcext:value-type="float">
            <text:p>164412</text:p>
          </table:table-cell>
          <table:table-cell office:value-type="float" office:value="923818" calcext:value-type="float">
            <text:p>923818</text:p>
          </table:table-cell>
          <table:table-cell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string" calcext:value-type="string">
            <text:p>TECPATAN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HIAPAS</text:p>
          </table:table-cell>
          <table:table-cell office:value-type="string" calcext:value-type="string">
            <text:p>XETEC</text:p>
          </table:table-cell>
          <table:table-cell office:value-type="string" calcext:value-type="string">
            <text:p>AM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1 -D <text:s/>0.5 -N</text:p>
          </table:table-cell>
          <table:table-cell office:value-type="string" calcext:value-type="string">
            <text:p>26/04/99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170810" calcext:value-type="float">
            <text:p>170810</text:p>
          </table:table-cell>
          <table:table-cell office:value-type="float" office:value="931840" calcext:value-type="float">
            <text:p>931840</text:p>
          </table:table-cell>
          <table:table-cell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string" calcext:value-type="string">
            <text:p>TUXTLA GUTIERREZ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TG, LA GRANDE DEL SURESTE, S.A. DE C.V.</text:p>
          </table:table-cell>
          <table:table-cell office:value-type="string" calcext:value-type="string">
            <text:p>XETG</text:p>
          </table:table-cell>
          <table:table-cell office:value-type="string" calcext:value-type="string">
            <text:p>AM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20 -D 1 -N</text:p>
          </table:table-cell>
          <table:table-cell office:value-type="string" calcext:value-type="string">
            <text:p>06/03/03</text:p>
          </table:table-cell>
          <table:table-cell office:value-type="string" calcext:value-type="string">
            <text:p>05/03/15</text:p>
          </table:table-cell>
          <table:table-cell office:value-type="float" office:value="164511" calcext:value-type="float">
            <text:p>164511</text:p>
          </table:table-cell>
          <table:table-cell office:value-type="float" office:value="930656" calcext:value-type="float">
            <text:p>930656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CD. CUAUHTÉMOC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LISA SALINAS ENRÍQUEZ, CESAR ANÍBAL MORENO SALINAS, FRANCO ULISES MORENO SALINAS Y BETZABE MORENO SALINAS</text:p>
          </table:table-cell>
          <table:table-cell office:value-type="string" calcext:value-type="string">
            <text:p>XEPL</text:p>
          </table:table-cell>
          <table:table-cell office:value-type="string" calcext:value-type="string">
            <text:p>AM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 -D <text:s/>0.15 -N</text:p>
          </table:table-cell>
          <table:table-cell office:value-type="string" calcext:value-type="string">
            <text:p>24/07/05</text:p>
          </table:table-cell>
          <table:table-cell office:value-type="string" calcext:value-type="string">
            <text:p>23/07/17</text:p>
          </table:table-cell>
          <table:table-cell office:value-type="float" office:value="282418" calcext:value-type="float">
            <text:p>282418</text:p>
          </table:table-cell>
          <table:table-cell office:value-type="float" office:value="1065200" calcext:value-type="float">
            <text:p>1065200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Coordenadas</text:p>
          </table:table-cell>
        </table:table-row>
        <table:table-row table:style-name="ro1">
          <table:table-cell office:value-type="string" calcext:value-type="string">
            <text:p>CD. JUÁREZ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JUARENSE, S.A. DE C.V.</text:p>
          </table:table-cell>
          <table:table-cell office:value-type="string" calcext:value-type="string">
            <text:p>XECJC</text:p>
          </table:table-cell>
          <table:table-cell office:value-type="string" calcext:value-type="string">
            <text:p>AM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1 -D <text:s/>0.8 -N</text:p>
          </table:table-cell>
          <table:table-cell office:value-type="string" calcext:value-type="string">
            <text:p>10/02/02</text:p>
          </table:table-cell>
          <table:table-cell office:value-type="string" calcext:value-type="string">
            <text:p>09/02/14</text:p>
          </table:table-cell>
          <table:table-cell office:value-type="float" office:value="314422" calcext:value-type="float">
            <text:p>314422</text:p>
          </table:table-cell>
          <table:table-cell office:value-type="float" office:value="1062913" calcext:value-type="float">
            <text:p>1062913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string" calcext:value-type="string">
            <text:p>CD. JUÁREZ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JOSÉ LUIS BOONE MENCHACA</text:p>
          </table:table-cell>
          <table:table-cell office:value-type="string" calcext:value-type="string">
            <text:p>XEF</text:p>
          </table:table-cell>
          <table:table-cell office:value-type="string" calcext:value-type="string">
            <text:p>AM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5 -D <text:s/>0.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14422" calcext:value-type="float">
            <text:p>314422</text:p>
          </table:table-cell>
          <table:table-cell office:value-type="float" office:value="1062913" calcext:value-type="float">
            <text:p>1062913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string" calcext:value-type="string">
            <text:p>CD. JUÁREZ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NSORCIO TELE RADIAL DEL NORTE, S.A. DE C.V.</text:p>
          </table:table-cell>
          <table:table-cell office:value-type="string" calcext:value-type="string">
            <text:p>XEFV</text:p>
          </table:table-cell>
          <table:table-cell office:value-type="string" calcext:value-type="string">
            <text:p>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 -D <text:s/>N.A. -N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314422" calcext:value-type="float">
            <text:p>314422</text:p>
          </table:table-cell>
          <table:table-cell office:value-type="float" office:value="1062913" calcext:value-type="float">
            <text:p>1062913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string" calcext:value-type="string">
            <text:p>CD. JUÁREZ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FÓNICA DEL NORTE, S.A.</text:p>
          </table:table-cell>
          <table:table-cell office:value-type="string" calcext:value-type="string">
            <text:p>XEJ</text:p>
          </table:table-cell>
          <table:table-cell office:value-type="string" calcext:value-type="string">
            <text:p>A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10 -D <text:s/>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14422" calcext:value-type="float">
            <text:p>314422</text:p>
          </table:table-cell>
          <table:table-cell office:value-type="float" office:value="1062913" calcext:value-type="float">
            <text:p>1062913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string" calcext:value-type="string">
            <text:p>CD. JUÁREZ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GRUPO IMPULSOR DE MEDIOS, S.A. DE C.V.</text:p>
          </table:table-cell>
          <table:table-cell office:value-type="string" calcext:value-type="string">
            <text:p>XEJCC</text:p>
          </table:table-cell>
          <table:table-cell office:value-type="string" calcext:value-type="string">
            <text:p>AM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10 -D <text:s/>N.A</text:p>
          </table:table-cell>
          <table:table-cell office:value-type="string" calcext:value-type="string">
            <text:p>27/11/04</text:p>
          </table:table-cell>
          <table:table-cell office:value-type="string" calcext:value-type="string">
            <text:p>26/11/16</text:p>
          </table:table-cell>
          <table:table-cell office:value-type="float" office:value="314422" calcext:value-type="float">
            <text:p>314422</text:p>
          </table:table-cell>
          <table:table-cell office:value-type="float" office:value="1062913" calcext:value-type="float">
            <text:p>1062913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string" calcext:value-type="string">
            <text:p>CD. JUÁREZ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VIDEO DE LA FRONTERA, S.A. DE C.V.</text:p>
          </table:table-cell>
          <table:table-cell office:value-type="string" calcext:value-type="string">
            <text:p>XEJPV</text:p>
          </table:table-cell>
          <table:table-cell office:value-type="string" calcext:value-type="string">
            <text:p>AM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1 -D <text:s/>N.A.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14422" calcext:value-type="float">
            <text:p>314422</text:p>
          </table:table-cell>
          <table:table-cell office:value-type="float" office:value="1062913" calcext:value-type="float">
            <text:p>1062913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string" calcext:value-type="string">
            <text:p>CD. JUÁREZ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TRIUNFOS, S.A. DE C.V.</text:p>
          </table:table-cell>
          <table:table-cell office:value-type="string" calcext:value-type="string">
            <text:p>XEJUA</text:p>
          </table:table-cell>
          <table:table-cell office:value-type="string" calcext:value-type="string">
            <text:p>AM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5 -D <text:s/>N.A. -N</text:p>
          </table:table-cell>
          <table:table-cell office:value-type="string" calcext:value-type="string">
            <text:p>22/06/07</text:p>
          </table:table-cell>
          <table:table-cell office:value-type="string" calcext:value-type="string">
            <text:p>21/06/19</text:p>
          </table:table-cell>
          <table:table-cell office:value-type="float" office:value="314422" calcext:value-type="float">
            <text:p>314422</text:p>
          </table:table-cell>
          <table:table-cell office:value-type="float" office:value="1062913" calcext:value-type="float">
            <text:p>1062913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string" calcext:value-type="string">
            <text:p>CD. JUÁREZ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ANTÁSTICO RADIO TRECE, S.A.</text:p>
          </table:table-cell>
          <table:table-cell office:value-type="string" calcext:value-type="string">
            <text:p>XEP</text:p>
          </table:table-cell>
          <table:table-cell office:value-type="string" calcext:value-type="string">
            <text:p>A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38 -D <text:s/>0.2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14422" calcext:value-type="float">
            <text:p>314422</text:p>
          </table:table-cell>
          <table:table-cell office:value-type="float" office:value="1062913" calcext:value-type="float">
            <text:p>1062913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string" calcext:value-type="string">
            <text:p>CD. JUÁREZ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RAMA DE JUÁREZ, S.A.</text:p>
          </table:table-cell>
          <table:table-cell office:value-type="string" calcext:value-type="string">
            <text:p>XEPZ</text:p>
          </table:table-cell>
          <table:table-cell office:value-type="string" calcext:value-type="string">
            <text:p>AM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5 -D <text:s/>0.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14422" calcext:value-type="float">
            <text:p>314422</text:p>
          </table:table-cell>
          <table:table-cell office:value-type="float" office:value="1062913" calcext:value-type="float">
            <text:p>1062913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string" calcext:value-type="string">
            <text:p>CD. JUÁREZ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MISIONES RADIOFÓNICAS, S.A. DE C.V.</text:p>
          </table:table-cell>
          <table:table-cell office:value-type="string" calcext:value-type="string">
            <text:p>XEROK</text:p>
          </table:table-cell>
          <table:table-cell office:value-type="string" calcext:value-type="string">
            <text:p>AM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50 -D <text:s/>50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14422" calcext:value-type="float">
            <text:p>314422</text:p>
          </table:table-cell>
          <table:table-cell office:value-type="float" office:value="1062913" calcext:value-type="float">
            <text:p>1062913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string" calcext:value-type="string">
            <text:p>CD. JUÁREZ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MISIONES RADIOFÓNICAS, S.A. DE C.V.</text:p>
          </table:table-cell>
          <table:table-cell office:value-type="string" calcext:value-type="string">
            <text:p>XEWG</text:p>
          </table:table-cell>
          <table:table-cell office:value-type="string" calcext:value-type="string">
            <text:p>AM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1 -D 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14422" calcext:value-type="float">
            <text:p>314422</text:p>
          </table:table-cell>
          <table:table-cell office:value-type="float" office:value="1062913" calcext:value-type="float">
            <text:p>1062913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string" calcext:value-type="string">
            <text:p>CD. JUÁREZ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RNACIONAL DE MÉXICO, S.A.</text:p>
          </table:table-cell>
          <table:table-cell office:value-type="string" calcext:value-type="string">
            <text:p>XEWR</text:p>
          </table:table-cell>
          <table:table-cell office:value-type="string" calcext:value-type="string">
            <text:p>AM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0.5 -D <text:s/>N.A. 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14422" calcext:value-type="float">
            <text:p>314422</text:p>
          </table:table-cell>
          <table:table-cell office:value-type="float" office:value="1062913" calcext:value-type="float">
            <text:p>1062913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string" calcext:value-type="string">
            <text:p>CD. JUÁREZ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ORMULA RADIOFÓNICA, S.A. DE C.V.</text:p>
          </table:table-cell>
          <table:table-cell office:value-type="string" calcext:value-type="string">
            <text:p>XEYC</text:p>
          </table:table-cell>
          <table:table-cell office:value-type="string" calcext:value-type="string">
            <text:p>AM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1 -D 1 -N</text:p>
          </table:table-cell>
          <table:table-cell office:value-type="string" calcext:value-type="string">
            <text:p>26/02/09</text:p>
          </table:table-cell>
          <table:table-cell office:value-type="string" calcext:value-type="string">
            <text:p>25/02/21</text:p>
          </table:table-cell>
          <table:table-cell office:value-type="float" office:value="314422" calcext:value-type="float">
            <text:p>314422</text:p>
          </table:table-cell>
          <table:table-cell office:value-type="float" office:value="1062913" calcext:value-type="float">
            <text:p>1062913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string" calcext:value-type="string">
            <text:p>CD. JUÁREZ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IRTSA SISTEMA DE RADIO Y TELEVISIÓN, S.A. DE C.V.</text:p>
          </table:table-cell>
          <table:table-cell office:value-type="string" calcext:value-type="string">
            <text:p>XEZOL</text:p>
          </table:table-cell>
          <table:table-cell office:value-type="string" calcext:value-type="string">
            <text:p>AM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1 -D <text:s/>0.5 -N</text:p>
          </table:table-cell>
          <table:table-cell office:value-type="string" calcext:value-type="string">
            <text:p>08/01/01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314422" calcext:value-type="float">
            <text:p>314422</text:p>
          </table:table-cell>
          <table:table-cell office:value-type="float" office:value="1062913" calcext:value-type="float">
            <text:p>1062913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string" calcext:value-type="string">
            <text:p>CD. MADER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CIUDAD MADERA, S.A.</text:p>
          </table:table-cell>
          <table:table-cell office:value-type="string" calcext:value-type="string">
            <text:p>XESW</text:p>
          </table:table-cell>
          <table:table-cell office:value-type="string" calcext:value-type="string">
            <text:p>A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5 -D <text:s/>N.A.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91124" calcext:value-type="float">
            <text:p>291124</text:p>
          </table:table-cell>
          <table:table-cell office:value-type="float" office:value="1080829" calcext:value-type="float">
            <text:p>1080829</text:p>
          </table:table-cell>
          <table:table-cell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IMPULSORA DE RADIO DE CHIHUAHUA, S.A.</text:p>
          </table:table-cell>
          <table:table-cell office:value-type="string" calcext:value-type="string">
            <text:p>XEFA</text:p>
          </table:table-cell>
          <table:table-cell office:value-type="string" calcext:value-type="string">
            <text:p>AM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1 -D <text:s/>0.5 -N</text:p>
          </table:table-cell>
          <table:table-cell office:value-type="string" calcext:value-type="string">
            <text:p>27/04/10</text:p>
          </table:table-cell>
          <table:table-cell office:value-type="string" calcext:value-type="string">
            <text:p>26/04/20</text:p>
          </table:table-cell>
          <table:table-cell office:value-type="float" office:value="283807" calcext:value-type="float">
            <text:p>283807</text:p>
          </table:table-cell>
          <table:table-cell office:value-type="float" office:value="1060520" calcext:value-type="float">
            <text:p>1060520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L VOCERO DEL NORTE, S.A.</text:p>
          </table:table-cell>
          <table:table-cell office:value-type="string" calcext:value-type="string">
            <text:p>XEFI</text:p>
          </table:table-cell>
          <table:table-cell office:value-type="string" calcext:value-type="string">
            <text:p>AM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5 -D <text:s/>0.7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83807" calcext:value-type="float">
            <text:p>283807</text:p>
          </table:table-cell>
          <table:table-cell office:value-type="float" office:value="1060520" calcext:value-type="float">
            <text:p>1060520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CHIHUAHUA</text:p>
          </table:table-cell>
          <table:table-cell office:value-type="string" calcext:value-type="string">
            <text:p>XERU</text:p>
          </table:table-cell>
          <table:table-cell office:value-type="string" calcext:value-type="string">
            <text:p>AM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1 -D <text:s/>0.25 -N</text:p>
          </table:table-cell>
          <table:table-cell office:value-type="string" calcext:value-type="string">
            <text:p>15/11/10</text:p>
          </table:table-cell>
          <table:table-cell office:value-type="string" calcext:value-type="string">
            <text:p>14/11/22</text:p>
          </table:table-cell>
          <table:table-cell office:value-type="float" office:value="283807" calcext:value-type="float">
            <text:p>283807</text:p>
          </table:table-cell>
          <table:table-cell office:value-type="float" office:value="1060520" calcext:value-type="float">
            <text:p>1060520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string" calcext:value-type="string">
            <text:p>GUACHOCHI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ETAR</text:p>
          </table:table-cell>
          <table:table-cell office:value-type="string" calcext:value-type="string">
            <text:p>AM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10 -D <text:s/>N.A</text:p>
          </table:table-cell>
          <table:table-cell office:value-type="string" calcext:value-type="string">
            <text:p>16/11/89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264910" calcext:value-type="float">
            <text:p>264910</text:p>
          </table:table-cell>
          <table:table-cell office:value-type="float" office:value="1070412" calcext:value-type="float">
            <text:p>1070412</text:p>
          </table:table-cell>
          <table:table-cell office:value-type="float" office:value="2398" calcext:value-type="float">
            <text:p>2398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DIFUSORAS DE CHIHUAHUA, S.A.</text:p>
          </table:table-cell>
          <table:table-cell office:value-type="string" calcext:value-type="string">
            <text:p>XEDI</text:p>
          </table:table-cell>
          <table:table-cell office:value-type="string" calcext:value-type="string">
            <text:p>AM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1 -D <text:s/>0.180 -N</text:p>
          </table:table-cell>
          <table:table-cell office:value-type="string" calcext:value-type="string">
            <text:p>28/07/13</text:p>
          </table:table-cell>
          <table:table-cell office:value-type="string" calcext:value-type="string">
            <text:p>27/07/25</text:p>
          </table:table-cell>
          <table:table-cell office:value-type="float" office:value="283807" calcext:value-type="float">
            <text:p>283807</text:p>
          </table:table-cell>
          <table:table-cell office:value-type="float" office:value="1060520" calcext:value-type="float">
            <text:p>1060520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string" calcext:value-type="string">
            <text:p>NUEVO CASAS GRANDES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CASAS GRANDES, S.A.</text:p>
          </table:table-cell>
          <table:table-cell office:value-type="string" calcext:value-type="string">
            <text:p>XETX</text:p>
          </table:table-cell>
          <table:table-cell office:value-type="string" calcext:value-type="string">
            <text:p>AM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.9 -D <text:s/>0.7 -N</text:p>
          </table:table-cell>
          <table:table-cell office:value-type="string" calcext:value-type="string">
            <text:p>24/11/08</text:p>
          </table:table-cell>
          <table:table-cell office:value-type="string" calcext:value-type="string">
            <text:p>23/11/18</text:p>
          </table:table-cell>
          <table:table-cell office:value-type="float" office:value="302448" calcext:value-type="float">
            <text:p>302448</text:p>
          </table:table-cell>
          <table:table-cell office:value-type="float" office:value="1075445" calcext:value-type="float">
            <text:p>1075445</text:p>
          </table:table-cell>
          <table:table-cell office:value-type="float" office:value="1457" calcext:value-type="float">
            <text:p>1457</text:p>
          </table:table-cell>
          <table:table-cell/>
        </table:table-row>
        <table:table-row table:style-name="ro1">
          <table:table-cell office:value-type="string" calcext:value-type="string">
            <text:p>RANCHO PRIMERO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RNOLDO RODRÍGUEZ ZERMEÑO</text:p>
          </table:table-cell>
          <table:table-cell office:value-type="string" calcext:value-type="string">
            <text:p>XEHB</text:p>
          </table:table-cell>
          <table:table-cell office:value-type="string" calcext:value-type="string">
            <text:p>AM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50 -D <text:s/>1 -N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65542" calcext:value-type="float">
            <text:p>265542</text:p>
          </table:table-cell>
          <table:table-cell office:value-type="float" office:value="1054517" calcext:value-type="float">
            <text:p>1054517</text:p>
          </table:table-cell>
          <table:table-cell office:value-type="float" office:value="1817" calcext:value-type="float">
            <text:p>1817</text:p>
          </table:table-cell>
          <table:table-cell/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A B GRANDE, S.A.</text:p>
          </table:table-cell>
          <table:table-cell office:value-type="string" calcext:value-type="string">
            <text:p>XEAI</text:p>
          </table:table-cell>
          <table:table-cell office:value-type="string" calcext:value-type="string">
            <text:p>AM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50 -D <text:s/>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INSTITUTO MEXICANO DE LA RADIO</text:p>
          </table:table-cell>
          <table:table-cell office:value-type="string" calcext:value-type="string">
            <text:p>XEB</text:p>
          </table:table-cell>
          <table:table-cell office:value-type="string" calcext:value-type="string">
            <text:p>AM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100 -D <text:s text:c="5"/>100 -N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HISPANO MEXICANO, S.A. DE C.V.</text:p>
          </table:table-cell>
          <table:table-cell office:value-type="string" calcext:value-type="string">
            <text:p>XEBS</text:p>
          </table:table-cell>
          <table:table-cell office:value-type="string" calcext:value-type="string">
            <text:p>AM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25 -D <text:s/>10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PUBLICIDAD COMERCIAL DE MÉXICO, S.A. DE C.V.</text:p>
          </table:table-cell>
          <table:table-cell office:value-type="string" calcext:value-type="string">
            <text:p>XECO</text:p>
          </table:table-cell>
          <table:table-cell office:value-type="string" calcext:value-type="string">
            <text:p>AM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50 -D <text:s/>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RLOS DE JESÚS QUIÑONES ARMENDÁRIZ</text:p>
          </table:table-cell>
          <table:table-cell office:value-type="string" calcext:value-type="string">
            <text:p>XEDA</text:p>
          </table:table-cell>
          <table:table-cell office:value-type="string" calcext:value-type="string">
            <text:p>AM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10 -D <text:s/>1 -N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ORO, S.A.</text:p>
          </table:table-cell>
          <table:table-cell office:value-type="string" calcext:value-type="string">
            <text:p>XEDF</text:p>
          </table:table-cell>
          <table:table-cell office:value-type="string" calcext:value-type="string">
            <text:p>A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50 -D <text:s/>N.A. 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INSTITUTO MEXICANO DE LA RADIO</text:p>
          </table:table-cell>
          <table:table-cell office:value-type="string" calcext:value-type="string">
            <text:p>XEDTL</text:p>
          </table:table-cell>
          <table:table-cell office:value-type="string" calcext:value-type="string">
            <text:p>AM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50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SECRETARIA DE EDUCACIÓN PUBLICA</text:p>
          </table:table-cell>
          <table:table-cell office:value-type="string" calcext:value-type="string">
            <text:p>XEEP</text:p>
          </table:table-cell>
          <table:table-cell office:value-type="string" calcext:value-type="string">
            <text:p>AM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100 -D <text:s/>20 -N</text:p>
          </table:table-cell>
          <table:table-cell office:value-type="string" calcext:value-type="string">
            <text:p>24/04/71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EST, S.A. DE C.V.</text:p>
          </table:table-cell>
          <table:table-cell office:value-type="string" calcext:value-type="string">
            <text:p>XEEST</text:p>
          </table:table-cell>
          <table:table-cell office:value-type="string" calcext:value-type="string">
            <text:p>AM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25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EFR</text:p>
          </table:table-cell>
          <table:table-cell office:value-type="string" calcext:value-type="string">
            <text:p>AM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10 -D <text:s/>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S CAPITAL, <text:s/>S.A. DE C.V.</text:p>
          </table:table-cell>
          <table:table-cell office:value-type="string" calcext:value-type="string">
            <text:p>XEITE</text:p>
          </table:table-cell>
          <table:table-cell office:value-type="string" calcext:value-type="string">
            <text:p>AM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25 -D <text:s/>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MISORA 1150, S.A. DE C.V.</text:p>
          </table:table-cell>
          <table:table-cell office:value-type="string" calcext:value-type="string">
            <text:p>XEJP</text:p>
          </table:table-cell>
          <table:table-cell office:value-type="string" calcext:value-type="string">
            <text:p>AM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50 -D <text:s/>10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INSTITUTO MEXICANO DE LA RADIO</text:p>
          </table:table-cell>
          <table:table-cell office:value-type="string" calcext:value-type="string">
            <text:p>XEMP</text:p>
          </table:table-cell>
          <table:table-cell office:value-type="string" calcext:value-type="string">
            <text:p>AM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10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SISTEMA MEXICANO, S.A.</text:p>
          </table:table-cell>
          <table:table-cell office:value-type="string" calcext:value-type="string">
            <text:p>XEN</text:p>
          </table:table-cell>
          <table:table-cell office:value-type="string" calcext:value-type="string">
            <text:p>AM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100 -D <text:s/>5 -N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MISORA 1320, S.A. DE C.V.</text:p>
          </table:table-cell>
          <table:table-cell office:value-type="string" calcext:value-type="string">
            <text:p>XENET</text:p>
          </table:table-cell>
          <table:table-cell office:value-type="string" calcext:value-type="string">
            <text:p>AM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20 -D <text:s/>20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STÉREO SISTEMA, S.A.</text:p>
          </table:table-cell>
          <table:table-cell office:value-type="string" calcext:value-type="string">
            <text:p>XEOC</text:p>
          </table:table-cell>
          <table:table-cell office:value-type="string" calcext:value-type="string">
            <text:p>AM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1.5 -D <text:s/>0.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OMENTO DE RADIO, S.A. DE C.V.</text:p>
          </table:table-cell>
          <table:table-cell office:value-type="string" calcext:value-type="string">
            <text:p>XEOY</text:p>
          </table:table-cell>
          <table:table-cell office:value-type="string" calcext:value-type="string">
            <text:p>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50 -D <text:s/>20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MPAÑÍA MEXICANA DE RADIODIFUSIÓN, S.A. DE C.V.</text:p>
          </table:table-cell>
          <table:table-cell office:value-type="string" calcext:value-type="string">
            <text:p>XEPH</text:p>
          </table:table-cell>
          <table:table-cell office:value-type="string" calcext:value-type="string">
            <text:p>AM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25 -D <text:s/>10 -N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DENA RADIODIFUSORA MEXICANA, S.A. DE C.V.</text:p>
          </table:table-cell>
          <table:table-cell office:value-type="string" calcext:value-type="string">
            <text:p>XEQ</text:p>
          </table:table-cell>
          <table:table-cell office:value-type="string" calcext:value-type="string">
            <text:p>AM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30 -D <text:s/>50 -N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HORA EXACTA, S.A.</text:p>
          </table:table-cell>
          <table:table-cell office:value-type="string" calcext:value-type="string">
            <text:p>XEQK</text:p>
          </table:table-cell>
          <table:table-cell office:value-type="string" calcext:value-type="string">
            <text:p>AM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5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QR, S.A. DE C.V.</text:p>
          </table:table-cell>
          <table:table-cell office:value-type="string" calcext:value-type="string">
            <text:p>XEQR</text:p>
          </table:table-cell>
          <table:table-cell office:value-type="string" calcext:value-type="string">
            <text:p>AM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50 -D <text:s/>5 -N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RC, S.A. DE C.V.</text:p>
          </table:table-cell>
          <table:table-cell office:value-type="string" calcext:value-type="string">
            <text:p>XERC</text:p>
          </table:table-cell>
          <table:table-cell office:value-type="string" calcext:value-type="string">
            <text:p>AM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50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UNO, S.A.</text:p>
          </table:table-cell>
          <table:table-cell office:value-type="string" calcext:value-type="string">
            <text:p>XERFR</text:p>
          </table:table-cell>
          <table:table-cell office:value-type="string" calcext:value-type="string">
            <text:p>A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50 -D <text:s/>4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XEUN</text:p>
          </table:table-cell>
          <table:table-cell office:value-type="string" calcext:value-type="string">
            <text:p>AM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45 -D <text:s/>10 -N</text:p>
          </table:table-cell>
          <table:table-cell office:value-type="string" calcext:value-type="string">
            <text:p>18/09/43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UNIÓN TEXCOCO, S.A. DE C.V.</text:p>
          </table:table-cell>
          <table:table-cell office:value-type="string" calcext:value-type="string">
            <text:p>XEUR</text:p>
          </table:table-cell>
          <table:table-cell office:value-type="string" calcext:value-type="string">
            <text:p>AM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50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DENA RADIODIFUSORA MEXICANA, S.A. DE C.V.</text:p>
          </table:table-cell>
          <table:table-cell office:value-type="string" calcext:value-type="string">
            <text:p>XEW</text:p>
          </table:table-cell>
          <table:table-cell office:value-type="string" calcext:value-type="string">
            <text:p>A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50 -D <text:s text:c="5"/>250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DENA RADIODIFUSORA MEXICANA, S.A. DE C.V.</text:p>
          </table:table-cell>
          <table:table-cell office:value-type="string" calcext:value-type="string">
            <text:p>XEX</text:p>
          </table:table-cell>
          <table:table-cell office:value-type="string" calcext:value-type="string">
            <text:p>AM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<text:s text:c="2"/>60 -D <text:s text:c="9"/>100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ARNOLDO RODRÍGUEZ ZERMEÑO</text:p>
          </table:table-cell>
          <table:table-cell office:value-type="string" calcext:value-type="string">
            <text:p>XEARZ</text:p>
          </table:table-cell>
          <table:table-cell office:value-type="string" calcext:value-type="string">
            <text:p>AM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5 -D <text:s/>5 -N</text:p>
          </table:table-cell>
          <table:table-cell office:value-type="string" calcext:value-type="string">
            <text:p>30/11/11</text:p>
          </table:table-cell>
          <table:table-cell office:value-type="string" calcext:value-type="string">
            <text:p>29/11/23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DURANGO, S.A.</text:p>
          </table:table-cell>
          <table:table-cell office:value-type="string" calcext:value-type="string">
            <text:p>XEDGO</text:p>
          </table:table-cell>
          <table:table-cell office:value-type="string" calcext:value-type="string">
            <text:p>AM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5 -D <text:s/>0.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40122" calcext:value-type="float">
            <text:p>240122</text:p>
          </table:table-cell>
          <table:table-cell office:value-type="float" office:value="1043916" calcext:value-type="float">
            <text:p>104391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Y TELEVISIÓN DE DURANGO, S.A. DE C.V.</text:p>
          </table:table-cell>
          <table:table-cell office:value-type="string" calcext:value-type="string">
            <text:p>XERPU</text:p>
          </table:table-cell>
          <table:table-cell office:value-type="string" calcext:value-type="string">
            <text:p>AM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1 -D <text:s/>0.25 -N</text:p>
          </table:table-cell>
          <table:table-cell office:value-type="string" calcext:value-type="string">
            <text:p>27/11/04</text:p>
          </table:table-cell>
          <table:table-cell office:value-type="string" calcext:value-type="string">
            <text:p>26/11/16</text:p>
          </table:table-cell>
          <table:table-cell office:value-type="float" office:value="240122" calcext:value-type="float">
            <text:p>240122</text:p>
          </table:table-cell>
          <table:table-cell office:value-type="float" office:value="1043916" calcext:value-type="float">
            <text:p>104391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GÓMEZ PALACIO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PROMOTORA RADIOFÓNICA DE LA LAGUNA, S.A. DE C.V.</text:p>
          </table:table-cell>
          <table:table-cell office:value-type="string" calcext:value-type="string">
            <text:p>XERCA</text:p>
          </table:table-cell>
          <table:table-cell office:value-type="string" calcext:value-type="string">
            <text:p>AM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5 -D <text:s/>0.2 -N</text:p>
          </table:table-cell>
          <table:table-cell office:value-type="string" calcext:value-type="string">
            <text:p>03/04/10</text:p>
          </table:table-cell>
          <table:table-cell office:value-type="string" calcext:value-type="string">
            <text:p>02/04/20</text:p>
          </table:table-cell>
          <table:table-cell office:value-type="float" office:value="253340" calcext:value-type="float">
            <text:p>253340</text:p>
          </table:table-cell>
          <table:table-cell office:value-type="float" office:value="1032954" calcext:value-type="float">
            <text:p>1032954</text:p>
          </table:table-cell>
          <table:table-cell office:value-type="float" office:value="1138" calcext:value-type="float">
            <text:p>1138</text:p>
          </table:table-cell>
          <table:table-cell/>
        </table:table-row>
        <table:table-row table:style-name="ro1">
          <table:table-cell office:value-type="string" calcext:value-type="string">
            <text:p>GÓMEZ PALACIO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PROMOTORA RADIOFÓNICA DE LA LAGUNA, S.A. DE C.V.</text:p>
          </table:table-cell>
          <table:table-cell office:value-type="string" calcext:value-type="string">
            <text:p>XETB</text:p>
          </table:table-cell>
          <table:table-cell office:value-type="string" calcext:value-type="string">
            <text:p>AM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5 -D <text:s/>0.5 -N</text:p>
          </table:table-cell>
          <table:table-cell office:value-type="string" calcext:value-type="string">
            <text:p>15/04/10</text:p>
          </table:table-cell>
          <table:table-cell office:value-type="string" calcext:value-type="string">
            <text:p>14/04/20</text:p>
          </table:table-cell>
          <table:table-cell office:value-type="float" office:value="253340" calcext:value-type="float">
            <text:p>253340</text:p>
          </table:table-cell>
          <table:table-cell office:value-type="float" office:value="1032954" calcext:value-type="float">
            <text:p>1032954</text:p>
          </table:table-cell>
          <table:table-cell office:value-type="float" office:value="1138" calcext:value-type="float">
            <text:p>1138</text:p>
          </table:table-cell>
          <table:table-cell/>
        </table:table-row>
        <table:table-row table:style-name="ro1">
          <table:table-cell office:value-type="string" calcext:value-type="string">
            <text:p>GÓMEZ PALACIO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PROMOTORA RADIOFÓNICA DE LA LAGUNA, S.A. DE C.V.</text:p>
          </table:table-cell>
          <table:table-cell office:value-type="string" calcext:value-type="string">
            <text:p>XEWN</text:p>
          </table:table-cell>
          <table:table-cell office:value-type="string" calcext:value-type="string">
            <text:p>AM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0.5 -D <text:s/>0.1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3340" calcext:value-type="float">
            <text:p>253340</text:p>
          </table:table-cell>
          <table:table-cell office:value-type="float" office:value="1032954" calcext:value-type="float">
            <text:p>1032954</text:p>
          </table:table-cell>
          <table:table-cell office:value-type="float" office:value="1138" calcext:value-type="float">
            <text:p>1138</text:p>
          </table:table-cell>
          <table:table-cell/>
        </table:table-row>
        <table:table-row table:style-name="ro1">
          <table:table-cell office:value-type="string" calcext:value-type="string">
            <text:p>MESA SAN ANTONIO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ICARDO LEÓN GARZA LIMÓN</text:p>
          </table:table-cell>
          <table:table-cell office:value-type="string" calcext:value-type="string">
            <text:p>XESRD</text:p>
          </table:table-cell>
          <table:table-cell office:value-type="string" calcext:value-type="string">
            <text:p>AM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10 -D <text:s/>1 -N</text:p>
          </table:table-cell>
          <table:table-cell office:value-type="string" calcext:value-type="string">
            <text:p>21/08/13</text:p>
          </table:table-cell>
          <table:table-cell office:value-type="string" calcext:value-type="string">
            <text:p>20/08/25</text:p>
          </table:table-cell>
          <table:table-cell office:value-type="float" office:value="231254" calcext:value-type="float">
            <text:p>231254</text:p>
          </table:table-cell>
          <table:table-cell office:value-type="float" office:value="1041355" calcext:value-type="float">
            <text:p>1041355</text:p>
          </table:table-cell>
          <table:table-cell office:value-type="float" office:value="2292" calcext:value-type="float">
            <text:p>2292</text:p>
          </table:table-cell>
          <table:table-cell/>
        </table:table-row>
        <table:table-row table:style-name="ro1">
          <table:table-cell office:value-type="string" calcext:value-type="string">
            <text:p>SAN FELIPE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DENA REGIONAL RADIO FORMULA, S.A. DE C.V.</text:p>
          </table:table-cell>
          <table:table-cell office:value-type="string" calcext:value-type="string">
            <text:p>XEE</text:p>
          </table:table-cell>
          <table:table-cell office:value-type="string" calcext:value-type="string">
            <text:p>AM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1 -D 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4134" calcext:value-type="float">
            <text:p>254134</text:p>
          </table:table-cell>
          <table:table-cell office:value-type="float" office:value="1032257" calcext:value-type="float">
            <text:p>1032257</text:p>
          </table:table-cell>
          <table:table-cell office:value-type="float" office:value="1117" calcext:value-type="float">
            <text:p>1117</text:p>
          </table:table-cell>
          <table:table-cell/>
        </table:table-row>
        <table:table-row table:style-name="ro1">
          <table:table-cell office:value-type="string" calcext:value-type="string">
            <text:p>SANTA MARÍA OCOTAN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ETPH</text:p>
          </table:table-cell>
          <table:table-cell office:value-type="string" calcext:value-type="string">
            <text:p>AM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5.0 -D <text:s/>5.0 -N</text:p>
          </table:table-cell>
          <table:table-cell office:value-type="string" calcext:value-type="string">
            <text:p>01/11/11</text:p>
          </table:table-cell>
          <table:table-cell office:value-type="string" calcext:value-type="string">
            <text:p>31/10/23</text:p>
          </table:table-cell>
          <table:table-cell office:value-type="float" office:value="225500" calcext:value-type="float">
            <text:p>225500</text:p>
          </table:table-cell>
          <table:table-cell office:value-type="float" office:value="1043558" calcext:value-type="float">
            <text:p>1043558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ACÁMBARO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ORGANIZACIÓN RADIOFÓNICA DE ACÁMBARO, S.A. DE C.V.</text:p>
          </table:table-cell>
          <table:table-cell office:value-type="string" calcext:value-type="string">
            <text:p>XEAK</text:p>
          </table:table-cell>
          <table:table-cell office:value-type="string" calcext:value-type="string">
            <text:p>AM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5 -D <text:s/>0.5 -N</text:p>
          </table:table-cell>
          <table:table-cell office:value-type="string" calcext:value-type="string">
            <text:p>04/06/10</text:p>
          </table:table-cell>
          <table:table-cell office:value-type="string" calcext:value-type="string">
            <text:p>03/06/20</text:p>
          </table:table-cell>
          <table:table-cell office:value-type="float" office:value="200157" calcext:value-type="float">
            <text:p>200157</text:p>
          </table:table-cell>
          <table:table-cell office:value-type="float" office:value="1004317" calcext:value-type="float">
            <text:p>1004317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string" calcext:value-type="string">
            <text:p>ARPEROS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GTO, S.A.</text:p>
          </table:table-cell>
          <table:table-cell office:value-type="string" calcext:value-type="string">
            <text:p>XEGTO</text:p>
          </table:table-cell>
          <table:table-cell office:value-type="string" calcext:value-type="string">
            <text:p>AM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10 -D <text:s/>0.25 -N</text:p>
          </table:table-cell>
          <table:table-cell office:value-type="string" calcext:value-type="string">
            <text:p>22/07/07</text:p>
          </table:table-cell>
          <table:table-cell office:value-type="string" calcext:value-type="string">
            <text:p>21/07/19</text:p>
          </table:table-cell>
          <table:table-cell office:value-type="float" office:value="210607" calcext:value-type="float">
            <text:p>210607</text:p>
          </table:table-cell>
          <table:table-cell office:value-type="float" office:value="1012354" calcext:value-type="float">
            <text:p>1012354</text:p>
          </table:table-cell>
          <table:table-cell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string" calcext:value-type="string">
            <text:p>ARROYO SECO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GRUPO RADIODIGITAL SIGLO XXI, S.A. DE C.V.</text:p>
          </table:table-cell>
          <table:table-cell office:value-type="string" calcext:value-type="string">
            <text:p>XEXV</text:p>
          </table:table-cell>
          <table:table-cell office:value-type="string" calcext:value-type="string">
            <text:p>A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10 -D <text:s/>0.75 -N</text:p>
          </table:table-cell>
          <table:table-cell office:value-type="string" calcext:value-type="string">
            <text:p>12/05/02</text:p>
          </table:table-cell>
          <table:table-cell office:value-type="string" calcext:value-type="string">
            <text:p>11/05/14</text:p>
          </table:table-cell>
          <table:table-cell office:value-type="float" office:value="210518" calcext:value-type="float">
            <text:p>210518</text:p>
          </table:table-cell>
          <table:table-cell office:value-type="float" office:value="1001027" calcext:value-type="float">
            <text:p>1001027</text:p>
          </table:table-cell>
          <table:table-cell office:value-type="float" office:value="1740" calcext:value-type="float">
            <text:p>1740</text:p>
          </table:table-cell>
          <table:table-cell/>
        </table:table-row>
        <table:table-row table:style-name="ro1">
          <table:table-cell office:value-type="string" calcext:value-type="string">
            <text:p>CELAYA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XHOZ-FM, S.A. DE C.V.</text:p>
          </table:table-cell>
          <table:table-cell office:value-type="string" calcext:value-type="string">
            <text:p>XEZN</text:p>
          </table:table-cell>
          <table:table-cell office:value-type="string" calcext:value-type="string">
            <text:p>A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5 -D <text:s/>N.A. -N</text:p>
          </table:table-cell>
          <table:table-cell office:value-type="string" calcext:value-type="string">
            <text:p>07/03/09</text:p>
          </table:table-cell>
          <table:table-cell office:value-type="string" calcext:value-type="string">
            <text:p>06/03/21</text:p>
          </table:table-cell>
          <table:table-cell office:value-type="float" office:value="203144" calcext:value-type="float">
            <text:p>203144</text:p>
          </table:table-cell>
          <table:table-cell office:value-type="float" office:value="1004854" calcext:value-type="float">
            <text:p>1004854</text:p>
          </table:table-cell>
          <table:table-cell office:value-type="float" office:value="1760" calcext:value-type="float">
            <text:p>1760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SANTA FE DE GUANAJUATO, S.A.</text:p>
          </table:table-cell>
          <table:table-cell office:value-type="string" calcext:value-type="string">
            <text:p>XEFL</text:p>
          </table:table-cell>
          <table:table-cell office:value-type="string" calcext:value-type="string">
            <text:p>A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5 -D <text:s/>N.A. -N</text:p>
          </table:table-cell>
          <table:table-cell office:value-type="string" calcext:value-type="string">
            <text:p>21/09/01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10104" calcext:value-type="float">
            <text:p>210104</text:p>
          </table:table-cell>
          <table:table-cell office:value-type="float" office:value="1011524" calcext:value-type="float">
            <text:p>1011524</text:p>
          </table:table-cell>
          <table:table-cell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DE GUANAJUATO</text:p>
          </table:table-cell>
          <table:table-cell office:value-type="string" calcext:value-type="string">
            <text:p>XEUG</text:p>
          </table:table-cell>
          <table:table-cell office:value-type="string" calcext:value-type="string">
            <text:p>A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06/07/12</text:p>
          </table:table-cell>
          <table:table-cell office:value-type="string" calcext:value-type="string">
            <text:p>05/07/24</text:p>
          </table:table-cell>
          <table:table-cell office:value-type="float" office:value="210104" calcext:value-type="float">
            <text:p>210104</text:p>
          </table:table-cell>
          <table:table-cell office:value-type="float" office:value="1011524" calcext:value-type="float">
            <text:p>1011524</text:p>
          </table:table-cell>
          <table:table-cell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string" calcext:value-type="string">
            <text:p>LEÓN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PROMOTORA LEONESA, S.A. DE C.V.</text:p>
          </table:table-cell>
          <table:table-cell office:value-type="string" calcext:value-type="string">
            <text:p>XERPL</text:p>
          </table:table-cell>
          <table:table-cell office:value-type="string" calcext:value-type="string">
            <text:p>AM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10 -D <text:s/>0.15 -N</text:p>
          </table:table-cell>
          <table:table-cell office:value-type="string" calcext:value-type="string">
            <text:p>22/03/03</text:p>
          </table:table-cell>
          <table:table-cell office:value-type="string" calcext:value-type="string">
            <text:p>21/03/15</text:p>
          </table:table-cell>
          <table:table-cell office:value-type="float" office:value="210315" calcext:value-type="float">
            <text:p>210315</text:p>
          </table:table-cell>
          <table:table-cell office:value-type="float" office:value="1013638" calcext:value-type="float">
            <text:p>1013638</text:p>
          </table:table-cell>
          <table:table-cell office:value-type="float" office:value="1814" calcext:value-type="float">
            <text:p>1814</text:p>
          </table:table-cell>
          <table:table-cell/>
        </table:table-row>
        <table:table-row table:style-name="ro1">
          <table:table-cell office:value-type="string" calcext:value-type="string">
            <text:p>OJO SECO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ERE</text:p>
          </table:table-cell>
          <table:table-cell office:value-type="string" calcext:value-type="string">
            <text:p>AM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5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2308" calcext:value-type="float">
            <text:p>202308</text:p>
          </table:table-cell>
          <table:table-cell office:value-type="float" office:value="1004749" calcext:value-type="float">
            <text:p>1004749</text:p>
          </table:table-cell>
          <table:table-cell office:value-type="float" office:value="1818" calcext:value-type="float">
            <text:p>1818</text:p>
          </table:table-cell>
          <table:table-cell/>
        </table:table-row>
        <table:table-row table:style-name="ro1">
          <table:table-cell office:value-type="string" calcext:value-type="string">
            <text:p>PLAN DE SOTELO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JACED, S.A. DE C.V.</text:p>
          </table:table-cell>
          <table:table-cell office:value-type="string" calcext:value-type="string">
            <text:p>XESD</text:p>
          </table:table-cell>
          <table:table-cell office:value-type="string" calcext:value-type="string">
            <text:p>AM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10 -D <text:s/>0.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10118" calcext:value-type="float">
            <text:p>210118</text:p>
          </table:table-cell>
          <table:table-cell office:value-type="float" office:value="1013014" calcext:value-type="float">
            <text:p>1013014</text:p>
          </table:table-cell>
          <table:table-cell office:value-type="float" office:value="1814" calcext:value-type="float">
            <text:p>1814</text:p>
          </table:table-cell>
          <table:table-cell/>
        </table:table-row>
        <table:table-row table:style-name="ro1">
          <table:table-cell office:value-type="string" calcext:value-type="string">
            <text:p>RANCHO GODOY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SAG-AM, <text:s/>S.A. DE C.V.</text:p>
          </table:table-cell>
          <table:table-cell office:value-type="string" calcext:value-type="string">
            <text:p>XESAG</text:p>
          </table:table-cell>
          <table:table-cell office:value-type="string" calcext:value-type="string">
            <text:p>AM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5 -D <text:s/>0.025 -N</text:p>
          </table:table-cell>
          <table:table-cell office:value-type="string" calcext:value-type="string">
            <text:p>30/11/04</text:p>
          </table:table-cell>
          <table:table-cell office:value-type="string" calcext:value-type="string">
            <text:p>29/11/16</text:p>
          </table:table-cell>
          <table:table-cell office:value-type="float" office:value="204751" calcext:value-type="float">
            <text:p>204751</text:p>
          </table:table-cell>
          <table:table-cell office:value-type="float" office:value="1013833" calcext:value-type="float">
            <text:p>1013833</text:p>
          </table:table-cell>
          <table:table-cell office:value-type="float" office:value="1748" calcext:value-type="float">
            <text:p>1748</text:p>
          </table:table-cell>
          <table:table-cell/>
        </table:table-row>
        <table:table-row table:style-name="ro1">
          <table:table-cell office:value-type="string" calcext:value-type="string">
            <text:p>SALAMANCA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ARCO ANTONIO HÉCTOR CONTRERAS SANTOSCOY</text:p>
          </table:table-cell>
          <table:table-cell office:value-type="string" calcext:value-type="string">
            <text:p>XEEMM</text:p>
          </table:table-cell>
          <table:table-cell office:value-type="string" calcext:value-type="string">
            <text:p>AM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1 -D <text:s/>0.5 -N</text:p>
          </table:table-cell>
          <table:table-cell office:value-type="string" calcext:value-type="string">
            <text:p>09/11/10</text:p>
          </table:table-cell>
          <table:table-cell office:value-type="string" calcext:value-type="string">
            <text:p>08/11/20</text:p>
          </table:table-cell>
          <table:table-cell office:value-type="float" office:value="203413" calcext:value-type="float">
            <text:p>203413</text:p>
          </table:table-cell>
          <table:table-cell office:value-type="float" office:value="1011150" calcext:value-type="float">
            <text:p>1011150</text:p>
          </table:table-cell>
          <table:table-cell office:value-type="float" office:value="1711" calcext:value-type="float">
            <text:p>1711</text:p>
          </table:table-cell>
          <table:table-cell/>
        </table:table-row>
        <table:table-row table:style-name="ro1">
          <table:table-cell office:value-type="string" calcext:value-type="string">
            <text:p>SALAMANCA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TELEVISORA DE IRAPUATO, S.A.</text:p>
          </table:table-cell>
          <table:table-cell office:value-type="string" calcext:value-type="string">
            <text:p>XEMAS</text:p>
          </table:table-cell>
          <table:table-cell office:value-type="string" calcext:value-type="string">
            <text:p>AM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1 -D <text:s/>0.25 -N</text:p>
          </table:table-cell>
          <table:table-cell office:value-type="string" calcext:value-type="string">
            <text:p>02/03/08</text:p>
          </table:table-cell>
          <table:table-cell office:value-type="string" calcext:value-type="string">
            <text:p>01/03/18</text:p>
          </table:table-cell>
          <table:table-cell office:value-type="float" office:value="203413" calcext:value-type="float">
            <text:p>203413</text:p>
          </table:table-cell>
          <table:table-cell office:value-type="float" office:value="1011150" calcext:value-type="float">
            <text:p>1011150</text:p>
          </table:table-cell>
          <table:table-cell office:value-type="float" office:value="1711" calcext:value-type="float">
            <text:p>1711</text:p>
          </table:table-cell>
          <table:table-cell/>
        </table:table-row>
        <table:table-row table:style-name="ro1">
          <table:table-cell office:value-type="string" calcext:value-type="string">
            <text:p>SALAMANCA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OMENTO RADIOFÓNICO DEL BAJÍO, S.A.</text:p>
          </table:table-cell>
          <table:table-cell office:value-type="string" calcext:value-type="string">
            <text:p>XEZH</text:p>
          </table:table-cell>
          <table:table-cell office:value-type="string" calcext:value-type="string">
            <text:p>AM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 -D <text:s/>0.2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3413" calcext:value-type="float">
            <text:p>203413</text:p>
          </table:table-cell>
          <table:table-cell office:value-type="float" office:value="1011150" calcext:value-type="float">
            <text:p>1011150</text:p>
          </table:table-cell>
          <table:table-cell office:value-type="float" office:value="1711" calcext:value-type="float">
            <text:p>1711</text:p>
          </table:table-cell>
          <table:table-cell/>
        </table:table-row>
        <table:table-row table:style-name="ro1">
          <table:table-cell office:value-type="string" calcext:value-type="string">
            <text:p>ACAPULC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TRANSMISORA REGIONAL RADIO FORMULA, S.A. DE C.V.</text:p>
          </table:table-cell>
          <table:table-cell office:value-type="string" calcext:value-type="string">
            <text:p>XEAGR</text:p>
          </table:table-cell>
          <table:table-cell office:value-type="string" calcext:value-type="string">
            <text:p>AM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 -D <text:s/>0.6 -N</text:p>
          </table:table-cell>
          <table:table-cell office:value-type="string" calcext:value-type="string">
            <text:p>25/01/09</text:p>
          </table:table-cell>
          <table:table-cell office:value-type="string" calcext:value-type="string">
            <text:p>24/01/21</text:p>
          </table:table-cell>
          <table:table-cell office:value-type="float" office:value="165142" calcext:value-type="float">
            <text:p>165142</text:p>
          </table:table-cell>
          <table:table-cell office:value-type="float" office:value="995311" calcext:value-type="float">
            <text:p>9953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CAPULC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XEAGS, S.A. DE C.V.</text:p>
          </table:table-cell>
          <table:table-cell office:value-type="string" calcext:value-type="string">
            <text:p>XEAGS</text:p>
          </table:table-cell>
          <table:table-cell office:value-type="string" calcext:value-type="string">
            <text:p>AM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1 -D <text:s/>0.2 -N</text:p>
          </table:table-cell>
          <table:table-cell office:value-type="string" calcext:value-type="string">
            <text:p>24/11/07</text:p>
          </table:table-cell>
          <table:table-cell office:value-type="string" calcext:value-type="string">
            <text:p>23/11/19</text:p>
          </table:table-cell>
          <table:table-cell office:value-type="float" office:value="165142" calcext:value-type="float">
            <text:p>165142</text:p>
          </table:table-cell>
          <table:table-cell office:value-type="float" office:value="995311" calcext:value-type="float">
            <text:p>9953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CAPULC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EBB</text:p>
          </table:table-cell>
          <table:table-cell office:value-type="string" calcext:value-type="string">
            <text:p>AM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5 -D 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65142" calcext:value-type="float">
            <text:p>165142</text:p>
          </table:table-cell>
          <table:table-cell office:value-type="float" office:value="995311" calcext:value-type="float">
            <text:p>9953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CAPULC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GUERRERO</text:p>
          </table:table-cell>
          <table:table-cell office:value-type="string" calcext:value-type="string">
            <text:p>XEGRA</text:p>
          </table:table-cell>
          <table:table-cell office:value-type="string" calcext:value-type="string">
            <text:p>AM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1 -D <text:s/>N.A. -N</text:p>
          </table:table-cell>
          <table:table-cell office:value-type="string" calcext:value-type="string">
            <text:p>14/11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65142" calcext:value-type="float">
            <text:p>165142</text:p>
          </table:table-cell>
          <table:table-cell office:value-type="float" office:value="995311" calcext:value-type="float">
            <text:p>9953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CAPULC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PARAÍSO, S.A. DE C.V.</text:p>
          </table:table-cell>
          <table:table-cell office:value-type="string" calcext:value-type="string">
            <text:p>XEMAR</text:p>
          </table:table-cell>
          <table:table-cell office:value-type="string" calcext:value-type="string">
            <text:p>AM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165142" calcext:value-type="float">
            <text:p>165142</text:p>
          </table:table-cell>
          <table:table-cell office:value-type="float" office:value="995311" calcext:value-type="float">
            <text:p>9953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RCELIA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UCN. DE RAFAEL GARCÍA VERGARA</text:p>
          </table:table-cell>
          <table:table-cell office:value-type="string" calcext:value-type="string">
            <text:p>XERY</text:p>
          </table:table-cell>
          <table:table-cell office:value-type="string" calcext:value-type="string">
            <text:p>AM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2 -D <text:s/>1 -N</text:p>
          </table:table-cell>
          <table:table-cell office:value-type="string" calcext:value-type="string">
            <text:p>25/11/01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81916" calcext:value-type="float">
            <text:p>181916</text:p>
          </table:table-cell>
          <table:table-cell office:value-type="float" office:value="1001654" calcext:value-type="float">
            <text:p>1001654</text:p>
          </table:table-cell>
          <table:table-cell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string" calcext:value-type="string">
            <text:p>CD. ALTAMIRAN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UCN. DE RAFAEL GARCÍA VERGARA</text:p>
          </table:table-cell>
          <table:table-cell office:value-type="string" calcext:value-type="string">
            <text:p>XEXY</text:p>
          </table:table-cell>
          <table:table-cell office:value-type="string" calcext:value-type="string">
            <text:p>A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2.5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82117" calcext:value-type="float">
            <text:p>182117</text:p>
          </table:table-cell>
          <table:table-cell office:value-type="float" office:value="1003958" calcext:value-type="float">
            <text:p>1003958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string" calcext:value-type="string">
            <text:p>CHILPANCING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CHG-AM, S.A. DE C.V.</text:p>
          </table:table-cell>
          <table:table-cell office:value-type="string" calcext:value-type="string">
            <text:p>XECHG</text:p>
          </table:table-cell>
          <table:table-cell office:value-type="string" calcext:value-type="string">
            <text:p>AM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5 -D <text:s/>2.5 -N</text:p>
          </table:table-cell>
          <table:table-cell office:value-type="string" calcext:value-type="string">
            <text:p>26/04/06</text:p>
          </table:table-cell>
          <table:table-cell office:value-type="string" calcext:value-type="string">
            <text:p>25/04/18</text:p>
          </table:table-cell>
          <table:table-cell office:value-type="float" office:value="173300" calcext:value-type="float">
            <text:p>173300</text:p>
          </table:table-cell>
          <table:table-cell office:value-type="float" office:value="993004" calcext:value-type="float">
            <text:p>993004</text:p>
          </table:table-cell>
          <table:table-cell office:value-type="float" office:value="1253" calcext:value-type="float">
            <text:p>1253</text:p>
          </table:table-cell>
          <table:table-cell/>
        </table:table-row>
        <table:table-row table:style-name="ro1">
          <table:table-cell office:value-type="string" calcext:value-type="string">
            <text:p>CHILPANCING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GUERRERO</text:p>
          </table:table-cell>
          <table:table-cell office:value-type="string" calcext:value-type="string">
            <text:p>XEGRO</text:p>
          </table:table-cell>
          <table:table-cell office:value-type="string" calcext:value-type="string">
            <text:p>AM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1 -D <text:s/>N.A. -N</text:p>
          </table:table-cell>
          <table:table-cell office:value-type="string" calcext:value-type="string">
            <text:p>14/11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73300" calcext:value-type="float">
            <text:p>173300</text:p>
          </table:table-cell>
          <table:table-cell office:value-type="float" office:value="993004" calcext:value-type="float">
            <text:p>993004</text:p>
          </table:table-cell>
          <table:table-cell office:value-type="float" office:value="1253" calcext:value-type="float">
            <text:p>1253</text:p>
          </table:table-cell>
          <table:table-cell/>
        </table:table-row>
        <table:table-row table:style-name="ro1">
          <table:table-cell office:value-type="string" calcext:value-type="string">
            <text:p>CHILPANCING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VOZ DEL SUR, S.A.</text:p>
          </table:table-cell>
          <table:table-cell office:value-type="string" calcext:value-type="string">
            <text:p>XELI</text:p>
          </table:table-cell>
          <table:table-cell office:value-type="string" calcext:value-type="string">
            <text:p>AM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1 -D <text:s/>0.2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73300" calcext:value-type="float">
            <text:p>173300</text:p>
          </table:table-cell>
          <table:table-cell office:value-type="float" office:value="993004" calcext:value-type="float">
            <text:p>993004</text:p>
          </table:table-cell>
          <table:table-cell office:value-type="float" office:value="1253" calcext:value-type="float">
            <text:p>1253</text:p>
          </table:table-cell>
          <table:table-cell/>
        </table:table-row>
        <table:table-row table:style-name="ro1">
          <table:table-cell office:value-type="string" calcext:value-type="string">
            <text:p>COYUCA DE CATALÁN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GUERRERO</text:p>
          </table:table-cell>
          <table:table-cell office:value-type="string" calcext:value-type="string">
            <text:p>XEGRC</text:p>
          </table:table-cell>
          <table:table-cell office:value-type="string" calcext:value-type="string">
            <text:p>AM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1 -D <text:s/>N.A. -N</text:p>
          </table:table-cell>
          <table:table-cell office:value-type="string" calcext:value-type="string">
            <text:p>14/11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70042" calcext:value-type="float">
            <text:p>170042</text:p>
          </table:table-cell>
          <table:table-cell office:value-type="float" office:value="1000501" calcext:value-type="float">
            <text:p>100050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OMETEPEC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GUERRERO</text:p>
          </table:table-cell>
          <table:table-cell office:value-type="string" calcext:value-type="string">
            <text:p>XEGRM</text:p>
          </table:table-cell>
          <table:table-cell office:value-type="string" calcext:value-type="string">
            <text:p>A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 -D <text:s/>N.A. -N</text:p>
          </table:table-cell>
          <table:table-cell office:value-type="string" calcext:value-type="string">
            <text:p>14/11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64129" calcext:value-type="float">
            <text:p>164129</text:p>
          </table:table-cell>
          <table:table-cell office:value-type="float" office:value="982454" calcext:value-type="float">
            <text:p>982454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string" calcext:value-type="string">
            <text:p>SAN JERONIMIT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RMANDO PUENTE CÓRDOVA</text:p>
          </table:table-cell>
          <table:table-cell office:value-type="string" calcext:value-type="string">
            <text:p>XEJR</text:p>
          </table:table-cell>
          <table:table-cell office:value-type="string" calcext:value-type="string">
            <text:p>AM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 -D <text:s/>2.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73355" calcext:value-type="float">
            <text:p>173355</text:p>
          </table:table-cell>
          <table:table-cell office:value-type="float" office:value="1012042" calcext:value-type="float">
            <text:p>101204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TAXC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GUERRERO</text:p>
          </table:table-cell>
          <table:table-cell office:value-type="string" calcext:value-type="string">
            <text:p>XEGRT</text:p>
          </table:table-cell>
          <table:table-cell office:value-type="string" calcext:value-type="string">
            <text:p>AM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1 -D <text:s/>N.A. -N</text:p>
          </table:table-cell>
          <table:table-cell office:value-type="string" calcext:value-type="string">
            <text:p>14/11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83323" calcext:value-type="float">
            <text:p>183323</text:p>
          </table:table-cell>
          <table:table-cell office:value-type="float" office:value="993641" calcext:value-type="float">
            <text:p>993641</text:p>
          </table:table-cell>
          <table:table-cell office:value-type="float" office:value="1931" calcext:value-type="float">
            <text:p>1931</text:p>
          </table:table-cell>
          <table:table-cell/>
        </table:table-row>
        <table:table-row table:style-name="ro1">
          <table:table-cell office:value-type="string" calcext:value-type="string">
            <text:p>TLAPA DE COMONFORT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EZV</text:p>
          </table:table-cell>
          <table:table-cell office:value-type="string" calcext:value-type="string">
            <text:p>AM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5 -D <text:s/>N.A. -N</text:p>
          </table:table-cell>
          <table:table-cell office:value-type="string" calcext:value-type="string">
            <text:p>13/03/80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173236" calcext:value-type="float">
            <text:p>173236</text:p>
          </table:table-cell>
          <table:table-cell office:value-type="float" office:value="983443" calcext:value-type="float">
            <text:p>983443</text:p>
          </table:table-cell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string" calcext:value-type="string">
            <text:p>TLAPA DE COMONFORT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GOBIERNO DEL ESTADO DE GUERRERO</text:p>
          </table:table-cell>
          <table:table-cell office:value-type="string" calcext:value-type="string">
            <text:p>XETPA</text:p>
          </table:table-cell>
          <table:table-cell office:value-type="string" calcext:value-type="string">
            <text:p>AM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1 -D <text:s/>N.A. -N</text:p>
          </table:table-cell>
          <table:table-cell office:value-type="string" calcext:value-type="string">
            <text:p>14/11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73236" calcext:value-type="float">
            <text:p>173236</text:p>
          </table:table-cell>
          <table:table-cell office:value-type="float" office:value="983443" calcext:value-type="float">
            <text:p>983443</text:p>
          </table:table-cell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string" calcext:value-type="string">
            <text:p>ZUMPANGO DEL RI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S CAPITAL, S.A. DE C.V.</text:p>
          </table:table-cell>
          <table:table-cell office:value-type="string" calcext:value-type="string">
            <text:p>XECHH</text:p>
          </table:table-cell>
          <table:table-cell office:value-type="string" calcext:value-type="string">
            <text:p>AM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5 -D <text:s/>0.25 -N</text:p>
          </table:table-cell>
          <table:table-cell office:value-type="string" calcext:value-type="string">
            <text:p>07/10/08</text:p>
          </table:table-cell>
          <table:table-cell office:value-type="string" calcext:value-type="string">
            <text:p>06/10/20</text:p>
          </table:table-cell>
          <table:table-cell office:value-type="float" office:value="181536" calcext:value-type="float">
            <text:p>181536</text:p>
          </table:table-cell>
          <table:table-cell office:value-type="float" office:value="1000920" calcext:value-type="float">
            <text:p>1000920</text:p>
          </table:table-cell>
          <table:table-cell office:value-type="float" office:value="946" calcext:value-type="float">
            <text:p>946</text:p>
          </table:table-cell>
          <table:table-cell/>
        </table:table-row>
        <table:table-row table:style-name="ro1">
          <table:table-cell office:value-type="string" calcext:value-type="string">
            <text:p>CARDONAL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ECARH</text:p>
          </table:table-cell>
          <table:table-cell office:value-type="string" calcext:value-type="string">
            <text:p>AM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5 -D <text:s/>N.A. -N</text:p>
          </table:table-cell>
          <table:table-cell office:value-type="string" calcext:value-type="string">
            <text:p>16/03/10</text:p>
          </table:table-cell>
          <table:table-cell office:value-type="string" calcext:value-type="string">
            <text:p>15/03/22</text:p>
          </table:table-cell>
          <table:table-cell office:value-type="float" office:value="203645" calcext:value-type="float">
            <text:p>203645</text:p>
          </table:table-cell>
          <table:table-cell office:value-type="float" office:value="990700" calcext:value-type="float">
            <text:p>990700</text:p>
          </table:table-cell>
          <table:table-cell office:value-type="float" office:value="2042" calcext:value-type="float">
            <text:p>2042</text:p>
          </table:table-cell>
          <table:table-cell/>
        </table:table-row>
        <table:table-row table:style-name="ro1">
          <table:table-cell office:value-type="string" calcext:value-type="string">
            <text:p>HUEJUTLA DE REYES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HIDALGO</text:p>
          </table:table-cell>
          <table:table-cell office:value-type="string" calcext:value-type="string">
            <text:p>XEHGO</text:p>
          </table:table-cell>
          <table:table-cell office:value-type="string" calcext:value-type="string">
            <text:p>AM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1 -D <text:s/>N.A. -N</text:p>
          </table:table-cell>
          <table:table-cell office:value-type="string" calcext:value-type="string">
            <text:p>30/11/10</text:p>
          </table:table-cell>
          <table:table-cell office:value-type="string" calcext:value-type="string">
            <text:p>29/11/22</text:p>
          </table:table-cell>
          <table:table-cell office:value-type="float" office:value="210824" calcext:value-type="float">
            <text:p>210824</text:p>
          </table:table-cell>
          <table:table-cell office:value-type="float" office:value="982510" calcext:value-type="float">
            <text:p>982510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HUICHAPAN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HIDALGO</text:p>
          </table:table-cell>
          <table:table-cell office:value-type="string" calcext:value-type="string">
            <text:p>XEHUI</text:p>
          </table:table-cell>
          <table:table-cell office:value-type="string" calcext:value-type="string">
            <text:p>AM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0.25 -D N.A. </text:p>
          </table:table-cell>
          <table:table-cell office:value-type="string" calcext:value-type="string">
            <text:p>29/11/10</text:p>
          </table:table-cell>
          <table:table-cell office:value-type="string" calcext:value-type="string">
            <text:p>28/11/22</text:p>
          </table:table-cell>
          <table:table-cell office:value-type="float" office:value="202231" calcext:value-type="float">
            <text:p>202231</text:p>
          </table:table-cell>
          <table:table-cell office:value-type="float" office:value="993902" calcext:value-type="float">
            <text:p>993902</text:p>
          </table:table-cell>
          <table:table-cell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IXMIQUILPAN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HIDALGO</text:p>
          </table:table-cell>
          <table:table-cell office:value-type="string" calcext:value-type="string">
            <text:p>XEZG</text:p>
          </table:table-cell>
          <table:table-cell office:value-type="string" calcext:value-type="string">
            <text:p>AM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0.5 -D <text:s/>N.A. -N</text:p>
          </table:table-cell>
          <table:table-cell office:value-type="string" calcext:value-type="string">
            <text:p>29/11/10</text:p>
          </table:table-cell>
          <table:table-cell office:value-type="string" calcext:value-type="string">
            <text:p>28/11/22</text:p>
          </table:table-cell>
          <table:table-cell office:value-type="float" office:value="202903" calcext:value-type="float">
            <text:p>202903</text:p>
          </table:table-cell>
          <table:table-cell office:value-type="float" office:value="991308" calcext:value-type="float">
            <text:p>991308</text:p>
          </table:table-cell>
          <table:table-cell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string" calcext:value-type="string">
            <text:p>JACALA DE LEDEZMA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HIDALGO</text:p>
          </table:table-cell>
          <table:table-cell office:value-type="string" calcext:value-type="string">
            <text:p>XEAWL</text:p>
          </table:table-cell>
          <table:table-cell office:value-type="string" calcext:value-type="string">
            <text:p>A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1 -D <text:s/>N.A. -N</text:p>
          </table:table-cell>
          <table:table-cell office:value-type="string" calcext:value-type="string">
            <text:p>29/11/10</text:p>
          </table:table-cell>
          <table:table-cell office:value-type="string" calcext:value-type="string">
            <text:p>28/11/22</text:p>
          </table:table-cell>
          <table:table-cell office:value-type="float" office:value="210026" calcext:value-type="float">
            <text:p>210026</text:p>
          </table:table-cell>
          <table:table-cell office:value-type="float" office:value="991123" calcext:value-type="float">
            <text:p>991123</text:p>
          </table:table-cell>
          <table:table-cell office:value-type="float" office:value="1344" calcext:value-type="float">
            <text:p>1344</text:p>
          </table:table-cell>
          <table:table-cell/>
        </table:table-row>
        <table:table-row table:style-name="ro1">
          <table:table-cell office:value-type="string" calcext:value-type="string">
            <text:p>PACHUCA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ED CENTRAL RADIOFÓNICA, S.A. DE C.V.</text:p>
          </table:table-cell>
          <table:table-cell office:value-type="string" calcext:value-type="string">
            <text:p>XERD</text:p>
          </table:table-cell>
          <table:table-cell office:value-type="string" calcext:value-type="string">
            <text:p>AM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05/10/05</text:p>
          </table:table-cell>
          <table:table-cell office:value-type="string" calcext:value-type="string">
            <text:p>04/10/17</text:p>
          </table:table-cell>
          <table:table-cell office:value-type="float" office:value="200718" calcext:value-type="float">
            <text:p>200718</text:p>
          </table:table-cell>
          <table:table-cell office:value-type="float" office:value="984409" calcext:value-type="float">
            <text:p>984409</text:p>
          </table:table-cell>
          <table:table-cell office:value-type="float" office:value="2382" calcext:value-type="float">
            <text:p>2382</text:p>
          </table:table-cell>
          <table:table-cell/>
        </table:table-row>
        <table:table-row table:style-name="ro1">
          <table:table-cell office:value-type="string" calcext:value-type="string">
            <text:p>SAN BARTOLO TUTOTEPEC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HIDALGO</text:p>
          </table:table-cell>
          <table:table-cell office:value-type="string" calcext:value-type="string">
            <text:p>XEPEC</text:p>
          </table:table-cell>
          <table:table-cell office:value-type="string" calcext:value-type="string">
            <text:p>AM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1 -D <text:s/>N.A. -N</text:p>
          </table:table-cell>
          <table:table-cell office:value-type="string" calcext:value-type="string">
            <text:p>29/11/10</text:p>
          </table:table-cell>
          <table:table-cell office:value-type="string" calcext:value-type="string">
            <text:p>28/11/22</text:p>
          </table:table-cell>
          <table:table-cell office:value-type="float" office:value="202356" calcext:value-type="float">
            <text:p>202356</text:p>
          </table:table-cell>
          <table:table-cell office:value-type="float" office:value="981207" calcext:value-type="float">
            <text:p>981207</text:p>
          </table:table-cell>
          <table:table-cell office:value-type="float" office:value="1027" calcext:value-type="float">
            <text:p>1027</text:p>
          </table:table-cell>
          <table:table-cell/>
        </table:table-row>
        <table:table-row table:style-name="ro1">
          <table:table-cell office:value-type="string" calcext:value-type="string">
            <text:p>SINGUILUCAN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NQ RADIO TULANCINGO, S.A. DE C.V.</text:p>
          </table:table-cell>
          <table:table-cell office:value-type="string" calcext:value-type="string">
            <text:p>XENQ</text:p>
          </table:table-cell>
          <table:table-cell office:value-type="string" calcext:value-type="string">
            <text:p>AM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50 -D <text:s/>2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5803" calcext:value-type="float">
            <text:p>195803</text:p>
          </table:table-cell>
          <table:table-cell office:value-type="float" office:value="983102" calcext:value-type="float">
            <text:p>983102</text:p>
          </table:table-cell>
          <table:table-cell office:value-type="float" office:value="2634" calcext:value-type="float">
            <text:p>2634</text:p>
          </table:table-cell>
          <table:table-cell/>
        </table:table-row>
        <table:table-row table:style-name="ro1">
          <table:table-cell office:value-type="string" calcext:value-type="string">
            <text:p>TLANCHINOL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HIDALGO</text:p>
          </table:table-cell>
          <table:table-cell office:value-type="string" calcext:value-type="string">
            <text:p>XEIND</text:p>
          </table:table-cell>
          <table:table-cell office:value-type="string" calcext:value-type="string">
            <text:p>AM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1 -D <text:s/>N.A. -N</text:p>
          </table:table-cell>
          <table:table-cell office:value-type="string" calcext:value-type="string">
            <text:p>29/11/10</text:p>
          </table:table-cell>
          <table:table-cell office:value-type="string" calcext:value-type="string">
            <text:p>28/11/22</text:p>
          </table:table-cell>
          <table:table-cell office:value-type="float" office:value="205916" calcext:value-type="float">
            <text:p>205916</text:p>
          </table:table-cell>
          <table:table-cell office:value-type="float" office:value="983936" calcext:value-type="float">
            <text:p>983936</text:p>
          </table:table-cell>
          <table:table-cell office:value-type="float" office:value="1544" calcext:value-type="float">
            <text:p>1544</text:p>
          </table:table-cell>
          <table:table-cell/>
        </table:table-row>
        <table:table-row table:style-name="ro1">
          <table:table-cell office:value-type="string" calcext:value-type="string">
            <text:p>AUTLÁN DE NAVARRO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LD RADIO AUTLÁN, S.A. DE C.V.</text:p>
          </table:table-cell>
          <table:table-cell office:value-type="string" calcext:value-type="string">
            <text:p>XELD</text:p>
          </table:table-cell>
          <table:table-cell office:value-type="string" calcext:value-type="string">
            <text:p>A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5 -D <text:s/>0.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5125" calcext:value-type="float">
            <text:p>195125</text:p>
          </table:table-cell>
          <table:table-cell office:value-type="float" office:value="1042034" calcext:value-type="float">
            <text:p>1042034</text:p>
          </table:table-cell>
          <table:table-cell office:value-type="float" office:value="1841" calcext:value-type="float">
            <text:p>1841</text:p>
          </table:table-cell>
          <table:table-cell/>
        </table:table-row>
        <table:table-row table:style-name="ro1">
          <table:table-cell office:value-type="string" calcext:value-type="string">
            <text:p>BELISARIO DOMÍNGUEZ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TAPATÍA, S.A. DE C.V.</text:p>
          </table:table-cell>
          <table:table-cell office:value-type="string" calcext:value-type="string">
            <text:p>XEBA</text:p>
          </table:table-cell>
          <table:table-cell office:value-type="string" calcext:value-type="string">
            <text:p>AM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10 -D <text:s/>1 -N</text:p>
          </table:table-cell>
          <table:table-cell office:value-type="string" calcext:value-type="string">
            <text:p>15/05/08</text:p>
          </table:table-cell>
          <table:table-cell office:value-type="string" calcext:value-type="string">
            <text:p>14/05/18</text:p>
          </table:table-cell>
          <table:table-cell office:value-type="float" office:value="204035" calcext:value-type="float">
            <text:p>204035</text:p>
          </table:table-cell>
          <table:table-cell office:value-type="float" office:value="1032032" calcext:value-type="float">
            <text:p>1032032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colonia guadalajara</text:p>
          </table:table-cell>
        </table:table-row>
        <table:table-row table:style-name="ro1">
          <table:table-cell office:value-type="string" calcext:value-type="string">
            <text:p>CD. GUZMÁN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ARMONÍA, S.A. DE C.V.</text:p>
          </table:table-cell>
          <table:table-cell office:value-type="string" calcext:value-type="string">
            <text:p>XEBC</text:p>
          </table:table-cell>
          <table:table-cell office:value-type="string" calcext:value-type="string">
            <text:p>AM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1 -D <text:s/>0.1 -N</text:p>
          </table:table-cell>
          <table:table-cell office:value-type="string" calcext:value-type="string">
            <text:p>03/12/08</text:p>
          </table:table-cell>
          <table:table-cell office:value-type="string" calcext:value-type="string">
            <text:p>02/12/20</text:p>
          </table:table-cell>
          <table:table-cell office:value-type="float" office:value="194231" calcext:value-type="float">
            <text:p>194231</text:p>
          </table:table-cell>
          <table:table-cell office:value-type="float" office:value="1032751" calcext:value-type="float">
            <text:p>1032751</text:p>
          </table:table-cell>
          <table:table-cell office:value-type="float" office:value="1519" calcext:value-type="float">
            <text:p>1519</text:p>
          </table:table-cell>
          <table:table-cell/>
        </table:table-row>
        <table:table-row table:style-name="ro1">
          <table:table-cell office:value-type="string" calcext:value-type="string">
            <text:p>CD. GUZMÁN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MISORAS DE ZAPOTLÁN, S.A. DE C.V.</text:p>
          </table:table-cell>
          <table:table-cell office:value-type="string" calcext:value-type="string">
            <text:p>XEMEX</text:p>
          </table:table-cell>
          <table:table-cell office:value-type="string" calcext:value-type="string">
            <text:p>AM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5 -D <text:s/>0.5 -N</text:p>
          </table:table-cell>
          <table:table-cell office:value-type="string" calcext:value-type="string">
            <text:p>04/12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4231" calcext:value-type="float">
            <text:p>194231</text:p>
          </table:table-cell>
          <table:table-cell office:value-type="float" office:value="1032751" calcext:value-type="float">
            <text:p>1032751</text:p>
          </table:table-cell>
          <table:table-cell office:value-type="float" office:value="1519" calcext:value-type="float">
            <text:p>1519</text:p>
          </table:table-cell>
          <table:table-cell/>
        </table:table-row>
        <table:table-row table:style-name="ro1">
          <table:table-cell office:value-type="string" calcext:value-type="string">
            <text:p>CIHUATLAN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GUZ, S.A. DE C.V.</text:p>
          </table:table-cell>
          <table:table-cell office:value-type="string" calcext:value-type="string">
            <text:p>XEMZA</text:p>
          </table:table-cell>
          <table:table-cell office:value-type="string" calcext:value-type="string">
            <text:p>AM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10 -D <text:s/>1 -N</text:p>
          </table:table-cell>
          <table:table-cell office:value-type="string" calcext:value-type="string">
            <text:p>14/09/09</text:p>
          </table:table-cell>
          <table:table-cell office:value-type="string" calcext:value-type="string">
            <text:p>13/09/19</text:p>
          </table:table-cell>
          <table:table-cell office:value-type="float" office:value="191418" calcext:value-type="float">
            <text:p>191418</text:p>
          </table:table-cell>
          <table:table-cell office:value-type="float" office:value="1043347" calcext:value-type="float">
            <text:p>10433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ORMULA RADIOFÓNICA, S.A. DE C.V.</text:p>
          </table:table-cell>
          <table:table-cell office:value-type="string" calcext:value-type="string">
            <text:p>XEBON</text:p>
          </table:table-cell>
          <table:table-cell office:value-type="string" calcext:value-type="string">
            <text:p>AM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0.5 -D <text:s/>0.25 -N</text:p>
          </table:table-cell>
          <table:table-cell office:value-type="string" calcext:value-type="string">
            <text:p>15/05/08</text:p>
          </table:table-cell>
          <table:table-cell office:value-type="string" calcext:value-type="string">
            <text:p>14/05/18</text:p>
          </table:table-cell>
          <table:table-cell office:value-type="float" office:value="204035" calcext:value-type="float">
            <text:p>204035</text:p>
          </table:table-cell>
          <table:table-cell office:value-type="float" office:value="1032032" calcext:value-type="float">
            <text:p>1032032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XEDK, S.A. DE C.V.</text:p>
          </table:table-cell>
          <table:table-cell office:value-type="string" calcext:value-type="string">
            <text:p>XEDK</text:p>
          </table:table-cell>
          <table:table-cell office:value-type="string" calcext:value-type="string">
            <text:p>AM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4035" calcext:value-type="float">
            <text:p>204035</text:p>
          </table:table-cell>
          <table:table-cell office:value-type="float" office:value="1032032" calcext:value-type="float">
            <text:p>1032032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ORMULA RADIOFÓNICA, S.A. DE C.V.</text:p>
          </table:table-cell>
          <table:table-cell office:value-type="string" calcext:value-type="string">
            <text:p>XEDKN</text:p>
          </table:table-cell>
          <table:table-cell office:value-type="string" calcext:value-type="string">
            <text:p>AM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1 -D <text:s/>0.25 -N</text:p>
          </table:table-cell>
          <table:table-cell office:value-type="string" calcext:value-type="string">
            <text:p>05/07/03</text:p>
          </table:table-cell>
          <table:table-cell office:value-type="string" calcext:value-type="string">
            <text:p>04/07/15</text:p>
          </table:table-cell>
          <table:table-cell office:value-type="float" office:value="204035" calcext:value-type="float">
            <text:p>204035</text:p>
          </table:table-cell>
          <table:table-cell office:value-type="float" office:value="1032032" calcext:value-type="float">
            <text:p>1032032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DKT- AM, S.A. DE C.V.</text:p>
          </table:table-cell>
          <table:table-cell office:value-type="string" calcext:value-type="string">
            <text:p>XEDKT</text:p>
          </table:table-cell>
          <table:table-cell office:value-type="string" calcext:value-type="string">
            <text:p>AM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5 -D <text:s/>1 -N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04035" calcext:value-type="float">
            <text:p>204035</text:p>
          </table:table-cell>
          <table:table-cell office:value-type="float" office:value="1032032" calcext:value-type="float">
            <text:p>1032032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DENA REGIONAL RADIO FORMULA, S.A. DE C.V.</text:p>
          </table:table-cell>
          <table:table-cell office:value-type="string" calcext:value-type="string">
            <text:p>XEGAJ</text:p>
          </table:table-cell>
          <table:table-cell office:value-type="string" calcext:value-type="string">
            <text:p>AM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.25 -D <text:s/>0.25 -N</text:p>
          </table:table-cell>
          <table:table-cell office:value-type="string" calcext:value-type="string">
            <text:p>01/04/07</text:p>
          </table:table-cell>
          <table:table-cell office:value-type="string" calcext:value-type="string">
            <text:p>31/03/19</text:p>
          </table:table-cell>
          <table:table-cell office:value-type="float" office:value="204035" calcext:value-type="float">
            <text:p>204035</text:p>
          </table:table-cell>
          <table:table-cell office:value-type="float" office:value="1032032" calcext:value-type="float">
            <text:p>1032032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UBÉN HERNÁNDEZ CAMPOS</text:p>
          </table:table-cell>
          <table:table-cell office:value-type="string" calcext:value-type="string">
            <text:p>XEGDL</text:p>
          </table:table-cell>
          <table:table-cell office:value-type="string" calcext:value-type="string">
            <text:p>AM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5 -D <text:s/>1 -N</text:p>
          </table:table-cell>
          <table:table-cell office:value-type="string" calcext:value-type="string">
            <text:p>28/10/04</text:p>
          </table:table-cell>
          <table:table-cell office:value-type="string" calcext:value-type="string">
            <text:p>27/10/16</text:p>
          </table:table-cell>
          <table:table-cell office:value-type="float" office:value="204035" calcext:value-type="float">
            <text:p>204035</text:p>
          </table:table-cell>
          <table:table-cell office:value-type="float" office:value="1032032" calcext:value-type="float">
            <text:p>1032032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JALISCO</text:p>
          </table:table-cell>
          <table:table-cell office:value-type="string" calcext:value-type="string">
            <text:p>XEJB</text:p>
          </table:table-cell>
          <table:table-cell office:value-type="string" calcext:value-type="string">
            <text:p>AM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10 -D <text:s/>0.5 -N</text:p>
          </table:table-cell>
          <table:table-cell office:value-type="string" calcext:value-type="string">
            <text:p>08/09/04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04035" calcext:value-type="float">
            <text:p>204035</text:p>
          </table:table-cell>
          <table:table-cell office:value-type="float" office:value="1032032" calcext:value-type="float">
            <text:p>1032032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GRUPO RADIODIGITAL SIGLO XXI, S.A. DE C.V.</text:p>
          </table:table-cell>
          <table:table-cell office:value-type="string" calcext:value-type="string">
            <text:p>XEKB</text:p>
          </table:table-cell>
          <table:table-cell office:value-type="string" calcext:value-type="string">
            <text:p>AM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25 -D <text:s/>10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4035" calcext:value-type="float">
            <text:p>204035</text:p>
          </table:table-cell>
          <table:table-cell office:value-type="float" office:value="1032032" calcext:value-type="float">
            <text:p>1032032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ORGANIZACIÓN PRAM, S.A. DE C.V.</text:p>
          </table:table-cell>
          <table:table-cell office:value-type="string" calcext:value-type="string">
            <text:p>XEUNO</text:p>
          </table:table-cell>
          <table:table-cell office:value-type="string" calcext:value-type="string">
            <text:p>A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0.5 -D <text:s/>0.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4035" calcext:value-type="float">
            <text:p>204035</text:p>
          </table:table-cell>
          <table:table-cell office:value-type="float" office:value="1032032" calcext:value-type="float">
            <text:p>1032032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HUENTITAN EL BAJO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TAPATÍA, S.A. DE C.V.</text:p>
          </table:table-cell>
          <table:table-cell office:value-type="string" calcext:value-type="string">
            <text:p>XELT</text:p>
          </table:table-cell>
          <table:table-cell office:value-type="string" calcext:value-type="string">
            <text:p>AM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10 -D <text:s/>1 -N</text:p>
          </table:table-cell>
          <table:table-cell office:value-type="string" calcext:value-type="string">
            <text:p>22/01/09</text:p>
          </table:table-cell>
          <table:table-cell office:value-type="string" calcext:value-type="string">
            <text:p>21/01/19</text:p>
          </table:table-cell>
          <table:table-cell office:value-type="float" office:value="202054" calcext:value-type="float">
            <text:p>202054</text:p>
          </table:table-cell>
          <table:table-cell office:value-type="float" office:value="1034015" calcext:value-type="float">
            <text:p>1034015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atotonilco?</text:p>
          </table:table-cell>
        </table:table-row>
        <table:table-row table:style-name="ro1">
          <table:table-cell office:value-type="string" calcext:value-type="string">
            <text:p>HUENTITAN EL BAJO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ZZ, S.A. DE C.V.</text:p>
          </table:table-cell>
          <table:table-cell office:value-type="string" calcext:value-type="string">
            <text:p>XEZZ</text:p>
          </table:table-cell>
          <table:table-cell office:value-type="string" calcext:value-type="string">
            <text:p>AM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5 -D <text:s/>1 -N</text:p>
          </table:table-cell>
          <table:table-cell office:value-type="string" calcext:value-type="string">
            <text:p>17/01/03</text:p>
          </table:table-cell>
          <table:table-cell office:value-type="string" calcext:value-type="string">
            <text:p>16/01/15</text:p>
          </table:table-cell>
          <table:table-cell office:value-type="float" office:value="202054" calcext:value-type="float">
            <text:p>202054</text:p>
          </table:table-cell>
          <table:table-cell office:value-type="float" office:value="1034015" calcext:value-type="float">
            <text:p>1034015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atotonilco?</text:p>
          </table:table-cell>
        </table:table-row>
        <table:table-row table:style-name="ro1">
          <table:table-cell office:value-type="string" calcext:value-type="string">
            <text:p>PUERTO VALLART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OPERADORA DE MEDIOS DEL PACIFICO, S.A. DE C.V.</text:p>
          </table:table-cell>
          <table:table-cell office:value-type="string" calcext:value-type="string">
            <text:p>XEEJ</text:p>
          </table:table-cell>
          <table:table-cell office:value-type="string" calcext:value-type="string">
            <text:p>AM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10 -D 10 -N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03649" calcext:value-type="float">
            <text:p>203649</text:p>
          </table:table-cell>
          <table:table-cell office:value-type="float" office:value="1051338" calcext:value-type="float">
            <text:p>1051338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PUERTO VALLART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JALISCO</text:p>
          </table:table-cell>
          <table:table-cell office:value-type="string" calcext:value-type="string">
            <text:p>XEJLV</text:p>
          </table:table-cell>
          <table:table-cell office:value-type="string" calcext:value-type="string">
            <text:p>AM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5 -D <text:s/>N.A. -N</text:p>
          </table:table-cell>
          <table:table-cell office:value-type="string" calcext:value-type="string">
            <text:p>30/07/04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03649" calcext:value-type="float">
            <text:p>203649</text:p>
          </table:table-cell>
          <table:table-cell office:value-type="float" office:value="1051338" calcext:value-type="float">
            <text:p>1051338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PUERTO VALLART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PVJ-AM, S.A. DE C.V.</text:p>
          </table:table-cell>
          <table:table-cell office:value-type="string" calcext:value-type="string">
            <text:p>XEPVJ</text:p>
          </table:table-cell>
          <table:table-cell office:value-type="string" calcext:value-type="string">
            <text:p>AM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1 <text:s/>-D <text:s/>0.02 <text:s/>-N</text:p>
          </table:table-cell>
          <table:table-cell office:value-type="string" calcext:value-type="string">
            <text:p>24/02/08</text:p>
          </table:table-cell>
          <table:table-cell office:value-type="string" calcext:value-type="string">
            <text:p>23/02/20</text:p>
          </table:table-cell>
          <table:table-cell office:value-type="float" office:value="203649" calcext:value-type="float">
            <text:p>203649</text:p>
          </table:table-cell>
          <table:table-cell office:value-type="float" office:value="1051338" calcext:value-type="float">
            <text:p>1051338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PUERTO VALLART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VALLARTA, S.A. DE C.V.</text:p>
          </table:table-cell>
          <table:table-cell office:value-type="string" calcext:value-type="string">
            <text:p>XEVAY</text:p>
          </table:table-cell>
          <table:table-cell office:value-type="string" calcext:value-type="string">
            <text:p>AM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29/12/13</text:p>
          </table:table-cell>
          <table:table-cell office:value-type="string" calcext:value-type="string">
            <text:p>28/12/25</text:p>
          </table:table-cell>
          <table:table-cell office:value-type="float" office:value="203649" calcext:value-type="float">
            <text:p>203649</text:p>
          </table:table-cell>
          <table:table-cell office:value-type="float" office:value="1051338" calcext:value-type="float">
            <text:p>1051338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SAN JUAN DE OCOTAN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MELODÍA, S.A. DE C.V.</text:p>
          </table:table-cell>
          <table:table-cell office:value-type="string" calcext:value-type="string">
            <text:p>XEHL</text:p>
          </table:table-cell>
          <table:table-cell office:value-type="string" calcext:value-type="string">
            <text:p>AM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50 -D 50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5251" calcext:value-type="float">
            <text:p>205251</text:p>
          </table:table-cell>
          <table:table-cell office:value-type="float" office:value="1033642" calcext:value-type="float">
            <text:p>1033642</text:p>
          </table:table-cell>
          <table:table-cell office:value-type="float" office:value="1218" calcext:value-type="float">
            <text:p>1218</text:p>
          </table:table-cell>
          <table:table-cell/>
        </table:table-row>
        <table:table-row table:style-name="ro1">
          <table:table-cell office:value-type="string" calcext:value-type="string">
            <text:p>SAN MIGUEL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RECUENCIA RADIOFÓNICA DE OCCIDENTE, S.A. DE C.V.</text:p>
          </table:table-cell>
          <table:table-cell office:value-type="string" calcext:value-type="string">
            <text:p>XEHK</text:p>
          </table:table-cell>
          <table:table-cell office:value-type="string" calcext:value-type="string">
            <text:p>AM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10 -D <text:s/>2.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10150" calcext:value-type="float">
            <text:p>210150</text:p>
          </table:table-cell>
          <table:table-cell office:value-type="float" office:value="1022353" calcext:value-type="float">
            <text:p>1022353</text:p>
          </table:table-cell>
          <table:table-cell office:value-type="float" office:value="1849" calcext:value-type="float">
            <text:p>1849</text:p>
          </table:table-cell>
          <table:table-cell/>
        </table:table-row>
        <table:table-row table:style-name="ro1">
          <table:table-cell office:value-type="string" calcext:value-type="string">
            <text:p>SAN MIGUEL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ZJ-AM S.A. DE C.V.</text:p>
          </table:table-cell>
          <table:table-cell office:value-type="string" calcext:value-type="string">
            <text:p>XEZJ</text:p>
          </table:table-cell>
          <table:table-cell office:value-type="string" calcext:value-type="string">
            <text:p>AM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20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10150" calcext:value-type="float">
            <text:p>210150</text:p>
          </table:table-cell>
          <table:table-cell office:value-type="float" office:value="1022353" calcext:value-type="float">
            <text:p>1022353</text:p>
          </table:table-cell>
          <table:table-cell office:value-type="float" office:value="1849" calcext:value-type="float">
            <text:p>1849</text:p>
          </table:table-cell>
          <table:table-cell/>
        </table:table-row>
        <table:table-row table:style-name="ro1">
          <table:table-cell office:value-type="string" calcext:value-type="string">
            <text:p>SAN PEDRO TLAQUEPAQUE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ÉXICO RADIO, S.A. DE C.V.</text:p>
          </table:table-cell>
          <table:table-cell office:value-type="string" calcext:value-type="string">
            <text:p>XEABCJ</text:p>
          </table:table-cell>
          <table:table-cell office:value-type="string" calcext:value-type="string">
            <text:p>AM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0 -D <text:s/>1 -N</text:p>
          </table:table-cell>
          <table:table-cell office:value-type="string" calcext:value-type="string">
            <text:p>26/11/10</text:p>
          </table:table-cell>
          <table:table-cell office:value-type="string" calcext:value-type="string">
            <text:p>25/11/20</text:p>
          </table:table-cell>
          <table:table-cell office:value-type="float" office:value="203819" calcext:value-type="float">
            <text:p>203819</text:p>
          </table:table-cell>
          <table:table-cell office:value-type="float" office:value="1031826" calcext:value-type="float">
            <text:p>1031826</text:p>
          </table:table-cell>
          <table:table-cell office:value-type="float" office:value="1569" calcext:value-type="float">
            <text:p>1569</text:p>
          </table:table-cell>
          <table:table-cell/>
        </table:table-row>
        <table:table-row table:style-name="ro1">
          <table:table-cell office:value-type="string" calcext:value-type="string">
            <text:p>SAN PEDRO TLAQUEPAQUE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AV, S.A. DE C.V.</text:p>
          </table:table-cell>
          <table:table-cell office:value-type="string" calcext:value-type="string">
            <text:p>XEAV</text:p>
          </table:table-cell>
          <table:table-cell office:value-type="string" calcext:value-type="string">
            <text:p>AM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10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3819" calcext:value-type="float">
            <text:p>203819</text:p>
          </table:table-cell>
          <table:table-cell office:value-type="float" office:value="1031826" calcext:value-type="float">
            <text:p>1031826</text:p>
          </table:table-cell>
          <table:table-cell office:value-type="float" office:value="1569" calcext:value-type="float">
            <text:p>1569</text:p>
          </table:table-cell>
          <table:table-cell/>
        </table:table-row>
        <table:table-row table:style-name="ro1">
          <table:table-cell office:value-type="string" calcext:value-type="string">
            <text:p>SAN PEDRO TLAQUEPAQUE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EMIA</text:p>
          </table:table-cell>
          <table:table-cell office:value-type="string" calcext:value-type="string">
            <text:p>AM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3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3819" calcext:value-type="float">
            <text:p>203819</text:p>
          </table:table-cell>
          <table:table-cell office:value-type="float" office:value="1031826" calcext:value-type="float">
            <text:p>1031826</text:p>
          </table:table-cell>
          <table:table-cell office:value-type="float" office:value="1569" calcext:value-type="float">
            <text:p>1569</text:p>
          </table:table-cell>
          <table:table-cell/>
        </table:table-row>
        <table:table-row table:style-name="ro1">
          <table:table-cell office:value-type="string" calcext:value-type="string">
            <text:p>SAN PEDRO TLAQUEPAQUE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EPJ</text:p>
          </table:table-cell>
          <table:table-cell office:value-type="string" calcext:value-type="string">
            <text:p>AM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10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3819" calcext:value-type="float">
            <text:p>203819</text:p>
          </table:table-cell>
          <table:table-cell office:value-type="float" office:value="1031826" calcext:value-type="float">
            <text:p>1031826</text:p>
          </table:table-cell>
          <table:table-cell office:value-type="float" office:value="1569" calcext:value-type="float">
            <text:p>1569</text:p>
          </table:table-cell>
          <table:table-cell/>
        </table:table-row>
        <table:table-row table:style-name="ro1">
          <table:table-cell office:value-type="string" calcext:value-type="string">
            <text:p>SAN PEDRO TLAQUEPAQUE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MPULSORA DE OCCIDENTE, S.A. DE C.V.</text:p>
          </table:table-cell>
          <table:table-cell office:value-type="string" calcext:value-type="string">
            <text:p>XESP</text:p>
          </table:table-cell>
          <table:table-cell office:value-type="string" calcext:value-type="string">
            <text:p>AM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10 -D <text:s/>1 -N</text:p>
          </table:table-cell>
          <table:table-cell office:value-type="string" calcext:value-type="string">
            <text:p>08/01/10</text:p>
          </table:table-cell>
          <table:table-cell office:value-type="string" calcext:value-type="string">
            <text:p>07/01/22</text:p>
          </table:table-cell>
          <table:table-cell office:value-type="float" office:value="203819" calcext:value-type="float">
            <text:p>203819</text:p>
          </table:table-cell>
          <table:table-cell office:value-type="float" office:value="1031826" calcext:value-type="float">
            <text:p>1031826</text:p>
          </table:table-cell>
          <table:table-cell office:value-type="float" office:value="1569" calcext:value-type="float">
            <text:p>1569</text:p>
          </table:table-cell>
          <table:table-cell/>
        </table:table-row>
        <table:table-row table:style-name="ro1">
          <table:table-cell office:value-type="string" calcext:value-type="string">
            <text:p>SANTA ANA TEPETITLAN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FORMA, S.A. DE C.V.</text:p>
          </table:table-cell>
          <table:table-cell office:value-type="string" calcext:value-type="string">
            <text:p>XEAAA</text:p>
          </table:table-cell>
          <table:table-cell office:value-type="string" calcext:value-type="string">
            <text:p>AM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20 -D <text:s/>1 -N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04314" calcext:value-type="float">
            <text:p>204314</text:p>
          </table:table-cell>
          <table:table-cell office:value-type="float" office:value="1032318" calcext:value-type="float">
            <text:p>1032318</text:p>
          </table:table-cell>
          <table:table-cell office:value-type="float" office:value="1575" calcext:value-type="float">
            <text:p>1575</text:p>
          </table:table-cell>
          <table:table-cell/>
        </table:table-row>
        <table:table-row table:style-name="ro1">
          <table:table-cell office:value-type="string" calcext:value-type="string">
            <text:p>SANTA ANA TEPETITLAN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OCIEDAD DE MEDIOS, S.A. DE C.V.</text:p>
          </table:table-cell>
          <table:table-cell office:value-type="string" calcext:value-type="string">
            <text:p>XEBBB</text:p>
          </table:table-cell>
          <table:table-cell office:value-type="string" calcext:value-type="string">
            <text:p>AM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10 -D <text:s/>1 -N</text:p>
          </table:table-cell>
          <table:table-cell office:value-type="string" calcext:value-type="string">
            <text:p>25/02/02</text:p>
          </table:table-cell>
          <table:table-cell office:value-type="string" calcext:value-type="string">
            <text:p>24/02/14</text:p>
          </table:table-cell>
          <table:table-cell office:value-type="float" office:value="204314" calcext:value-type="float">
            <text:p>204314</text:p>
          </table:table-cell>
          <table:table-cell office:value-type="float" office:value="1032318" calcext:value-type="float">
            <text:p>1032318</text:p>
          </table:table-cell>
          <table:table-cell office:value-type="float" office:value="1575" calcext:value-type="float">
            <text:p>1575</text:p>
          </table:table-cell>
          <table:table-cell/>
        </table:table-row>
        <table:table-row table:style-name="ro1">
          <table:table-cell office:value-type="string" calcext:value-type="string">
            <text:p>TAMAZULA DE GORDIANO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SISTEMA DEL SUR, S.A. DE C.V.</text:p>
          </table:table-cell>
          <table:table-cell office:value-type="string" calcext:value-type="string">
            <text:p>XEXXX</text:p>
          </table:table-cell>
          <table:table-cell office:value-type="string" calcext:value-type="string">
            <text:p>AM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5 -D <text:s/>1 -N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194035" calcext:value-type="float">
            <text:p>194035</text:p>
          </table:table-cell>
          <table:table-cell office:value-type="float" office:value="1031500" calcext:value-type="float">
            <text:p>1031500</text:p>
          </table:table-cell>
          <table:table-cell office:value-type="float" office:value="1117" calcext:value-type="float">
            <text:p>1117</text:p>
          </table:table-cell>
          <table:table-cell/>
        </table:table-row>
        <table:table-row table:style-name="ro1">
          <table:table-cell office:value-type="string" calcext:value-type="string">
            <text:p>TONALÁ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AD-AM, S.A. DE C.V.</text:p>
          </table:table-cell>
          <table:table-cell office:value-type="string" calcext:value-type="string">
            <text:p>XEAD</text:p>
          </table:table-cell>
          <table:table-cell office:value-type="string" calcext:value-type="string">
            <text:p>AM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50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3724" calcext:value-type="float">
            <text:p>203724</text:p>
          </table:table-cell>
          <table:table-cell office:value-type="float" office:value="1031444" calcext:value-type="float">
            <text:p>1031444</text:p>
          </table:table-cell>
          <table:table-cell office:value-type="float" office:value="1653" calcext:value-type="float">
            <text:p>1653</text:p>
          </table:table-cell>
          <table:table-cell/>
        </table:table-row>
        <table:table-row table:style-name="ro1">
          <table:table-cell office:value-type="string" calcext:value-type="string">
            <text:p>TONALÁ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DKR-AM, S.A. DE C.V.</text:p>
          </table:table-cell>
          <table:table-cell office:value-type="string" calcext:value-type="string">
            <text:p>XEDKR</text:p>
          </table:table-cell>
          <table:table-cell office:value-type="string" calcext:value-type="string">
            <text:p>AM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0 -D <text:s/>0.15 -N</text:p>
          </table:table-cell>
          <table:table-cell office:value-type="string" calcext:value-type="string">
            <text:p>19/10/03</text:p>
          </table:table-cell>
          <table:table-cell office:value-type="string" calcext:value-type="string">
            <text:p>18/10/15</text:p>
          </table:table-cell>
          <table:table-cell office:value-type="float" office:value="203724" calcext:value-type="float">
            <text:p>203724</text:p>
          </table:table-cell>
          <table:table-cell office:value-type="float" office:value="1031444" calcext:value-type="float">
            <text:p>1031444</text:p>
          </table:table-cell>
          <table:table-cell office:value-type="float" office:value="1653" calcext:value-type="float">
            <text:p>1653</text:p>
          </table:table-cell>
          <table:table-cell/>
        </table:table-row>
        <table:table-row table:style-name="ro1">
          <table:table-cell office:value-type="string" calcext:value-type="string">
            <text:p>TONALÁ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TIA-AM, S.A. DE C.V.</text:p>
          </table:table-cell>
          <table:table-cell office:value-type="string" calcext:value-type="string">
            <text:p>XETIA</text:p>
          </table:table-cell>
          <table:table-cell office:value-type="string" calcext:value-type="string">
            <text:p>AM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10 -D <text:s/>1 -N</text:p>
          </table:table-cell>
          <table:table-cell office:value-type="string" calcext:value-type="string">
            <text:p>10/03/10</text:p>
          </table:table-cell>
          <table:table-cell office:value-type="string" calcext:value-type="string">
            <text:p>09/03/20</text:p>
          </table:table-cell>
          <table:table-cell office:value-type="float" office:value="203724" calcext:value-type="float">
            <text:p>203724</text:p>
          </table:table-cell>
          <table:table-cell office:value-type="float" office:value="1031444" calcext:value-type="float">
            <text:p>1031444</text:p>
          </table:table-cell>
          <table:table-cell office:value-type="float" office:value="1653" calcext:value-type="float">
            <text:p>1653</text:p>
          </table:table-cell>
          <table:table-cell/>
        </table:table-row>
        <table:table-row table:style-name="ro1">
          <table:table-cell office:value-type="string" calcext:value-type="string">
            <text:p>ZAPOPAN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DENA RADIODIFUSORA MEXICANA, S.A. DE C.V.</text:p>
          </table:table-cell>
          <table:table-cell office:value-type="string" calcext:value-type="string">
            <text:p>XEWK</text:p>
          </table:table-cell>
          <table:table-cell office:value-type="string" calcext:value-type="string">
            <text:p>AM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50 -D <text:s/>10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4314" calcext:value-type="float">
            <text:p>204314</text:p>
          </table:table-cell>
          <table:table-cell office:value-type="float" office:value="1032318" calcext:value-type="float">
            <text:p>1032318</text:p>
          </table:table-cell>
          <table:table-cell office:value-type="float" office:value="1575" calcext:value-type="float">
            <text:p>1575</text:p>
          </table:table-cell>
          <table:table-cell/>
        </table:table-row>
        <table:table-row table:style-name="ro1">
          <table:table-cell office:value-type="string" calcext:value-type="string">
            <text:p>CACALOMACAN</text:p>
          </table:table-cell>
          <table:table-cell office:value-type="string" calcext:value-type="string">
            <text:p>ME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S CAPITAL, <text:s/>S.A. DE C.V.</text:p>
          </table:table-cell>
          <table:table-cell office:value-type="string" calcext:value-type="string">
            <text:p>XECH</text:p>
          </table:table-cell>
          <table:table-cell office:value-type="string" calcext:value-type="string">
            <text:p>AM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5 -D <text:s/>0.75 -N</text:p>
          </table:table-cell>
          <table:table-cell office:value-type="string" calcext:value-type="string">
            <text:p>16/09/03</text:p>
          </table:table-cell>
          <table:table-cell office:value-type="string" calcext:value-type="string">
            <text:p>15/09/15</text:p>
          </table:table-cell>
          <table:table-cell office:value-type="float" office:value="191510" calcext:value-type="float">
            <text:p>191510</text:p>
          </table:table-cell>
          <table:table-cell office:value-type="float" office:value="994217" calcext:value-type="float">
            <text:p>994217</text:p>
          </table:table-cell>
          <table:table-cell office:value-type="float" office:value="2767" calcext:value-type="float">
            <text:p>2767</text:p>
          </table:table-cell>
          <table:table-cell/>
        </table:table-row>
        <table:table-row table:style-name="ro1">
          <table:table-cell office:value-type="string" calcext:value-type="string">
            <text:p>CACALOMACAN</text:p>
          </table:table-cell>
          <table:table-cell office:value-type="string" calcext:value-type="string">
            <text:p>ME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TOLUCA, S.A. DE C.V.</text:p>
          </table:table-cell>
          <table:table-cell office:value-type="string" calcext:value-type="string">
            <text:p>XEQY</text:p>
          </table:table-cell>
          <table:table-cell office:value-type="string" calcext:value-type="string">
            <text:p>A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.5 -D <text:s/>2.5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1510" calcext:value-type="float">
            <text:p>191510</text:p>
          </table:table-cell>
          <table:table-cell office:value-type="float" office:value="994217" calcext:value-type="float">
            <text:p>994217</text:p>
          </table:table-cell>
          <table:table-cell office:value-type="float" office:value="2767" calcext:value-type="float">
            <text:p>2767</text:p>
          </table:table-cell>
          <table:table-cell/>
        </table:table-row>
        <table:table-row table:style-name="ro1">
          <table:table-cell office:value-type="string" calcext:value-type="string">
            <text:p>CHAPINGO</text:p>
          </table:table-cell>
          <table:table-cell office:value-type="string" calcext:value-type="string">
            <text:p>ME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<text:s/>CHAPINGO</text:p>
          </table:table-cell>
          <table:table-cell office:value-type="string" calcext:value-type="string">
            <text:p>XEUACH</text:p>
          </table:table-cell>
          <table:table-cell office:value-type="string" calcext:value-type="string">
            <text:p>AM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5 -D <text:s/>5 -N</text:p>
          </table:table-cell>
          <table:table-cell office:value-type="string" calcext:value-type="string">
            <text:p>25/04/09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3020" calcext:value-type="float">
            <text:p>193020</text:p>
          </table:table-cell>
          <table:table-cell office:value-type="float" office:value="985255" calcext:value-type="float">
            <text:p>985255</text:p>
          </table:table-cell>
          <table:table-cell office:value-type="float" office:value="2247" calcext:value-type="float">
            <text:p>2247</text:p>
          </table:table-cell>
          <table:table-cell/>
        </table:table-row>
        <table:table-row table:style-name="ro1">
          <table:table-cell office:value-type="string" calcext:value-type="string">
            <text:p>HUIXQUILUCAN</text:p>
          </table:table-cell>
          <table:table-cell office:value-type="string" calcext:value-type="string">
            <text:p>MEX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PRODUCTORA Y DIFUSORA UNIVERSITARIA, A.C.</text:p>
          </table:table-cell>
          <table:table-cell office:value-type="string" calcext:value-type="string">
            <text:p>XEANAH</text:p>
          </table:table-cell>
          <table:table-cell office:value-type="string" calcext:value-type="string">
            <text:p>AM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01/03/10</text:p>
          </table:table-cell>
          <table:table-cell office:value-type="string" calcext:value-type="string">
            <text:p>01/03/22</text:p>
          </table:table-cell>
          <table:table-cell office:value-type="float" office:value="192140" calcext:value-type="float">
            <text:p>192140</text:p>
          </table:table-cell>
          <table:table-cell office:value-type="float" office:value="992103" calcext:value-type="float">
            <text:p>992103</text:p>
          </table:table-cell>
          <table:table-cell office:value-type="float" office:value="2726" calcext:value-type="float">
            <text:p>2726</text:p>
          </table:table-cell>
          <table:table-cell/>
        </table:table-row>
        <table:table-row table:style-name="ro1">
          <table:table-cell office:value-type="string" calcext:value-type="string">
            <text:p>IXTAPAN DE LA SAL</text:p>
          </table:table-cell>
          <table:table-cell office:value-type="string" calcext:value-type="string">
            <text:p>ME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GRACIELA BARRERA Y DE LA GARZA</text:p>
          </table:table-cell>
          <table:table-cell office:value-type="string" calcext:value-type="string">
            <text:p>XEXI</text:p>
          </table:table-cell>
          <table:table-cell office:value-type="string" calcext:value-type="string">
            <text:p>A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2.5 -D <text:s/>1 -N</text:p>
          </table:table-cell>
          <table:table-cell office:value-type="string" calcext:value-type="string">
            <text:p>17/07/02</text:p>
          </table:table-cell>
          <table:table-cell office:value-type="string" calcext:value-type="string">
            <text:p>16/07/14</text:p>
          </table:table-cell>
          <table:table-cell office:value-type="float" office:value="185041" calcext:value-type="float">
            <text:p>185041</text:p>
          </table:table-cell>
          <table:table-cell office:value-type="float" office:value="994033" calcext:value-type="float">
            <text:p>994033</text:p>
          </table:table-cell>
          <table:table-cell office:value-type="float" office:value="1884" calcext:value-type="float">
            <text:p>1884</text:p>
          </table:table-cell>
          <table:table-cell/>
        </table:table-row>
        <table:table-row table:style-name="ro1">
          <table:table-cell office:value-type="string" calcext:value-type="string">
            <text:p>LOS REYES ACAQUILPAN</text:p>
          </table:table-cell>
          <table:table-cell office:value-type="string" calcext:value-type="string">
            <text:p>ME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EL</text:p>
          </table:table-cell>
          <table:table-cell office:value-type="string" calcext:value-type="string">
            <text:p>AM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35 -D <text:s/>5 -N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192138" calcext:value-type="float">
            <text:p>192138</text:p>
          </table:table-cell>
          <table:table-cell office:value-type="float" office:value="985848" calcext:value-type="float">
            <text:p>985848</text:p>
          </table:table-cell>
          <table:table-cell office:value-type="float" office:value="2260" calcext:value-type="float">
            <text:p>2260</text:p>
          </table:table-cell>
          <table:table-cell/>
        </table:table-row>
        <table:table-row table:style-name="ro1">
          <table:table-cell office:value-type="string" calcext:value-type="string">
            <text:p>LOS REYES ACAQUILPAN</text:p>
          </table:table-cell>
          <table:table-cell office:value-type="string" calcext:value-type="string">
            <text:p>ME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PUBLICIDAD LATINOAMERICANA, S.A. DE C.V.</text:p>
          </table:table-cell>
          <table:table-cell office:value-type="string" calcext:value-type="string">
            <text:p>XEVOZ</text:p>
          </table:table-cell>
          <table:table-cell office:value-type="string" calcext:value-type="string">
            <text:p>AM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20 -D <text:s/>10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138" calcext:value-type="float">
            <text:p>192138</text:p>
          </table:table-cell>
          <table:table-cell office:value-type="float" office:value="985848" calcext:value-type="float">
            <text:p>985848</text:p>
          </table:table-cell>
          <table:table-cell office:value-type="float" office:value="2260" calcext:value-type="float">
            <text:p>2260</text:p>
          </table:table-cell>
          <table:table-cell/>
        </table:table-row>
        <table:table-row table:style-name="ro1">
          <table:table-cell office:value-type="string" calcext:value-type="string">
            <text:p>METEPEC</text:p>
          </table:table-cell>
          <table:table-cell office:value-type="string" calcext:value-type="string">
            <text:p>ME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MÉXICO</text:p>
          </table:table-cell>
          <table:table-cell office:value-type="string" calcext:value-type="string">
            <text:p>XEGEM</text:p>
          </table:table-cell>
          <table:table-cell office:value-type="string" calcext:value-type="string">
            <text:p>AM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2.5 -D <text:s/>0.25 -N</text:p>
          </table:table-cell>
          <table:table-cell office:value-type="string" calcext:value-type="string">
            <text:p>02/07/04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1501" calcext:value-type="float">
            <text:p>191501</text:p>
          </table:table-cell>
          <table:table-cell office:value-type="float" office:value="993617" calcext:value-type="float">
            <text:p>993617</text:p>
          </table:table-cell>
          <table:table-cell office:value-type="float" office:value="2633" calcext:value-type="float">
            <text:p>2633</text:p>
          </table:table-cell>
          <table:table-cell/>
        </table:table-row>
        <table:table-row table:style-name="ro1">
          <table:table-cell office:value-type="string" calcext:value-type="string">
            <text:p>SAN ANDRÉS DE LA CAÑADA</text:p>
          </table:table-cell>
          <table:table-cell office:value-type="string" calcext:value-type="string">
            <text:p>ME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6.20, S.A. DE C.V.</text:p>
          </table:table-cell>
          <table:table-cell office:value-type="string" calcext:value-type="string">
            <text:p>XENK</text:p>
          </table:table-cell>
          <table:table-cell office:value-type="string" calcext:value-type="string">
            <text:p>A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50 -D <text:s/>5 -N</text:p>
          </table:table-cell>
          <table:table-cell office:value-type="string" calcext:value-type="string">
            <text:p>21/02/10</text:p>
          </table:table-cell>
          <table:table-cell office:value-type="string" calcext:value-type="string">
            <text:p>20/02/20</text:p>
          </table:table-cell>
          <table:table-cell office:value-type="float" office:value="191910" calcext:value-type="float">
            <text:p>191910</text:p>
          </table:table-cell>
          <table:table-cell office:value-type="float" office:value="992221" calcext:value-type="float">
            <text:p>992221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SAN SEBASTIÁN CHIMALPA</text:p>
          </table:table-cell>
          <table:table-cell office:value-type="string" calcext:value-type="string">
            <text:p>ME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ÉXICO RADIO, S.A. DE C.V.</text:p>
          </table:table-cell>
          <table:table-cell office:value-type="string" calcext:value-type="string">
            <text:p>XEABC</text:p>
          </table:table-cell>
          <table:table-cell office:value-type="string" calcext:value-type="string">
            <text:p>AM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70 -D <text:s/>10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250" calcext:value-type="float">
            <text:p>192250</text:p>
          </table:table-cell>
          <table:table-cell office:value-type="float" office:value="985710" calcext:value-type="float">
            <text:p>985710</text:p>
          </table:table-cell>
          <table:table-cell office:value-type="float" office:value="2260" calcext:value-type="float">
            <text:p>2260</text:p>
          </table:table-cell>
          <table:table-cell/>
        </table:table-row>
        <table:table-row table:style-name="ro1">
          <table:table-cell office:value-type="string" calcext:value-type="string">
            <text:p>TEJUPILCO DE HIDALGO</text:p>
          </table:table-cell>
          <table:table-cell office:value-type="string" calcext:value-type="string">
            <text:p>ME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MÉXICO</text:p>
          </table:table-cell>
          <table:table-cell office:value-type="string" calcext:value-type="string">
            <text:p>XETEJ</text:p>
          </table:table-cell>
          <table:table-cell office:value-type="string" calcext:value-type="string">
            <text:p>AM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0.5 -D <text:s/>0.25 -N</text:p>
          </table:table-cell>
          <table:table-cell office:value-type="string" calcext:value-type="string">
            <text:p>02/07/04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85421" calcext:value-type="float">
            <text:p>185421</text:p>
          </table:table-cell>
          <table:table-cell office:value-type="float" office:value="1000910" calcext:value-type="float">
            <text:p>1000910</text:p>
          </table:table-cell>
          <table:table-cell office:value-type="float" office:value="1330" calcext:value-type="float">
            <text:p>1330</text:p>
          </table:table-cell>
          <table:table-cell/>
        </table:table-row>
        <table:table-row table:style-name="ro1">
          <table:table-cell office:value-type="string" calcext:value-type="string">
            <text:p>TLALMANALCO</text:p>
          </table:table-cell>
          <table:table-cell office:value-type="string" calcext:value-type="string">
            <text:p>ME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WF, S.A.</text:p>
          </table:table-cell>
          <table:table-cell office:value-type="string" calcext:value-type="string">
            <text:p>XEWF</text:p>
          </table:table-cell>
          <table:table-cell office:value-type="string" calcext:value-type="string">
            <text:p>AM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20 -D <text:s/>2.5 -N</text:p>
          </table:table-cell>
          <table:table-cell office:value-type="string" calcext:value-type="string">
            <text:p>10/10/09</text:p>
          </table:table-cell>
          <table:table-cell office:value-type="string" calcext:value-type="string">
            <text:p>09/10/19</text:p>
          </table:table-cell>
          <table:table-cell office:value-type="float" office:value="191216" calcext:value-type="float">
            <text:p>191216</text:p>
          </table:table-cell>
          <table:table-cell office:value-type="float" office:value="984809" calcext:value-type="float">
            <text:p>984809</text:p>
          </table:table-cell>
          <table:table-cell office:value-type="float" office:value="2392" calcext:value-type="float">
            <text:p>2392</text:p>
          </table:table-cell>
          <table:table-cell/>
        </table:table-row>
        <table:table-row table:style-name="ro1">
          <table:table-cell office:value-type="string" calcext:value-type="string">
            <text:p>TLALNEPANTLA</text:p>
          </table:table-cell>
          <table:table-cell office:value-type="string" calcext:value-type="string">
            <text:p>ME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FAJ, S.A. DE C.V.</text:p>
          </table:table-cell>
          <table:table-cell office:value-type="string" calcext:value-type="string">
            <text:p>XEINFO</text:p>
          </table:table-cell>
          <table:table-cell office:value-type="string" calcext:value-type="string">
            <text:p>AM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50 -D <text:s/>10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3212" calcext:value-type="float">
            <text:p>193212</text:p>
          </table:table-cell>
          <table:table-cell office:value-type="float" office:value="991141" calcext:value-type="float">
            <text:p>991141</text:p>
          </table:table-cell>
          <table:table-cell office:value-type="float" office:value="2254" calcext:value-type="float">
            <text:p>2254</text:p>
          </table:table-cell>
          <table:table-cell/>
        </table:table-row>
        <table:table-row table:style-name="ro1">
          <table:table-cell office:value-type="string" calcext:value-type="string">
            <text:p>TLALNEPANTLA</text:p>
          </table:table-cell>
          <table:table-cell office:value-type="string" calcext:value-type="string">
            <text:p>ME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RED, S.A. DE C.V.</text:p>
          </table:table-cell>
          <table:table-cell office:value-type="string" calcext:value-type="string">
            <text:p>XERED</text:p>
          </table:table-cell>
          <table:table-cell office:value-type="string" calcext:value-type="string">
            <text:p>AM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100 -D <text:s/>50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3212" calcext:value-type="float">
            <text:p>193212</text:p>
          </table:table-cell>
          <table:table-cell office:value-type="float" office:value="991141" calcext:value-type="float">
            <text:p>991141</text:p>
          </table:table-cell>
          <table:table-cell office:value-type="float" office:value="2254" calcext:value-type="float">
            <text:p>2254</text:p>
          </table:table-cell>
          <table:table-cell/>
        </table:table-row>
        <table:table-row table:style-name="ro1">
          <table:table-cell office:value-type="string" calcext:value-type="string">
            <text:p>TULTITLAN</text:p>
          </table:table-cell>
          <table:table-cell office:value-type="string" calcext:value-type="string">
            <text:p>ME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MÉXICO</text:p>
          </table:table-cell>
          <table:table-cell office:value-type="string" calcext:value-type="string">
            <text:p>XETUL</text:p>
          </table:table-cell>
          <table:table-cell office:value-type="string" calcext:value-type="string">
            <text:p>AM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5 -D <text:s/>0.25 -N</text:p>
          </table:table-cell>
          <table:table-cell office:value-type="string" calcext:value-type="string">
            <text:p>02/07/04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3842" calcext:value-type="float">
            <text:p>193842</text:p>
          </table:table-cell>
          <table:table-cell office:value-type="float" office:value="991010" calcext:value-type="float">
            <text:p>991010</text:p>
          </table:table-cell>
          <table:table-cell office:value-type="float" office:value="2252" calcext:value-type="float">
            <text:p>2252</text:p>
          </table:table-cell>
          <table:table-cell/>
        </table:table-row>
        <table:table-row table:style-name="ro1">
          <table:table-cell office:value-type="string" calcext:value-type="string">
            <text:p>APATZINGÁN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JOSÉ LARIS RODRÍGUEZ</text:p>
          </table:table-cell>
          <table:table-cell office:value-type="string" calcext:value-type="string">
            <text:p>XEAPM</text:p>
          </table:table-cell>
          <table:table-cell office:value-type="string" calcext:value-type="string">
            <text:p>AM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16/03/05</text:p>
          </table:table-cell>
          <table:table-cell office:value-type="string" calcext:value-type="string">
            <text:p>13/03/17</text:p>
          </table:table-cell>
          <table:table-cell office:value-type="float" office:value="190519" calcext:value-type="float">
            <text:p>190519</text:p>
          </table:table-cell>
          <table:table-cell office:value-type="float" office:value="1022103" calcext:value-type="float">
            <text:p>1022103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string" calcext:value-type="string">
            <text:p>APATZINGÁN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ANUEL FLORES Y COMPAÑÍA, S. EN N. C.</text:p>
          </table:table-cell>
          <table:table-cell office:value-type="string" calcext:value-type="string">
            <text:p>XECJ</text:p>
          </table:table-cell>
          <table:table-cell office:value-type="string" calcext:value-type="string">
            <text:p>A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1 -D <text:s/>0.25 -N</text:p>
          </table:table-cell>
          <table:table-cell office:value-type="string" calcext:value-type="string">
            <text:p>22/07/10</text:p>
          </table:table-cell>
          <table:table-cell office:value-type="string" calcext:value-type="string">
            <text:p>21/07/20</text:p>
          </table:table-cell>
          <table:table-cell office:value-type="float" office:value="190519" calcext:value-type="float">
            <text:p>190519</text:p>
          </table:table-cell>
          <table:table-cell office:value-type="float" office:value="1022103" calcext:value-type="float">
            <text:p>1022103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string" calcext:value-type="string">
            <text:p>APATZINGÁN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ML, S.A.</text:p>
          </table:table-cell>
          <table:table-cell office:value-type="string" calcext:value-type="string">
            <text:p>XEML</text:p>
          </table:table-cell>
          <table:table-cell office:value-type="string" calcext:value-type="string">
            <text:p>AM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5 -D <text:s/>1.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0519" calcext:value-type="float">
            <text:p>190519</text:p>
          </table:table-cell>
          <table:table-cell office:value-type="float" office:value="1022103" calcext:value-type="float">
            <text:p>1022103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string" calcext:value-type="string">
            <text:p>CHERAN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EPUR</text:p>
          </table:table-cell>
          <table:table-cell office:value-type="string" calcext:value-type="string">
            <text:p>AM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8 -D <text:s/>N.A. -N</text:p>
          </table:table-cell>
          <table:table-cell office:value-type="string" calcext:value-type="string">
            <text:p>26/01/88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194112" calcext:value-type="float">
            <text:p>194112</text:p>
          </table:table-cell>
          <table:table-cell office:value-type="float" office:value="1015717" calcext:value-type="float">
            <text:p>1015717</text:p>
          </table:table-cell>
          <table:table-cell office:value-type="float" office:value="2377" calcext:value-type="float">
            <text:p>2377</text:p>
          </table:table-cell>
          <table:table-cell/>
        </table:table-row>
        <table:table-row table:style-name="ro1">
          <table:table-cell office:value-type="string" calcext:value-type="string">
            <text:p>HUETAMO DE NÚÑEZ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NALES RADIOFÓNICOS, S.A.</text:p>
          </table:table-cell>
          <table:table-cell office:value-type="string" calcext:value-type="string">
            <text:p>XEKN</text:p>
          </table:table-cell>
          <table:table-cell office:value-type="string" calcext:value-type="string">
            <text:p>AM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 -D <text:s/>N.A. -N</text:p>
          </table:table-cell>
          <table:table-cell office:value-type="string" calcext:value-type="string">
            <text:p>15/11/11</text:p>
          </table:table-cell>
          <table:table-cell office:value-type="string" calcext:value-type="string">
            <text:p>14/11/23</text:p>
          </table:table-cell>
          <table:table-cell office:value-type="float" office:value="183737" calcext:value-type="float">
            <text:p>183737</text:p>
          </table:table-cell>
          <table:table-cell office:value-type="float" office:value="1005350" calcext:value-type="float">
            <text:p>1005350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string" calcext:value-type="string">
            <text:p>JIQUILPAN DE JUÁREZ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IX, S.A.</text:p>
          </table:table-cell>
          <table:table-cell office:value-type="string" calcext:value-type="string">
            <text:p>XEIX</text:p>
          </table:table-cell>
          <table:table-cell office:value-type="string" calcext:value-type="string">
            <text:p>AM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1 -D <text:s/>0.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5939" calcext:value-type="float">
            <text:p>195939</text:p>
          </table:table-cell>
          <table:table-cell office:value-type="float" office:value="1024302" calcext:value-type="float">
            <text:p>1024302</text:p>
          </table:table-cell>
          <table:table-cell office:value-type="float" office:value="1542" calcext:value-type="float">
            <text:p>1542</text:p>
          </table:table-cell>
          <table:table-cell/>
        </table:table-row>
        <table:table-row table:style-name="ro1">
          <table:table-cell office:value-type="string" calcext:value-type="string">
            <text:p>LA PIEDAD DE CABADAS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980 DUAL ESTÉREO, S.A. DE C.V.</text:p>
          </table:table-cell>
          <table:table-cell office:value-type="string" calcext:value-type="string">
            <text:p>XELC</text:p>
          </table:table-cell>
          <table:table-cell office:value-type="string" calcext:value-type="string">
            <text:p>AM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5 -D <text:s/>0.2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2021" calcext:value-type="float">
            <text:p>202021</text:p>
          </table:table-cell>
          <table:table-cell office:value-type="float" office:value="1020130" calcext:value-type="float">
            <text:p>1020130</text:p>
          </table:table-cell>
          <table:table-cell office:value-type="float" office:value="1689" calcext:value-type="float">
            <text:p>1689</text:p>
          </table:table-cell>
          <table:table-cell/>
        </table:table-row>
        <table:table-row table:style-name="ro1">
          <table:table-cell office:value-type="string" calcext:value-type="string">
            <text:p>LÁZARO CÁRDENAS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LCM-AM, S.A. DE C.V.</text:p>
          </table:table-cell>
          <table:table-cell office:value-type="string" calcext:value-type="string">
            <text:p>XELCM</text:p>
          </table:table-cell>
          <table:table-cell office:value-type="string" calcext:value-type="string">
            <text:p>AM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5 -D <text:s/>2.5 -N</text:p>
          </table:table-cell>
          <table:table-cell office:value-type="string" calcext:value-type="string">
            <text:p>24/02/08</text:p>
          </table:table-cell>
          <table:table-cell office:value-type="string" calcext:value-type="string">
            <text:p>23/02/20</text:p>
          </table:table-cell>
          <table:table-cell office:value-type="float" office:value="175722" calcext:value-type="float">
            <text:p>175722</text:p>
          </table:table-cell>
          <table:table-cell office:value-type="float" office:value="1021132" calcext:value-type="float">
            <text:p>10211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OS REYES DE SALGADO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GILBERTO HOSSFELDT DÍAZ</text:p>
          </table:table-cell>
          <table:table-cell office:value-type="string" calcext:value-type="string">
            <text:p>XEGQ</text:p>
          </table:table-cell>
          <table:table-cell office:value-type="string" calcext:value-type="string">
            <text:p>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3.5 -D <text:s/>N.A. </text:p>
          </table:table-cell>
          <table:table-cell office:value-type="string" calcext:value-type="string">
            <text:p>07/06/05</text:p>
          </table:table-cell>
          <table:table-cell office:value-type="string" calcext:value-type="string">
            <text:p>06/06/17</text:p>
          </table:table-cell>
          <table:table-cell office:value-type="float" office:value="193524" calcext:value-type="float">
            <text:p>193524</text:p>
          </table:table-cell>
          <table:table-cell office:value-type="float" office:value="1022827" calcext:value-type="float">
            <text:p>1022827</text:p>
          </table:table-cell>
          <table:table-cell office:value-type="float" office:value="1308" calcext:value-type="float">
            <text:p>1308</text:p>
          </table:table-cell>
          <table:table-cell/>
        </table:table-row>
        <table:table-row table:style-name="ro1">
          <table:table-cell office:value-type="string" calcext:value-type="string">
            <text:p>MORELIA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TREMOR MORELIA, S.A. DE C.V.</text:p>
          </table:table-cell>
          <table:table-cell office:value-type="string" calcext:value-type="string">
            <text:p>XECR</text:p>
          </table:table-cell>
          <table:table-cell office:value-type="string" calcext:value-type="string">
            <text:p>AM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25/06/04</text:p>
          </table:table-cell>
          <table:table-cell office:value-type="string" calcext:value-type="string">
            <text:p>24/06/16</text:p>
          </table:table-cell>
          <table:table-cell office:value-type="float" office:value="194208" calcext:value-type="float">
            <text:p>194208</text:p>
          </table:table-cell>
          <table:table-cell office:value-type="float" office:value="1011108" calcext:value-type="float">
            <text:p>1011108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MORELIA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RLOS DE JESÚS QUIÑONES ARMENDÁRIZ</text:p>
          </table:table-cell>
          <table:table-cell office:value-type="string" calcext:value-type="string">
            <text:p>XELIA</text:p>
          </table:table-cell>
          <table:table-cell office:value-type="string" calcext:value-type="string">
            <text:p>AM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5 -D <text:s/>0.5 -N</text:p>
          </table:table-cell>
          <table:table-cell office:value-type="string" calcext:value-type="string">
            <text:p>24/02/08</text:p>
          </table:table-cell>
          <table:table-cell office:value-type="string" calcext:value-type="string">
            <text:p>23/02/20</text:p>
          </table:table-cell>
          <table:table-cell office:value-type="float" office:value="194208" calcext:value-type="float">
            <text:p>194208</text:p>
          </table:table-cell>
          <table:table-cell office:value-type="float" office:value="1011108" calcext:value-type="float">
            <text:p>1011108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MORELIA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ARIS HERMANOS, S.A.</text:p>
          </table:table-cell>
          <table:table-cell office:value-type="string" calcext:value-type="string">
            <text:p>XELQ</text:p>
          </table:table-cell>
          <table:table-cell office:value-type="string" calcext:value-type="string">
            <text:p>AM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2 -D <text:s/>1.7 -N</text:p>
          </table:table-cell>
          <table:table-cell office:value-type="string" calcext:value-type="string">
            <text:p>12/11/10</text:p>
          </table:table-cell>
          <table:table-cell office:value-type="string" calcext:value-type="string">
            <text:p>11/11/20</text:p>
          </table:table-cell>
          <table:table-cell office:value-type="float" office:value="194208" calcext:value-type="float">
            <text:p>194208</text:p>
          </table:table-cell>
          <table:table-cell office:value-type="float" office:value="1011108" calcext:value-type="float">
            <text:p>1011108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MORELIA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MICHOACÁN</text:p>
          </table:table-cell>
          <table:table-cell office:value-type="string" calcext:value-type="string">
            <text:p>XEREL</text:p>
          </table:table-cell>
          <table:table-cell office:value-type="string" calcext:value-type="string">
            <text:p>AM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29/04/11</text:p>
          </table:table-cell>
          <table:table-cell office:value-type="string" calcext:value-type="string">
            <text:p>28/04/23</text:p>
          </table:table-cell>
          <table:table-cell office:value-type="float" office:value="194208" calcext:value-type="float">
            <text:p>194208</text:p>
          </table:table-cell>
          <table:table-cell office:value-type="float" office:value="1011108" calcext:value-type="float">
            <text:p>1011108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SAHUAYO DE MORELOS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JOSÉ RAÚL NAVA BECERRA</text:p>
          </table:table-cell>
          <table:table-cell office:value-type="string" calcext:value-type="string">
            <text:p>XERNB</text:p>
          </table:table-cell>
          <table:table-cell office:value-type="string" calcext:value-type="string">
            <text:p>AM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14/03/08</text:p>
          </table:table-cell>
          <table:table-cell office:value-type="string" calcext:value-type="string">
            <text:p>13/03/20</text:p>
          </table:table-cell>
          <table:table-cell office:value-type="float" office:value="200327" calcext:value-type="float">
            <text:p>200327</text:p>
          </table:table-cell>
          <table:table-cell office:value-type="float" office:value="1024326" calcext:value-type="float">
            <text:p>1024326</text:p>
          </table:table-cell>
          <table:table-cell office:value-type="float" office:value="1543" calcext:value-type="float">
            <text:p>1543</text:p>
          </table:table-cell>
          <table:table-cell/>
        </table:table-row>
        <table:table-row table:style-name="ro1">
          <table:table-cell office:value-type="string" calcext:value-type="string">
            <text:p>URUAPAN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FN, S.A.</text:p>
          </table:table-cell>
          <table:table-cell office:value-type="string" calcext:value-type="string">
            <text:p>XEFN</text:p>
          </table:table-cell>
          <table:table-cell office:value-type="string" calcext:value-type="string">
            <text:p>AM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1 -D <text:s/>0.1 -N</text:p>
          </table:table-cell>
          <table:table-cell office:value-type="string" calcext:value-type="string">
            <text:p>27/04/03</text:p>
          </table:table-cell>
          <table:table-cell office:value-type="string" calcext:value-type="string">
            <text:p>26/04/15</text:p>
          </table:table-cell>
          <table:table-cell office:value-type="float" office:value="192510" calcext:value-type="float">
            <text:p>192510</text:p>
          </table:table-cell>
          <table:table-cell office:value-type="float" office:value="1020330" calcext:value-type="float">
            <text:p>1020330</text:p>
          </table:table-cell>
          <table:table-cell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string" calcext:value-type="string">
            <text:p>URUAPAN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IP-AM, S.A. DE C.V.</text:p>
          </table:table-cell>
          <table:table-cell office:value-type="string" calcext:value-type="string">
            <text:p>XEIP</text:p>
          </table:table-cell>
          <table:table-cell office:value-type="string" calcext:value-type="string">
            <text:p>AM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03/08/09</text:p>
          </table:table-cell>
          <table:table-cell office:value-type="string" calcext:value-type="string">
            <text:p>02/08/21</text:p>
          </table:table-cell>
          <table:table-cell office:value-type="float" office:value="192510" calcext:value-type="float">
            <text:p>192510</text:p>
          </table:table-cell>
          <table:table-cell office:value-type="float" office:value="1020330" calcext:value-type="float">
            <text:p>1020330</text:p>
          </table:table-cell>
          <table:table-cell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string" calcext:value-type="string">
            <text:p>URUAPAN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UF, S.A.</text:p>
          </table:table-cell>
          <table:table-cell office:value-type="string" calcext:value-type="string">
            <text:p>XEUF</text:p>
          </table:table-cell>
          <table:table-cell office:value-type="string" calcext:value-type="string">
            <text:p>AM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5 -D <text:s/>1 -N</text:p>
          </table:table-cell>
          <table:table-cell office:value-type="string" calcext:value-type="string">
            <text:p>14/07/06</text:p>
          </table:table-cell>
          <table:table-cell office:value-type="string" calcext:value-type="string">
            <text:p>13/07/18</text:p>
          </table:table-cell>
          <table:table-cell office:value-type="float" office:value="192510" calcext:value-type="float">
            <text:p>192510</text:p>
          </table:table-cell>
          <table:table-cell office:value-type="float" office:value="1020330" calcext:value-type="float">
            <text:p>1020330</text:p>
          </table:table-cell>
          <table:table-cell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string" calcext:value-type="string">
            <text:p>ZITÁCUARO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ZITÁCUARO, S.A.</text:p>
          </table:table-cell>
          <table:table-cell office:value-type="string" calcext:value-type="string">
            <text:p>XELX</text:p>
          </table:table-cell>
          <table:table-cell office:value-type="string" calcext:value-type="string">
            <text:p>AM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0 -D <text:s/>0.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3115" calcext:value-type="float">
            <text:p>193115</text:p>
          </table:table-cell>
          <table:table-cell office:value-type="float" office:value="1002430" calcext:value-type="float">
            <text:p>1002430</text:p>
          </table:table-cell>
          <table:table-cell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string" calcext:value-type="string">
            <text:p>CUAUTLA</text:p>
          </table:table-cell>
          <table:table-cell office:value-type="string" calcext:value-type="string">
            <text:p>MOR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MORELOS</text:p>
          </table:table-cell>
          <table:table-cell office:value-type="string" calcext:value-type="string">
            <text:p>XECTAM</text:p>
          </table:table-cell>
          <table:table-cell office:value-type="string" calcext:value-type="string">
            <text:p>AM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1 -D <text:s/>0.25 -N</text:p>
          </table:table-cell>
          <table:table-cell office:value-type="string" calcext:value-type="string">
            <text:p>26/06/13</text:p>
          </table:table-cell>
          <table:table-cell office:value-type="string" calcext:value-type="string">
            <text:p>25/06/25</text:p>
          </table:table-cell>
          <table:table-cell office:value-type="float" office:value="184844" calcext:value-type="float">
            <text:p>184844</text:p>
          </table:table-cell>
          <table:table-cell office:value-type="float" office:value="985721" calcext:value-type="float">
            <text:p>985721</text:p>
          </table:table-cell>
          <table:table-cell office:value-type="float" office:value="1294" calcext:value-type="float">
            <text:p>1294</text:p>
          </table:table-cell>
          <table:table-cell/>
        </table:table-row>
        <table:table-row table:style-name="ro1">
          <table:table-cell office:value-type="string" calcext:value-type="string">
            <text:p>JARRETADERAS</text:p>
          </table:table-cell>
          <table:table-cell office:value-type="string" calcext:value-type="string">
            <text:p>NAY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UIS CARLOS MENDIOLA CODINA</text:p>
          </table:table-cell>
          <table:table-cell office:value-type="string" calcext:value-type="string">
            <text:p>XECJU</text:p>
          </table:table-cell>
          <table:table-cell office:value-type="string" calcext:value-type="string">
            <text:p>AM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10 -D <text:s/>5 -N</text:p>
          </table:table-cell>
          <table:table-cell office:value-type="string" calcext:value-type="string">
            <text:p>03/04/05</text:p>
          </table:table-cell>
          <table:table-cell office:value-type="string" calcext:value-type="string">
            <text:p>02/04/17</text:p>
          </table:table-cell>
          <table:table-cell office:value-type="float" office:value="204133" calcext:value-type="float">
            <text:p>204133</text:p>
          </table:table-cell>
          <table:table-cell office:value-type="float" office:value="1051626" calcext:value-type="float">
            <text:p>10516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ESÚS MARÍA</text:p>
          </table:table-cell>
          <table:table-cell office:value-type="string" calcext:value-type="string">
            <text:p>NAY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EJMN</text:p>
          </table:table-cell>
          <table:table-cell office:value-type="string" calcext:value-type="string">
            <text:p>AM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10 -D <text:s/>N.A. </text:p>
          </table:table-cell>
          <table:table-cell office:value-type="string" calcext:value-type="string">
            <text:p>15/05/91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221503" calcext:value-type="float">
            <text:p>221503</text:p>
          </table:table-cell>
          <table:table-cell office:value-type="float" office:value="1043102" calcext:value-type="float">
            <text:p>1043102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string" calcext:value-type="string">
            <text:p>TECUALA</text:p>
          </table:table-cell>
          <table:table-cell office:value-type="string" calcext:value-type="string">
            <text:p>NAY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MUNICACIÓN INTEGRAL DE NAYARIT, S.A. DE C.V.</text:p>
          </table:table-cell>
          <table:table-cell office:value-type="string" calcext:value-type="string">
            <text:p>XETD</text:p>
          </table:table-cell>
          <table:table-cell office:value-type="string" calcext:value-type="string">
            <text:p>AM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5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22350" calcext:value-type="float">
            <text:p>222350</text:p>
          </table:table-cell>
          <table:table-cell office:value-type="float" office:value="1052726" calcext:value-type="float">
            <text:p>10527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EPIC</text:p>
          </table:table-cell>
          <table:table-cell office:value-type="string" calcext:value-type="string">
            <text:p>NAY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TEY-AM, S.A. DE C.V.</text:p>
          </table:table-cell>
          <table:table-cell office:value-type="string" calcext:value-type="string">
            <text:p>XETEY</text:p>
          </table:table-cell>
          <table:table-cell office:value-type="string" calcext:value-type="string">
            <text:p>AM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1 -D <text:s/>0.25 -N</text:p>
          </table:table-cell>
          <table:table-cell office:value-type="string" calcext:value-type="string">
            <text:p>18/07/05</text:p>
          </table:table-cell>
          <table:table-cell office:value-type="string" calcext:value-type="string">
            <text:p>17/07/17</text:p>
          </table:table-cell>
          <table:table-cell office:value-type="float" office:value="213059" calcext:value-type="float">
            <text:p>213059</text:p>
          </table:table-cell>
          <table:table-cell office:value-type="float" office:value="1045339" calcext:value-type="float">
            <text:p>1045339</text:p>
          </table:table-cell>
          <table:table-cell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string" calcext:value-type="string">
            <text:p>TEPIC</text:p>
          </table:table-cell>
          <table:table-cell office:value-type="string" calcext:value-type="string">
            <text:p>NAY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NAYARIT</text:p>
          </table:table-cell>
          <table:table-cell office:value-type="string" calcext:value-type="string">
            <text:p>XETNC</text:p>
          </table:table-cell>
          <table:table-cell office:value-type="string" calcext:value-type="string">
            <text:p>AM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2.5 -D <text:s/>0.15 -N</text:p>
          </table:table-cell>
          <table:table-cell office:value-type="string" calcext:value-type="string">
            <text:p>15/11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13059" calcext:value-type="float">
            <text:p>213059</text:p>
          </table:table-cell>
          <table:table-cell office:value-type="float" office:value="1045339" calcext:value-type="float">
            <text:p>1045339</text:p>
          </table:table-cell>
          <table:table-cell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string" calcext:value-type="string">
            <text:p>XALISCO</text:p>
          </table:table-cell>
          <table:table-cell office:value-type="string" calcext:value-type="string">
            <text:p>NAY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PLENITUD DE VIDA, A.C.</text:p>
          </table:table-cell>
          <table:table-cell office:value-type="string" calcext:value-type="string">
            <text:p>XEPVI</text:p>
          </table:table-cell>
          <table:table-cell office:value-type="string" calcext:value-type="string">
            <text:p>AM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08/03/10</text:p>
          </table:table-cell>
          <table:table-cell office:value-type="string" calcext:value-type="string">
            <text:p>08/03/22</text:p>
          </table:table-cell>
          <table:table-cell office:value-type="float" office:value="212639" calcext:value-type="float">
            <text:p>212639</text:p>
          </table:table-cell>
          <table:table-cell office:value-type="float" office:value="1045406" calcext:value-type="float">
            <text:p>1045406</text:p>
          </table:table-cell>
          <table:table-cell office:value-type="float" office:value="995" calcext:value-type="float">
            <text:p>995</text:p>
          </table:table-cell>
          <table:table-cell/>
        </table:table-row>
        <table:table-row table:style-name="ro1">
          <table:table-cell office:value-type="string" calcext:value-type="string">
            <text:p>APODACA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FIESTA, S.A. DE C.V.</text:p>
          </table:table-cell>
          <table:table-cell office:value-type="string" calcext:value-type="string">
            <text:p>XEBJB</text:p>
          </table:table-cell>
          <table:table-cell office:value-type="string" calcext:value-type="string">
            <text:p>AM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5 -D <text:s/>0.5 -N</text:p>
          </table:table-cell>
          <table:table-cell office:value-type="string" calcext:value-type="string">
            <text:p>04/01/08</text:p>
          </table:table-cell>
          <table:table-cell office:value-type="string" calcext:value-type="string">
            <text:p>03/01/18</text:p>
          </table:table-cell>
          <table:table-cell office:value-type="float" office:value="254654" calcext:value-type="float">
            <text:p>254654</text:p>
          </table:table-cell>
          <table:table-cell office:value-type="float" office:value="1001120" calcext:value-type="float">
            <text:p>100112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string" calcext:value-type="string">
            <text:p>APODACA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ORGANIZACIÓN MEXICANA DE RADIO, S.A. DE C.V.</text:p>
          </table:table-cell>
          <table:table-cell office:value-type="string" calcext:value-type="string">
            <text:p>XEMR</text:p>
          </table:table-cell>
          <table:table-cell office:value-type="string" calcext:value-type="string">
            <text:p>AM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50 -D <text:s/>50 -N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54654" calcext:value-type="float">
            <text:p>254654</text:p>
          </table:table-cell>
          <table:table-cell office:value-type="float" office:value="1001120" calcext:value-type="float">
            <text:p>100112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string" calcext:value-type="string">
            <text:p>ESCOBEDO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NUEVO LEÓN</text:p>
          </table:table-cell>
          <table:table-cell office:value-type="string" calcext:value-type="string">
            <text:p>XEQI</text:p>
          </table:table-cell>
          <table:table-cell office:value-type="string" calcext:value-type="string">
            <text:p>AM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10 -D <text:s/>N.A</text:p>
          </table:table-cell>
          <table:table-cell office:value-type="string" calcext:value-type="string">
            <text:p>21/07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54831" calcext:value-type="float">
            <text:p>254831</text:p>
          </table:table-cell>
          <table:table-cell office:value-type="float" office:value="1001937" calcext:value-type="float">
            <text:p>1001937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GUADALUPE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ORMULA RADIOFÓNICA, S.A. DE C.V.</text:p>
          </table:table-cell>
          <table:table-cell office:value-type="string" calcext:value-type="string">
            <text:p>XEACH</text:p>
          </table:table-cell>
          <table:table-cell office:value-type="string" calcext:value-type="string">
            <text:p>AM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25 -D <text:s/>1 -N</text:p>
          </table:table-cell>
          <table:table-cell office:value-type="string" calcext:value-type="string">
            <text:p>18/01/04</text:p>
          </table:table-cell>
          <table:table-cell office:value-type="string" calcext:value-type="string">
            <text:p>17/01/16</text:p>
          </table:table-cell>
          <table:table-cell office:value-type="float" office:value="254045" calcext:value-type="float">
            <text:p>254045</text:p>
          </table:table-cell>
          <table:table-cell office:value-type="float" office:value="1001406" calcext:value-type="float">
            <text:p>1001406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GUADALUPE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CENTINELA, S.A. DE C.V.</text:p>
          </table:table-cell>
          <table:table-cell office:value-type="string" calcext:value-type="string">
            <text:p>XEAU</text:p>
          </table:table-cell>
          <table:table-cell office:value-type="string" calcext:value-type="string">
            <text:p>AM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5 -D <text:s/>0.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4045" calcext:value-type="float">
            <text:p>254045</text:p>
          </table:table-cell>
          <table:table-cell office:value-type="float" office:value="1001406" calcext:value-type="float">
            <text:p>1001406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GUADALUPE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FORMATIVA, S.A. DE C.V.</text:p>
          </table:table-cell>
          <table:table-cell office:value-type="string" calcext:value-type="string">
            <text:p>XEAW</text:p>
          </table:table-cell>
          <table:table-cell office:value-type="string" calcext:value-type="string">
            <text:p>AM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10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4045" calcext:value-type="float">
            <text:p>254045</text:p>
          </table:table-cell>
          <table:table-cell office:value-type="float" office:value="1001406" calcext:value-type="float">
            <text:p>1001406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GUADALUPE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NAL 1190, S.A. DE C.V.</text:p>
          </table:table-cell>
          <table:table-cell office:value-type="string" calcext:value-type="string">
            <text:p>XECT</text:p>
          </table:table-cell>
          <table:table-cell office:value-type="string" calcext:value-type="string">
            <text:p>AM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10 -D <text:s/>0.1 -N</text:p>
          </table:table-cell>
          <table:table-cell office:value-type="string" calcext:value-type="string">
            <text:p>20/08/13</text:p>
          </table:table-cell>
          <table:table-cell office:value-type="string" calcext:value-type="string">
            <text:p>19/08/25</text:p>
          </table:table-cell>
          <table:table-cell office:value-type="float" office:value="254045" calcext:value-type="float">
            <text:p>254045</text:p>
          </table:table-cell>
          <table:table-cell office:value-type="float" office:value="1001406" calcext:value-type="float">
            <text:p>1001406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GUADALUPE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MISORAS INCORPORADAS DE MONTERREY, S.A.</text:p>
          </table:table-cell>
          <table:table-cell office:value-type="string" calcext:value-type="string">
            <text:p>XEFB</text:p>
          </table:table-cell>
          <table:table-cell office:value-type="string" calcext:value-type="string">
            <text:p>AM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10 -D <text:s/>10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4045" calcext:value-type="float">
            <text:p>254045</text:p>
          </table:table-cell>
          <table:table-cell office:value-type="float" office:value="1001406" calcext:value-type="float">
            <text:p>1001406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GUADALUPE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A VOZ DE NORTEAMÉRICA, S.A. DE C.V.</text:p>
          </table:table-cell>
          <table:table-cell office:value-type="string" calcext:value-type="string">
            <text:p>XEG</text:p>
          </table:table-cell>
          <table:table-cell office:value-type="string" calcext:value-type="string">
            <text:p>AM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100 -D <text:s/>100 -N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54045" calcext:value-type="float">
            <text:p>254045</text:p>
          </table:table-cell>
          <table:table-cell office:value-type="float" office:value="1001406" calcext:value-type="float">
            <text:p>1001406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GUADALUPE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TRANSMISORA REGIONAL RADIO FORMULA, S.A. DE C.V.</text:p>
          </table:table-cell>
          <table:table-cell office:value-type="string" calcext:value-type="string">
            <text:p>XEIZ</text:p>
          </table:table-cell>
          <table:table-cell office:value-type="string" calcext:value-type="string">
            <text:p>AM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10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4045" calcext:value-type="float">
            <text:p>254045</text:p>
          </table:table-cell>
          <table:table-cell office:value-type="float" office:value="1001406" calcext:value-type="float">
            <text:p>1001406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GUADALUPE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CONTENIDOS, S.A. DE C.V.</text:p>
          </table:table-cell>
          <table:table-cell office:value-type="string" calcext:value-type="string">
            <text:p>XEJM</text:p>
          </table:table-cell>
          <table:table-cell office:value-type="string" calcext:value-type="string">
            <text:p>AM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5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4045" calcext:value-type="float">
            <text:p>254045</text:p>
          </table:table-cell>
          <table:table-cell office:value-type="float" office:value="1001406" calcext:value-type="float">
            <text:p>1001406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GUADALUPE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ORMULA RADIOFÓNICA, S.A. DE C.V.</text:p>
          </table:table-cell>
          <table:table-cell office:value-type="string" calcext:value-type="string">
            <text:p>XEMON</text:p>
          </table:table-cell>
          <table:table-cell office:value-type="string" calcext:value-type="string">
            <text:p>AM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10 -D <text:s/>0.4 -N</text:p>
          </table:table-cell>
          <table:table-cell office:value-type="string" calcext:value-type="string">
            <text:p>29/11/03</text:p>
          </table:table-cell>
          <table:table-cell office:value-type="string" calcext:value-type="string">
            <text:p>28/11/15</text:p>
          </table:table-cell>
          <table:table-cell office:value-type="float" office:value="254045" calcext:value-type="float">
            <text:p>254045</text:p>
          </table:table-cell>
          <table:table-cell office:value-type="float" office:value="1001406" calcext:value-type="float">
            <text:p>1001406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GUADALUPE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A VOZ DE LINARES, S.A.</text:p>
          </table:table-cell>
          <table:table-cell office:value-type="string" calcext:value-type="string">
            <text:p>XENL</text:p>
          </table:table-cell>
          <table:table-cell office:value-type="string" calcext:value-type="string">
            <text:p>AM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5 -D <text:s/>1.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4045" calcext:value-type="float">
            <text:p>254045</text:p>
          </table:table-cell>
          <table:table-cell office:value-type="float" office:value="1001406" calcext:value-type="float">
            <text:p>1001406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GUADALUPE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EOK</text:p>
          </table:table-cell>
          <table:table-cell office:value-type="string" calcext:value-type="string">
            <text:p>A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0 -D <text:s/>2.5 -N</text:p>
          </table:table-cell>
          <table:table-cell office:value-type="string" calcext:value-type="string">
            <text:p>20/06/08</text:p>
          </table:table-cell>
          <table:table-cell office:value-type="string" calcext:value-type="string">
            <text:p>19/06/20</text:p>
          </table:table-cell>
          <table:table-cell office:value-type="float" office:value="254045" calcext:value-type="float">
            <text:p>254045</text:p>
          </table:table-cell>
          <table:table-cell office:value-type="float" office:value="1001406" calcext:value-type="float">
            <text:p>1001406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GUADALUPE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A VOZ DE LINARES, S.A.</text:p>
          </table:table-cell>
          <table:table-cell office:value-type="string" calcext:value-type="string">
            <text:p>XERG</text:p>
          </table:table-cell>
          <table:table-cell office:value-type="string" calcext:value-type="string">
            <text:p>AM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10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4045" calcext:value-type="float">
            <text:p>254045</text:p>
          </table:table-cell>
          <table:table-cell office:value-type="float" office:value="1001406" calcext:value-type="float">
            <text:p>1001406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GUADALUPE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TRANSMISORA MONTERREY, S.A. DE C.V.</text:p>
          </table:table-cell>
          <table:table-cell office:value-type="string" calcext:value-type="string">
            <text:p>XETKR</text:p>
          </table:table-cell>
          <table:table-cell office:value-type="string" calcext:value-type="string">
            <text:p>AM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10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4045" calcext:value-type="float">
            <text:p>254045</text:p>
          </table:table-cell>
          <table:table-cell office:value-type="float" office:value="1001406" calcext:value-type="float">
            <text:p>1001406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GUADALUPE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DENA RADIODIFUSORA MEXICANA, S.A. DE C.V.</text:p>
          </table:table-cell>
          <table:table-cell office:value-type="string" calcext:value-type="string">
            <text:p>XEWA</text:p>
          </table:table-cell>
          <table:table-cell office:value-type="string" calcext:value-type="string">
            <text:p>AM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1.5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4045" calcext:value-type="float">
            <text:p>254045</text:p>
          </table:table-cell>
          <table:table-cell office:value-type="float" office:value="1001406" calcext:value-type="float">
            <text:p>1001406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LINARES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A VOZ DE LINARES, S.A.</text:p>
          </table:table-cell>
          <table:table-cell office:value-type="string" calcext:value-type="string">
            <text:p>XELN</text:p>
          </table:table-cell>
          <table:table-cell office:value-type="string" calcext:value-type="string">
            <text:p>AM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5 -D <text:s/>0.2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45136" calcext:value-type="float">
            <text:p>245136</text:p>
          </table:table-cell>
          <table:table-cell office:value-type="float" office:value="993400" calcext:value-type="float">
            <text:p>993400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MONTERREY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PROFESIONALES DE LA RADIO, S.A. DE C.V.</text:p>
          </table:table-cell>
          <table:table-cell office:value-type="string" calcext:value-type="string">
            <text:p>XENV</text:p>
          </table:table-cell>
          <table:table-cell office:value-type="string" calcext:value-type="string">
            <text:p>AM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4017" calcext:value-type="float">
            <text:p>254017</text:p>
          </table:table-cell>
          <table:table-cell office:value-type="float" office:value="1001831" calcext:value-type="float">
            <text:p>1001831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MONTERREY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RED, S.A. DE C.V.</text:p>
          </table:table-cell>
          <table:table-cell office:value-type="string" calcext:value-type="string">
            <text:p>XESTN</text:p>
          </table:table-cell>
          <table:table-cell office:value-type="string" calcext:value-type="string">
            <text:p>AM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5 -D <text:s/>0.5 -N</text:p>
          </table:table-cell>
          <table:table-cell office:value-type="string" calcext:value-type="string">
            <text:p>29/11/03</text:p>
          </table:table-cell>
          <table:table-cell office:value-type="string" calcext:value-type="string">
            <text:p>28/11/15</text:p>
          </table:table-cell>
          <table:table-cell office:value-type="float" office:value="254017" calcext:value-type="float">
            <text:p>254017</text:p>
          </table:table-cell>
          <table:table-cell office:value-type="float" office:value="1001831" calcext:value-type="float">
            <text:p>1001831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OJO DE AGUA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UDIO PUBLICIDAD, S.A. DE C.V.</text:p>
          </table:table-cell>
          <table:table-cell office:value-type="string" calcext:value-type="string">
            <text:p>XEDD</text:p>
          </table:table-cell>
          <table:table-cell office:value-type="string" calcext:value-type="string">
            <text:p>AM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0 -D <text:s/>2.5 -N</text:p>
          </table:table-cell>
          <table:table-cell office:value-type="string" calcext:value-type="string">
            <text:p>18/01/13</text:p>
          </table:table-cell>
          <table:table-cell office:value-type="string" calcext:value-type="string">
            <text:p>17/01/25</text:p>
          </table:table-cell>
          <table:table-cell office:value-type="float" office:value="251212" calcext:value-type="float">
            <text:p>251212</text:p>
          </table:table-cell>
          <table:table-cell office:value-type="float" office:value="994541" calcext:value-type="float">
            <text:p>994541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SABINAS HIDALGO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S INDEPENDIENTES, S.A. DE C.V.</text:p>
          </table:table-cell>
          <table:table-cell office:value-type="string" calcext:value-type="string">
            <text:p>XESH</text:p>
          </table:table-cell>
          <table:table-cell office:value-type="string" calcext:value-type="string">
            <text:p>A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63011" calcext:value-type="float">
            <text:p>263011</text:p>
          </table:table-cell>
          <table:table-cell office:value-type="float" office:value="1001104" calcext:value-type="float">
            <text:p>1001104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string" calcext:value-type="string">
            <text:p>SAN NICOLÁS DE LOS GARZA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AUDITORIO, S.A. DE C.V.</text:p>
          </table:table-cell>
          <table:table-cell office:value-type="string" calcext:value-type="string">
            <text:p>XEFZ</text:p>
          </table:table-cell>
          <table:table-cell office:value-type="string" calcext:value-type="string">
            <text:p>AM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10 -D <text:s/>1 -N</text:p>
          </table:table-cell>
          <table:table-cell office:value-type="string" calcext:value-type="string">
            <text:p>29/03/13</text:p>
          </table:table-cell>
          <table:table-cell office:value-type="string" calcext:value-type="string">
            <text:p>28/03/25</text:p>
          </table:table-cell>
          <table:table-cell office:value-type="float" office:value="254430" calcext:value-type="float">
            <text:p>254430</text:p>
          </table:table-cell>
          <table:table-cell office:value-type="float" office:value="1001808" calcext:value-type="float">
            <text:p>1001808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SAN NICOLÁS DE LOS GARZA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MISORAS INCORPORADAS DE MONTERREY, S.A.</text:p>
          </table:table-cell>
          <table:table-cell office:value-type="string" calcext:value-type="string">
            <text:p>XEH</text:p>
          </table:table-cell>
          <table:table-cell office:value-type="string" calcext:value-type="string">
            <text:p>AM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5 -D <text:s/>0.4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4430" calcext:value-type="float">
            <text:p>254430</text:p>
          </table:table-cell>
          <table:table-cell office:value-type="float" office:value="1001808" calcext:value-type="float">
            <text:p>1001808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SAN NICOLÁS DE LOS GARZA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MISORAS INCORPORADAS DE MONTERREY, S.A.</text:p>
          </table:table-cell>
          <table:table-cell office:value-type="string" calcext:value-type="string">
            <text:p>XEMN</text:p>
          </table:table-cell>
          <table:table-cell office:value-type="string" calcext:value-type="string">
            <text:p>AM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 -D <text:s/>0.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4430" calcext:value-type="float">
            <text:p>254430</text:p>
          </table:table-cell>
          <table:table-cell office:value-type="float" office:value="1001808" calcext:value-type="float">
            <text:p>1001808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SAN NICOLÁS DE LOS GARZA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TRIUNFOS, S.A. DE C.V.</text:p>
          </table:table-cell>
          <table:table-cell office:value-type="string" calcext:value-type="string">
            <text:p>XET</text:p>
          </table:table-cell>
          <table:table-cell office:value-type="string" calcext:value-type="string">
            <text:p>AM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50 -D <text:s/>50 -N</text:p>
          </table:table-cell>
          <table:table-cell office:value-type="string" calcext:value-type="string">
            <text:p>24/01/04</text:p>
          </table:table-cell>
          <table:table-cell office:value-type="string" calcext:value-type="string">
            <text:p>23/01/16</text:p>
          </table:table-cell>
          <table:table-cell office:value-type="float" office:value="254430" calcext:value-type="float">
            <text:p>254430</text:p>
          </table:table-cell>
          <table:table-cell office:value-type="float" office:value="1001808" calcext:value-type="float">
            <text:p>1001808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SAN NICOLÁS DE LOS GARZA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GRUPACIÓN DE RADIO, S.A. DE C.V.</text:p>
          </table:table-cell>
          <table:table-cell office:value-type="string" calcext:value-type="string">
            <text:p>XEVB</text:p>
          </table:table-cell>
          <table:table-cell office:value-type="string" calcext:value-type="string">
            <text:p>AM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5 -D <text:s/>N.A. -N</text:p>
          </table:table-cell>
          <table:table-cell office:value-type="string" calcext:value-type="string">
            <text:p>01/09/07</text:p>
          </table:table-cell>
          <table:table-cell office:value-type="string" calcext:value-type="string">
            <text:p>31/08/19</text:p>
          </table:table-cell>
          <table:table-cell office:value-type="float" office:value="254430" calcext:value-type="float">
            <text:p>254430</text:p>
          </table:table-cell>
          <table:table-cell office:value-type="float" office:value="1001808" calcext:value-type="float">
            <text:p>1001808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EL VIGÍA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SOLUCIÓN, S.A. DE C.V.</text:p>
          </table:table-cell>
          <table:table-cell office:value-type="string" calcext:value-type="string">
            <text:p>XEPX</text:p>
          </table:table-cell>
          <table:table-cell office:value-type="string" calcext:value-type="string">
            <text:p>AM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5 -D <text:s/>0.2 -N</text:p>
          </table:table-cell>
          <table:table-cell office:value-type="string" calcext:value-type="string">
            <text:p>27/09/07</text:p>
          </table:table-cell>
          <table:table-cell office:value-type="string" calcext:value-type="string">
            <text:p>26/09/19</text:p>
          </table:table-cell>
          <table:table-cell office:value-type="float" office:value="154318" calcext:value-type="float">
            <text:p>154318</text:p>
          </table:table-cell>
          <table:table-cell office:value-type="float" office:value="962815" calcext:value-type="float">
            <text:p>962815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GUELATAO DE JUÁREZ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EGLO</text:p>
          </table:table-cell>
          <table:table-cell office:value-type="string" calcext:value-type="string">
            <text:p>A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10 -D <text:s/>N.A. </text:p>
          </table:table-cell>
          <table:table-cell office:value-type="string" calcext:value-type="string">
            <text:p>04/05/89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171905" calcext:value-type="float">
            <text:p>171905</text:p>
          </table:table-cell>
          <table:table-cell office:value-type="float" office:value="962935" calcext:value-type="float">
            <text:p>962935</text:p>
          </table:table-cell>
          <table:table-cell office:value-type="float" office:value="1796" calcext:value-type="float">
            <text:p>1796</text:p>
          </table:table-cell>
          <table:table-cell/>
        </table:table-row>
        <table:table-row table:style-name="ro1">
          <table:table-cell office:value-type="string" calcext:value-type="string">
            <text:p>MATÍAS ROMERO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MPLEJO SATELITAL, S.A. DE C.V.</text:p>
          </table:table-cell>
          <table:table-cell office:value-type="string" calcext:value-type="string">
            <text:p>XEYG</text:p>
          </table:table-cell>
          <table:table-cell office:value-type="string" calcext:value-type="string">
            <text:p>AM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1 -D <text:s/>0.5 -N</text:p>
          </table:table-cell>
          <table:table-cell office:value-type="string" calcext:value-type="string">
            <text:p>06/06/10</text:p>
          </table:table-cell>
          <table:table-cell office:value-type="string" calcext:value-type="string">
            <text:p>05/06/20</text:p>
          </table:table-cell>
          <table:table-cell office:value-type="float" office:value="165220" calcext:value-type="float">
            <text:p>165220</text:p>
          </table:table-cell>
          <table:table-cell office:value-type="float" office:value="950230" calcext:value-type="float">
            <text:p>950230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OAXACA DE JUÁREZ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XEIU, S.A. DE C.V.</text:p>
          </table:table-cell>
          <table:table-cell office:value-type="string" calcext:value-type="string">
            <text:p>XEIU</text:p>
          </table:table-cell>
          <table:table-cell office:value-type="string" calcext:value-type="string">
            <text:p>AM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2.5 -D <text:s/>1 -N</text:p>
          </table:table-cell>
          <table:table-cell office:value-type="string" calcext:value-type="string">
            <text:p>22/11/07</text:p>
          </table:table-cell>
          <table:table-cell office:value-type="string" calcext:value-type="string">
            <text:p>21/11/19</text:p>
          </table:table-cell>
          <table:table-cell office:value-type="float" office:value="170404" calcext:value-type="float">
            <text:p>170404</text:p>
          </table:table-cell>
          <table:table-cell office:value-type="float" office:value="964312" calcext:value-type="float">
            <text:p>964312</text:p>
          </table:table-cell>
          <table:table-cell office:value-type="float" office:value="1557" calcext:value-type="float">
            <text:p>1557</text:p>
          </table:table-cell>
          <table:table-cell/>
        </table:table-row>
        <table:table-row table:style-name="ro1">
          <table:table-cell office:value-type="string" calcext:value-type="string">
            <text:p>OAXACA DE JUÁREZ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 XEOA-AM, S.A. DE C.V.</text:p>
          </table:table-cell>
          <table:table-cell office:value-type="string" calcext:value-type="string">
            <text:p>XEOA</text:p>
          </table:table-cell>
          <table:table-cell office:value-type="string" calcext:value-type="string">
            <text:p>AM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5 -D <text:s/>2.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70404" calcext:value-type="float">
            <text:p>170404</text:p>
          </table:table-cell>
          <table:table-cell office:value-type="float" office:value="964312" calcext:value-type="float">
            <text:p>964312</text:p>
          </table:table-cell>
          <table:table-cell office:value-type="float" office:value="1557" calcext:value-type="float">
            <text:p>1557</text:p>
          </table:table-cell>
          <table:table-cell/>
        </table:table-row>
        <table:table-row table:style-name="ro1">
          <table:table-cell office:value-type="string" calcext:value-type="string">
            <text:p>OAXACA DE JUÁREZ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BENITO JUÁREZ DE OAXACA</text:p>
          </table:table-cell>
          <table:table-cell office:value-type="string" calcext:value-type="string">
            <text:p>XEUBJ</text:p>
          </table:table-cell>
          <table:table-cell office:value-type="string" calcext:value-type="string">
            <text:p>A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23/03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70404" calcext:value-type="float">
            <text:p>170404</text:p>
          </table:table-cell>
          <table:table-cell office:value-type="float" office:value="964312" calcext:value-type="float">
            <text:p>964312</text:p>
          </table:table-cell>
          <table:table-cell office:value-type="float" office:value="1557" calcext:value-type="float">
            <text:p>1557</text:p>
          </table:table-cell>
          <table:table-cell/>
        </table:table-row>
        <table:table-row table:style-name="ro1">
          <table:table-cell office:value-type="string" calcext:value-type="string">
            <text:p>PUERTO ESCONDIDO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SOLUCIÓN, S.A. DE C.V.</text:p>
          </table:table-cell>
          <table:table-cell office:value-type="string" calcext:value-type="string">
            <text:p>XEACC</text:p>
          </table:table-cell>
          <table:table-cell office:value-type="string" calcext:value-type="string">
            <text:p>AM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10 -D <text:s/>0.25 -N</text:p>
          </table:table-cell>
          <table:table-cell office:value-type="string" calcext:value-type="string">
            <text:p>11/04/09</text:p>
          </table:table-cell>
          <table:table-cell office:value-type="string" calcext:value-type="string">
            <text:p>10/04/19</text:p>
          </table:table-cell>
          <table:table-cell office:value-type="float" office:value="155143" calcext:value-type="float">
            <text:p>155143</text:p>
          </table:table-cell>
          <table:table-cell office:value-type="float" office:value="970418" calcext:value-type="float">
            <text:p>970418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PUTLA DE GUERRERO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ICHAEL AMANDO MENESES OLAYA</text:p>
          </table:table-cell>
          <table:table-cell office:value-type="string" calcext:value-type="string">
            <text:p>XEPOR</text:p>
          </table:table-cell>
          <table:table-cell office:value-type="string" calcext:value-type="string">
            <text:p>AM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5 -D <text:s/>1 -N</text:p>
          </table:table-cell>
          <table:table-cell office:value-type="string" calcext:value-type="string">
            <text:p>08/08/06</text:p>
          </table:table-cell>
          <table:table-cell office:value-type="string" calcext:value-type="string">
            <text:p>07/08/18</text:p>
          </table:table-cell>
          <table:table-cell office:value-type="float" office:value="170133" calcext:value-type="float">
            <text:p>170133</text:p>
          </table:table-cell>
          <table:table-cell office:value-type="float" office:value="975545" calcext:value-type="float">
            <text:p>975545</text:p>
          </table:table-cell>
          <table:table-cell office:value-type="float" office:value="744" calcext:value-type="float">
            <text:p>744</text:p>
          </table:table-cell>
          <table:table-cell/>
        </table:table-row>
        <table:table-row table:style-name="ro1">
          <table:table-cell office:value-type="string" calcext:value-type="string">
            <text:p>SALINA CRUZ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HUMBERTO ALEJANDRO LOPEZLENA ROBLES</text:p>
          </table:table-cell>
          <table:table-cell office:value-type="string" calcext:value-type="string">
            <text:p>XEHLL</text:p>
          </table:table-cell>
          <table:table-cell office:value-type="string" calcext:value-type="string">
            <text:p>AM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 -D <text:s/>0.2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61057" calcext:value-type="float">
            <text:p>161057</text:p>
          </table:table-cell>
          <table:table-cell office:value-type="float" office:value="951145" calcext:value-type="float">
            <text:p>95114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AN LUCAS OJITLAN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EOJN</text:p>
          </table:table-cell>
          <table:table-cell office:value-type="string" calcext:value-type="string">
            <text:p>AM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10 -D <text:s/>N.A. -N</text:p>
          </table:table-cell>
          <table:table-cell office:value-type="string" calcext:value-type="string">
            <text:p>15/03/91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180324" calcext:value-type="float">
            <text:p>180324</text:p>
          </table:table-cell>
          <table:table-cell office:value-type="float" office:value="962351" calcext:value-type="float">
            <text:p>962351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SANTA CRUZ AMILPAS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PROMOTORA DE RADIODIFUSIÓN DEL SURESTE, S.A. DE C.V.</text:p>
          </table:table-cell>
          <table:table-cell office:value-type="string" calcext:value-type="string">
            <text:p>XEKC</text:p>
          </table:table-cell>
          <table:table-cell office:value-type="string" calcext:value-type="string">
            <text:p>AM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5 -D <text:s/>0.5 -N</text:p>
          </table:table-cell>
          <table:table-cell office:value-type="string" calcext:value-type="string">
            <text:p>19/04/10</text:p>
          </table:table-cell>
          <table:table-cell office:value-type="string" calcext:value-type="string">
            <text:p>18/04/20</text:p>
          </table:table-cell>
          <table:table-cell office:value-type="float" office:value="170330" calcext:value-type="float">
            <text:p>170330</text:p>
          </table:table-cell>
          <table:table-cell office:value-type="float" office:value="964100" calcext:value-type="float">
            <text:p>964100</text:p>
          </table:table-cell>
          <table:table-cell office:value-type="float" office:value="1540" calcext:value-type="float">
            <text:p>1540</text:p>
          </table:table-cell>
          <table:table-cell/>
        </table:table-row>
        <table:table-row table:style-name="ro1">
          <table:table-cell office:value-type="string" calcext:value-type="string">
            <text:p>SANTA MARÍA ASUNCIÓN TLAXIACO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ETLA</text:p>
          </table:table-cell>
          <table:table-cell office:value-type="string" calcext:value-type="string">
            <text:p>AM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5 -D <text:s/>N.A. -N</text:p>
          </table:table-cell>
          <table:table-cell office:value-type="string" calcext:value-type="string">
            <text:p>01/01/85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171433" calcext:value-type="float">
            <text:p>171433</text:p>
          </table:table-cell>
          <table:table-cell office:value-type="float" office:value="975956" calcext:value-type="float">
            <text:p>975956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SANTIAGO JAMILTEPEC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EJAM</text:p>
          </table:table-cell>
          <table:table-cell office:value-type="string" calcext:value-type="string">
            <text:p>AM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0 -D <text:s/>N.A. </text:p>
          </table:table-cell>
          <table:table-cell office:value-type="string" calcext:value-type="string">
            <text:p>03/08/92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161645" calcext:value-type="float">
            <text:p>161645</text:p>
          </table:table-cell>
          <table:table-cell office:value-type="float" office:value="974913" calcext:value-type="float">
            <text:p>974913</text:p>
          </table:table-cell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string" calcext:value-type="string">
            <text:p>CUETZALAN DE PROGRESO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ECTZ</text:p>
          </table:table-cell>
          <table:table-cell office:value-type="string" calcext:value-type="string">
            <text:p>AM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0 -D <text:s/>N.A. </text:p>
          </table:table-cell>
          <table:table-cell office:value-type="string" calcext:value-type="string">
            <text:p>13/08/92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200107" calcext:value-type="float">
            <text:p>200107</text:p>
          </table:table-cell>
          <table:table-cell office:value-type="float" office:value="973116" calcext:value-type="float">
            <text:p>973116</text:p>
          </table:table-cell>
          <table:table-cell office:value-type="float" office:value="932" calcext:value-type="float">
            <text:p>932</text:p>
          </table:table-cell>
          <table:table-cell/>
        </table:table-row>
        <table:table-row table:style-name="ro1">
          <table:table-cell office:value-type="string" calcext:value-type="string">
            <text:p>IZUCAR DE MATAMOROS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S CAPITAL, S.A. DE C.V.</text:p>
          </table:table-cell>
          <table:table-cell office:value-type="string" calcext:value-type="string">
            <text:p>XEEV</text:p>
          </table:table-cell>
          <table:table-cell office:value-type="string" calcext:value-type="string">
            <text:p>AM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0.5 -D <text:s/>N.A. </text:p>
          </table:table-cell>
          <table:table-cell office:value-type="string" calcext:value-type="string">
            <text:p>12/11/10</text:p>
          </table:table-cell>
          <table:table-cell office:value-type="string" calcext:value-type="string">
            <text:p>11/11/20</text:p>
          </table:table-cell>
          <table:table-cell office:value-type="float" office:value="183756" calcext:value-type="float">
            <text:p>183756</text:p>
          </table:table-cell>
          <table:table-cell office:value-type="float" office:value="982806" calcext:value-type="float">
            <text:p>982806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PUEBLA, S.A.</text:p>
          </table:table-cell>
          <table:table-cell office:value-type="string" calcext:value-type="string">
            <text:p>XECD</text:p>
          </table:table-cell>
          <table:table-cell office:value-type="string" calcext:value-type="string">
            <text:p>AM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 -D <text:s/>2.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0243" calcext:value-type="float">
            <text:p>190243</text:p>
          </table:table-cell>
          <table:table-cell office:value-type="float" office:value="981151" calcext:value-type="float">
            <text:p>981151</text:p>
          </table:table-cell>
          <table:table-cell office:value-type="float" office:value="2147" calcext:value-type="float">
            <text:p>2147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PANZACOLA, S.A.</text:p>
          </table:table-cell>
          <table:table-cell office:value-type="string" calcext:value-type="string">
            <text:p>XEEG</text:p>
          </table:table-cell>
          <table:table-cell office:value-type="string" calcext:value-type="string">
            <text:p>AM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1 -D <text:s/>0.5 -N</text:p>
          </table:table-cell>
          <table:table-cell office:value-type="string" calcext:value-type="string">
            <text:p>21/09/05</text:p>
          </table:table-cell>
          <table:table-cell office:value-type="string" calcext:value-type="string">
            <text:p>20/09/17</text:p>
          </table:table-cell>
          <table:table-cell office:value-type="float" office:value="190243" calcext:value-type="float">
            <text:p>190243</text:p>
          </table:table-cell>
          <table:table-cell office:value-type="float" office:value="981151" calcext:value-type="float">
            <text:p>981151</text:p>
          </table:table-cell>
          <table:table-cell office:value-type="float" office:value="2147" calcext:value-type="float">
            <text:p>2147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MPRESA RADIODIFUSORA DE PUEBLA XEHR, S.A. DE C.V.</text:p>
          </table:table-cell>
          <table:table-cell office:value-type="string" calcext:value-type="string">
            <text:p>XEHR</text:p>
          </table:table-cell>
          <table:table-cell office:value-type="string" calcext:value-type="string">
            <text:p>AM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<text:s text:c="3"/>2.5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0243" calcext:value-type="float">
            <text:p>190243</text:p>
          </table:table-cell>
          <table:table-cell office:value-type="float" office:value="981151" calcext:value-type="float">
            <text:p>981151</text:p>
          </table:table-cell>
          <table:table-cell office:value-type="float" office:value="2147" calcext:value-type="float">
            <text:p>2147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OPERADORA DE RADIO DE PUEBLA, S.A. DE C.V.</text:p>
          </table:table-cell>
          <table:table-cell office:value-type="string" calcext:value-type="string">
            <text:p>XEPUE</text:p>
          </table:table-cell>
          <table:table-cell office:value-type="string" calcext:value-type="string">
            <text:p>AM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5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0243" calcext:value-type="float">
            <text:p>190243</text:p>
          </table:table-cell>
          <table:table-cell office:value-type="float" office:value="981151" calcext:value-type="float">
            <text:p>981151</text:p>
          </table:table-cell>
          <table:table-cell office:value-type="float" office:value="2147" calcext:value-type="float">
            <text:p>2147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PRINCIPAL, S.A. DE C.V.</text:p>
          </table:table-cell>
          <table:table-cell office:value-type="string" calcext:value-type="string">
            <text:p>XEZT</text:p>
          </table:table-cell>
          <table:table-cell office:value-type="string" calcext:value-type="string">
            <text:p>AM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5 -D <text:s/>0.5 -N</text:p>
          </table:table-cell>
          <table:table-cell office:value-type="string" calcext:value-type="string">
            <text:p>26/10/05</text:p>
          </table:table-cell>
          <table:table-cell office:value-type="string" calcext:value-type="string">
            <text:p>25/10/17</text:p>
          </table:table-cell>
          <table:table-cell office:value-type="float" office:value="190243" calcext:value-type="float">
            <text:p>190243</text:p>
          </table:table-cell>
          <table:table-cell office:value-type="float" office:value="981151" calcext:value-type="float">
            <text:p>981151</text:p>
          </table:table-cell>
          <table:table-cell office:value-type="float" office:value="2147" calcext:value-type="float">
            <text:p>2147</text:p>
          </table:table-cell>
          <table:table-cell/>
        </table:table-row>
        <table:table-row table:style-name="ro1">
          <table:table-cell office:value-type="string" calcext:value-type="string">
            <text:p>SAN BERNARDINO TLAXCALANCINGO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POBLANA, S.A. DE C.V.</text:p>
          </table:table-cell>
          <table:table-cell office:value-type="string" calcext:value-type="string">
            <text:p>XEHIT</text:p>
          </table:table-cell>
          <table:table-cell office:value-type="string" calcext:value-type="string">
            <text:p>AM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5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0144" calcext:value-type="float">
            <text:p>190144</text:p>
          </table:table-cell>
          <table:table-cell office:value-type="float" office:value="981630" calcext:value-type="float">
            <text:p>981630</text:p>
          </table:table-cell>
          <table:table-cell office:value-type="float" office:value="2122" calcext:value-type="float">
            <text:p>2122</text:p>
          </table:table-cell>
          <table:table-cell/>
        </table:table-row>
        <table:table-row table:style-name="ro1">
          <table:table-cell office:value-type="string" calcext:value-type="string">
            <text:p>SAN BERNARDINO TLAXCALANCINGO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XEZAR, S.A. DE C.V.</text:p>
          </table:table-cell>
          <table:table-cell office:value-type="string" calcext:value-type="string">
            <text:p>XEZAR</text:p>
          </table:table-cell>
          <table:table-cell office:value-type="string" calcext:value-type="string">
            <text:p>AM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06/01/04</text:p>
          </table:table-cell>
          <table:table-cell office:value-type="string" calcext:value-type="string">
            <text:p>05/01/16</text:p>
          </table:table-cell>
          <table:table-cell office:value-type="float" office:value="190144" calcext:value-type="float">
            <text:p>190144</text:p>
          </table:table-cell>
          <table:table-cell office:value-type="float" office:value="981630" calcext:value-type="float">
            <text:p>981630</text:p>
          </table:table-cell>
          <table:table-cell office:value-type="float" office:value="2122" calcext:value-type="float">
            <text:p>2122</text:p>
          </table:table-cell>
          <table:table-cell/>
        </table:table-row>
        <table:table-row table:style-name="ro1">
          <table:table-cell office:value-type="string" calcext:value-type="string">
            <text:p>SAN JOSÉ XILOTZINGO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.E.P.O.P., S.A. DE C.V.</text:p>
          </table:table-cell>
          <table:table-cell office:value-type="string" calcext:value-type="string">
            <text:p>XEPOP</text:p>
          </table:table-cell>
          <table:table-cell office:value-type="string" calcext:value-type="string">
            <text:p>A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5 -D <text:s/>0.1 -N</text:p>
          </table:table-cell>
          <table:table-cell office:value-type="string" calcext:value-type="string">
            <text:p>05/04/04</text:p>
          </table:table-cell>
          <table:table-cell office:value-type="string" calcext:value-type="string">
            <text:p>04/04/16</text:p>
          </table:table-cell>
          <table:table-cell office:value-type="float" office:value="190243" calcext:value-type="float">
            <text:p>190243</text:p>
          </table:table-cell>
          <table:table-cell office:value-type="float" office:value="981151" calcext:value-type="float">
            <text:p>981151</text:p>
          </table:table-cell>
          <table:table-cell office:value-type="float" office:value="2147" calcext:value-type="float">
            <text:p>2147</text:p>
          </table:table-cell>
          <table:table-cell/>
        </table:table-row>
        <table:table-row table:style-name="ro1">
          <table:table-cell office:value-type="string" calcext:value-type="string">
            <text:p>SANTA MARÍA CORONANGO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JOSÉ ASEF HANAN BADRI</text:p>
          </table:table-cell>
          <table:table-cell office:value-type="string" calcext:value-type="string">
            <text:p>XEPA</text:p>
          </table:table-cell>
          <table:table-cell office:value-type="string" calcext:value-type="string">
            <text:p>AM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20 -D <text:s/>2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0756" calcext:value-type="float">
            <text:p>190756</text:p>
          </table:table-cell>
          <table:table-cell office:value-type="float" office:value="981825" calcext:value-type="float">
            <text:p>981825</text:p>
          </table:table-cell>
          <table:table-cell office:value-type="float" office:value="2184" calcext:value-type="float">
            <text:p>2184</text:p>
          </table:table-cell>
          <table:table-cell/>
        </table:table-row>
        <table:table-row table:style-name="ro1">
          <table:table-cell office:value-type="string" calcext:value-type="string">
            <text:p>TEHUACÁN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TEHUACÁN, S.A. DE C.V.</text:p>
          </table:table-cell>
          <table:table-cell office:value-type="string" calcext:value-type="string">
            <text:p>XEGY</text:p>
          </table:table-cell>
          <table:table-cell office:value-type="string" calcext:value-type="string">
            <text:p>AM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2.5 -D <text:s/>0.2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82750" calcext:value-type="float">
            <text:p>182750</text:p>
          </table:table-cell>
          <table:table-cell office:value-type="float" office:value="972335" calcext:value-type="float">
            <text:p>972335</text:p>
          </table:table-cell>
          <table:table-cell office:value-type="float" office:value="1633" calcext:value-type="float">
            <text:p>1633</text:p>
          </table:table-cell>
          <table:table-cell/>
        </table:table-row>
        <table:table-row table:style-name="ro1">
          <table:table-cell office:value-type="string" calcext:value-type="string">
            <text:p>TEHUACÁN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M DE TEHUACÁN, S.A. DE C.V.</text:p>
          </table:table-cell>
          <table:table-cell office:value-type="string" calcext:value-type="string">
            <text:p>XETE</text:p>
          </table:table-cell>
          <table:table-cell office:value-type="string" calcext:value-type="string">
            <text:p>AM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5 -D <text:s/>1 -N</text:p>
          </table:table-cell>
          <table:table-cell office:value-type="string" calcext:value-type="string">
            <text:p>10/11/10</text:p>
          </table:table-cell>
          <table:table-cell office:value-type="string" calcext:value-type="string">
            <text:p>09/11/20</text:p>
          </table:table-cell>
          <table:table-cell office:value-type="float" office:value="182750" calcext:value-type="float">
            <text:p>182750</text:p>
          </table:table-cell>
          <table:table-cell office:value-type="float" office:value="972335" calcext:value-type="float">
            <text:p>972335</text:p>
          </table:table-cell>
          <table:table-cell office:value-type="float" office:value="1633" calcext:value-type="float">
            <text:p>1633</text:p>
          </table:table-cell>
          <table:table-cell/>
        </table:table-row>
        <table:table-row table:style-name="ro1">
          <table:table-cell office:value-type="string" calcext:value-type="string">
            <text:p>XICOTEPEC DE JUÁREZ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IÓN DE XICOTEPEC, S.A. DE C.V.</text:p>
          </table:table-cell>
          <table:table-cell office:value-type="string" calcext:value-type="string">
            <text:p>XEVJP</text:p>
          </table:table-cell>
          <table:table-cell office:value-type="string" calcext:value-type="string">
            <text:p>AM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5 -D <text:s/>1 -N</text:p>
          </table:table-cell>
          <table:table-cell office:value-type="string" calcext:value-type="string">
            <text:p>20/07/03</text:p>
          </table:table-cell>
          <table:table-cell office:value-type="string" calcext:value-type="string">
            <text:p>19/07/15</text:p>
          </table:table-cell>
          <table:table-cell office:value-type="float" office:value="201627" calcext:value-type="float">
            <text:p>201627</text:p>
          </table:table-cell>
          <table:table-cell office:value-type="float" office:value="975718" calcext:value-type="float">
            <text:p>975718</text:p>
          </table:table-cell>
          <table:table-cell office:value-type="float" office:value="1142" calcext:value-type="float">
            <text:p>1142</text:p>
          </table:table-cell>
          <table:table-cell/>
        </table:table-row>
        <table:table-row table:style-name="ro1">
          <table:table-cell office:value-type="string" calcext:value-type="string">
            <text:p>JALPAN DE SERRA</text:p>
          </table:table-cell>
          <table:table-cell office:value-type="string" calcext:value-type="string">
            <text:p>QR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QUERÉTARO</text:p>
          </table:table-cell>
          <table:table-cell office:value-type="string" calcext:value-type="string">
            <text:p>XEQJAL</text:p>
          </table:table-cell>
          <table:table-cell office:value-type="string" calcext:value-type="string">
            <text:p>A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5 -D <text:s/>N.A. -N</text:p>
          </table:table-cell>
          <table:table-cell office:value-type="string" calcext:value-type="string">
            <text:p>28/02/07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11302" calcext:value-type="float">
            <text:p>211302</text:p>
          </table:table-cell>
          <table:table-cell office:value-type="float" office:value="992823" calcext:value-type="float">
            <text:p>992823</text:p>
          </table:table-cell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QR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QUERÉTARO</text:p>
          </table:table-cell>
          <table:table-cell office:value-type="string" calcext:value-type="string">
            <text:p>XEUAQ</text:p>
          </table:table-cell>
          <table:table-cell office:value-type="string" calcext:value-type="string">
            <text:p>AM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25 -D <text:s/>0.25 -N</text:p>
          </table:table-cell>
          <table:table-cell office:value-type="string" calcext:value-type="string">
            <text:p>15/11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03517" calcext:value-type="float">
            <text:p>203517</text:p>
          </table:table-cell>
          <table:table-cell office:value-type="float" office:value="1002317" calcext:value-type="float">
            <text:p>1002317</text:p>
          </table:table-cell>
          <table:table-cell office:value-type="float" office:value="1824" calcext:value-type="float">
            <text:p>1824</text:p>
          </table:table-cell>
          <table:table-cell/>
        </table:table-row>
        <table:table-row table:style-name="ro1">
          <table:table-cell office:value-type="string" calcext:value-type="string">
            <text:p>SAN JUAN DEL RIO</text:p>
          </table:table-cell>
          <table:table-cell office:value-type="string" calcext:value-type="string">
            <text:p>Q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ULTIMEDIOS EN RADIODIFUSIÓN MORALES, S.A. DE C.V.</text:p>
          </table:table-cell>
          <table:table-cell office:value-type="string" calcext:value-type="string">
            <text:p>XEVI</text:p>
          </table:table-cell>
          <table:table-cell office:value-type="string" calcext:value-type="string">
            <text:p>A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2320" calcext:value-type="float">
            <text:p>202320</text:p>
          </table:table-cell>
          <table:table-cell office:value-type="float" office:value="995947" calcext:value-type="float">
            <text:p>995947</text:p>
          </table:table-cell>
          <table:table-cell office:value-type="float" office:value="1917" calcext:value-type="float">
            <text:p>1917</text:p>
          </table:table-cell>
          <table:table-cell/>
        </table:table-row>
        <table:table-row table:style-name="ro1">
          <table:table-cell office:value-type="string" calcext:value-type="string">
            <text:p>CANCÚN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CCQ-AM, S.A. DE C.V.</text:p>
          </table:table-cell>
          <table:table-cell office:value-type="string" calcext:value-type="string">
            <text:p>XECCQ</text:p>
          </table:table-cell>
          <table:table-cell office:value-type="string" calcext:value-type="string">
            <text:p>AM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0.5 -D <text:s/>0.5 -N</text:p>
          </table:table-cell>
          <table:table-cell office:value-type="string" calcext:value-type="string">
            <text:p>28/11/03</text:p>
          </table:table-cell>
          <table:table-cell office:value-type="string" calcext:value-type="string">
            <text:p>27/11/15</text:p>
          </table:table-cell>
          <table:table-cell office:value-type="float" office:value="210938" calcext:value-type="float">
            <text:p>210938</text:p>
          </table:table-cell>
          <table:table-cell office:value-type="float" office:value="865051" calcext:value-type="float">
            <text:p>8650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NCÚN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EYI</text:p>
          </table:table-cell>
          <table:table-cell office:value-type="string" calcext:value-type="string">
            <text:p>AM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1 -D <text:s/>0.25 -N</text:p>
          </table:table-cell>
          <table:table-cell office:value-type="string" calcext:value-type="string">
            <text:p>18/01/10</text:p>
          </table:table-cell>
          <table:table-cell office:value-type="string" calcext:value-type="string">
            <text:p>17/01/20</text:p>
          </table:table-cell>
          <table:table-cell office:value-type="float" office:value="210938" calcext:value-type="float">
            <text:p>210938</text:p>
          </table:table-cell>
          <table:table-cell office:value-type="float" office:value="865051" calcext:value-type="float">
            <text:p>8650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HETUMAL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QAA-AM, S.A. DE C.V.</text:p>
          </table:table-cell>
          <table:table-cell office:value-type="string" calcext:value-type="string">
            <text:p>XEQAA</text:p>
          </table:table-cell>
          <table:table-cell office:value-type="string" calcext:value-type="string">
            <text:p>AM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5 -D <text:s/>1 -N</text:p>
          </table:table-cell>
          <table:table-cell office:value-type="string" calcext:value-type="string">
            <text:p>04/10/04</text:p>
          </table:table-cell>
          <table:table-cell office:value-type="string" calcext:value-type="string">
            <text:p>03/10/16</text:p>
          </table:table-cell>
          <table:table-cell office:value-type="float" office:value="183013" calcext:value-type="float">
            <text:p>183013</text:p>
          </table:table-cell>
          <table:table-cell office:value-type="float" office:value="881819" calcext:value-type="float">
            <text:p>8818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HETUMAL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UIS ALBERTO PAVÍA MENDOZA</text:p>
          </table:table-cell>
          <table:table-cell office:value-type="string" calcext:value-type="string">
            <text:p>XEWO</text:p>
          </table:table-cell>
          <table:table-cell office:value-type="string" calcext:value-type="string">
            <text:p>AM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1 -D <text:s/>0.25 -N</text:p>
          </table:table-cell>
          <table:table-cell office:value-type="string" calcext:value-type="string">
            <text:p>09/03/10</text:p>
          </table:table-cell>
          <table:table-cell office:value-type="string" calcext:value-type="string">
            <text:p>08/03/20</text:p>
          </table:table-cell>
          <table:table-cell office:value-type="float" office:value="183013" calcext:value-type="float">
            <text:p>183013</text:p>
          </table:table-cell>
          <table:table-cell office:value-type="float" office:value="881819" calcext:value-type="float">
            <text:p>8818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ZUMEL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UIS ALBERTO PAVÍA MENDOZA</text:p>
          </table:table-cell>
          <table:table-cell office:value-type="string" calcext:value-type="string">
            <text:p>XERB</text:p>
          </table:table-cell>
          <table:table-cell office:value-type="string" calcext:value-type="string">
            <text:p>AM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2.5 -D <text:s/>0.25 -N</text:p>
          </table:table-cell>
          <table:table-cell office:value-type="string" calcext:value-type="string">
            <text:p>02/03/09</text:p>
          </table:table-cell>
          <table:table-cell office:value-type="string" calcext:value-type="string">
            <text:p>01/03/19</text:p>
          </table:table-cell>
          <table:table-cell office:value-type="float" office:value="203100" calcext:value-type="float">
            <text:p>203100</text:p>
          </table:table-cell>
          <table:table-cell office:value-type="float" office:value="865630" calcext:value-type="float">
            <text:p>8656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LIPE CARRILLO PUERTO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QUINTANA ROO</text:p>
          </table:table-cell>
          <table:table-cell office:value-type="string" calcext:value-type="string">
            <text:p>XECPR</text:p>
          </table:table-cell>
          <table:table-cell office:value-type="string" calcext:value-type="string">
            <text:p>AM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30 -D <text:s/>N.A</text:p>
          </table:table-cell>
          <table:table-cell office:value-type="string" calcext:value-type="string">
            <text:p>25/10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3443" calcext:value-type="float">
            <text:p>193443</text:p>
          </table:table-cell>
          <table:table-cell office:value-type="float" office:value="880243" calcext:value-type="float">
            <text:p>88024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JUAN SARABIA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QUINTANA ROO</text:p>
          </table:table-cell>
          <table:table-cell office:value-type="string" calcext:value-type="string">
            <text:p>XECTL</text:p>
          </table:table-cell>
          <table:table-cell office:value-type="string" calcext:value-type="string">
            <text:p>AM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10 -D <text:s/>1 -N</text:p>
          </table:table-cell>
          <table:table-cell office:value-type="string" calcext:value-type="string">
            <text:p>25/10/10</text:p>
          </table:table-cell>
          <table:table-cell office:value-type="string" calcext:value-type="string">
            <text:p>24/10/22</text:p>
          </table:table-cell>
          <table:table-cell office:value-type="float" office:value="183011" calcext:value-type="float">
            <text:p>183011</text:p>
          </table:table-cell>
          <table:table-cell office:value-type="float" office:value="882853" calcext:value-type="float">
            <text:p>88285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UERTO MORELOS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TRANSMISORA REGIONAL RADIO FORMULA, S.A. DE C.V.</text:p>
          </table:table-cell>
          <table:table-cell office:value-type="string" calcext:value-type="string">
            <text:p>XECAQ</text:p>
          </table:table-cell>
          <table:table-cell office:value-type="string" calcext:value-type="string">
            <text:p>AM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20 -D <text:s/>10 -N</text:p>
          </table:table-cell>
          <table:table-cell office:value-type="string" calcext:value-type="string">
            <text:p>25/07/09</text:p>
          </table:table-cell>
          <table:table-cell office:value-type="string" calcext:value-type="string">
            <text:p>24/07/21</text:p>
          </table:table-cell>
          <table:table-cell office:value-type="float" office:value="205113" calcext:value-type="float">
            <text:p>205113</text:p>
          </table:table-cell>
          <table:table-cell office:value-type="float" office:value="865355" calcext:value-type="float">
            <text:p>86535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UERTO MORELOS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DMINISTRADORA ARCÁNGEL, S.A. DE C.V.</text:p>
          </table:table-cell>
          <table:table-cell office:value-type="string" calcext:value-type="string">
            <text:p>XEQOO</text:p>
          </table:table-cell>
          <table:table-cell office:value-type="string" calcext:value-type="string">
            <text:p>AM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35 -D <text:s/>2.5 -N</text:p>
          </table:table-cell>
          <table:table-cell office:value-type="string" calcext:value-type="string">
            <text:p>10/11/03</text:p>
          </table:table-cell>
          <table:table-cell office:value-type="string" calcext:value-type="string">
            <text:p>09/11/15</text:p>
          </table:table-cell>
          <table:table-cell office:value-type="float" office:value="205113" calcext:value-type="float">
            <text:p>205113</text:p>
          </table:table-cell>
          <table:table-cell office:value-type="float" office:value="865355" calcext:value-type="float">
            <text:p>86535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TEHUALA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MEDIOS MATEHUALA, S.A. DE C.V.</text:p>
          </table:table-cell>
          <table:table-cell office:value-type="string" calcext:value-type="string">
            <text:p>XEIE</text:p>
          </table:table-cell>
          <table:table-cell office:value-type="string" calcext:value-type="string">
            <text:p>AM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5 -D <text:s/>1 -N</text:p>
          </table:table-cell>
          <table:table-cell office:value-type="string" calcext:value-type="string">
            <text:p>12/08/06</text:p>
          </table:table-cell>
          <table:table-cell office:value-type="string" calcext:value-type="string">
            <text:p>11/08/18</text:p>
          </table:table-cell>
          <table:table-cell office:value-type="float" office:value="233847" calcext:value-type="float">
            <text:p>233847</text:p>
          </table:table-cell>
          <table:table-cell office:value-type="float" office:value="1003840" calcext:value-type="float">
            <text:p>1003840</text:p>
          </table:table-cell>
          <table:table-cell office:value-type="float" office:value="1577" calcext:value-type="float">
            <text:p>1577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NTROLADORA DE MEDIOS, S.A. DE C.V.</text:p>
          </table:table-cell>
          <table:table-cell office:value-type="string" calcext:value-type="string">
            <text:p>XEBM</text:p>
          </table:table-cell>
          <table:table-cell office:value-type="string" calcext:value-type="string">
            <text:p>AM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10 -D <text:s/>1 -N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20859" calcext:value-type="float">
            <text:p>220859</text:p>
          </table:table-cell>
          <table:table-cell office:value-type="float" office:value="1005830" calcext:value-type="float">
            <text:p>1005830</text:p>
          </table:table-cell>
          <table:table-cell office:value-type="float" office:value="1864" calcext:value-type="float">
            <text:p>1864</text:p>
          </table:table-cell>
          <table:table-cell/>
        </table:table-row>
        <table:table-row table:style-name="ro1">
          <table:table-cell office:value-type="string" calcext:value-type="string">
            <text:p>SOLEDAD DE GRACIANO SÁNCHEZ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DENA RADIODIFUSORA MEXICANA, S.A. DE C.V.</text:p>
          </table:table-cell>
          <table:table-cell office:value-type="string" calcext:value-type="string">
            <text:p>XEWA</text:p>
          </table:table-cell>
          <table:table-cell office:value-type="string" calcext:value-type="string">
            <text:p>AM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150 -D <text:s text:c="5"/>150 -N</text:p>
          </table:table-cell>
          <table:table-cell office:value-type="string" calcext:value-type="string">
            <text:p>04/07/03</text:p>
          </table:table-cell>
          <table:table-cell office:value-type="string" calcext:value-type="string">
            <text:p>03/07/15</text:p>
          </table:table-cell>
          <table:table-cell office:value-type="float" office:value="221059" calcext:value-type="float">
            <text:p>221059</text:p>
          </table:table-cell>
          <table:table-cell office:value-type="float" office:value="1005627" calcext:value-type="float">
            <text:p>1005627</text:p>
          </table:table-cell>
          <table:table-cell office:value-type="float" office:value="1849" calcext:value-type="float">
            <text:p>1849</text:p>
          </table:table-cell>
          <table:table-cell/>
        </table:table-row>
        <table:table-row table:style-name="ro1">
          <table:table-cell office:value-type="string" calcext:value-type="string">
            <text:p>SOLEDAD DE GRACIANO SÁNCHEZ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SAN LUIS POTOSÍ</text:p>
          </table:table-cell>
          <table:table-cell office:value-type="string" calcext:value-type="string">
            <text:p>XEXQ</text:p>
          </table:table-cell>
          <table:table-cell office:value-type="string" calcext:value-type="string">
            <text:p>AM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25 -D <text:s/>1 -N</text:p>
          </table:table-cell>
          <table:table-cell office:value-type="string" calcext:value-type="string">
            <text:p>22/09/62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221059" calcext:value-type="float">
            <text:p>221059</text:p>
          </table:table-cell>
          <table:table-cell office:value-type="float" office:value="1005627" calcext:value-type="float">
            <text:p>1005627</text:p>
          </table:table-cell>
          <table:table-cell office:value-type="float" office:value="1849" calcext:value-type="float">
            <text:p>1849</text:p>
          </table:table-cell>
          <table:table-cell/>
        </table:table-row>
        <table:table-row table:style-name="ro1">
          <table:table-cell office:value-type="string" calcext:value-type="string">
            <text:p>TANCANHUITZ DE SANTOS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EANT</text:p>
          </table:table-cell>
          <table:table-cell office:value-type="string" calcext:value-type="string">
            <text:p>AM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10 -D <text:s/>N.A. </text:p>
          </table:table-cell>
          <table:table-cell office:value-type="string" calcext:value-type="string">
            <text:p>12/06/89</text:p>
          </table:table-cell>
          <table:table-cell table:style-name="Default" office:value-type="string" calcext:value-type="string">
            <text:p>ND</text:p>
          </table:table-cell>
          <table:table-cell office:value-type="float" office:value="213544" calcext:value-type="float">
            <text:p>213544</text:p>
          </table:table-cell>
          <table:table-cell office:value-type="float" office:value="985800" calcext:value-type="float">
            <text:p>985800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CHAMETLA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ANUEL FRANCISCO PÉREZ MUÑOZ</text:p>
          </table:table-cell>
          <table:table-cell office:value-type="string" calcext:value-type="string">
            <text:p>XEHW</text:p>
          </table:table-cell>
          <table:table-cell office:value-type="string" calcext:value-type="string">
            <text:p>AM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5 -D <text:s/>1 -N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25239" calcext:value-type="float">
            <text:p>225239</text:p>
          </table:table-cell>
          <table:table-cell office:value-type="float" office:value="1055727" calcext:value-type="float">
            <text:p>105572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ULIAC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MPLITUD MODULADA 710, S.A.</text:p>
          </table:table-cell>
          <table:table-cell office:value-type="string" calcext:value-type="string">
            <text:p>XEBL</text:p>
          </table:table-cell>
          <table:table-cell office:value-type="string" calcext:value-type="string">
            <text:p>AM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5 -D <text:s/>0.25 -N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44731" calcext:value-type="float">
            <text:p>244731</text:p>
          </table:table-cell>
          <table:table-cell office:value-type="float" office:value="1072353" calcext:value-type="float">
            <text:p>107235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CULIAC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CSI-AM, S.A. DE C.V.</text:p>
          </table:table-cell>
          <table:table-cell office:value-type="string" calcext:value-type="string">
            <text:p>XECSI</text:p>
          </table:table-cell>
          <table:table-cell office:value-type="string" calcext:value-type="string">
            <text:p>AM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5 -D <text:s/>0.25 -N</text:p>
          </table:table-cell>
          <table:table-cell office:value-type="string" calcext:value-type="string">
            <text:p>15/03/06</text:p>
          </table:table-cell>
          <table:table-cell office:value-type="string" calcext:value-type="string">
            <text:p>14/03/18</text:p>
          </table:table-cell>
          <table:table-cell office:value-type="float" office:value="244731" calcext:value-type="float">
            <text:p>244731</text:p>
          </table:table-cell>
          <table:table-cell office:value-type="float" office:value="1072353" calcext:value-type="float">
            <text:p>107235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CULIAC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EGA FRECUENCIA, S.A. DE C.V.</text:p>
          </table:table-cell>
          <table:table-cell office:value-type="string" calcext:value-type="string">
            <text:p>XENW</text:p>
          </table:table-cell>
          <table:table-cell office:value-type="string" calcext:value-type="string">
            <text:p>AM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1 -D <text:s/>0.2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44731" calcext:value-type="float">
            <text:p>244731</text:p>
          </table:table-cell>
          <table:table-cell office:value-type="float" office:value="1072353" calcext:value-type="float">
            <text:p>107235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CULIAC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SINALOA</text:p>
          </table:table-cell>
          <table:table-cell office:value-type="string" calcext:value-type="string">
            <text:p>XEUAS</text:p>
          </table:table-cell>
          <table:table-cell office:value-type="string" calcext:value-type="string">
            <text:p>AM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10 -D <text:s/>0.125 -N</text:p>
          </table:table-cell>
          <table:table-cell office:value-type="string" calcext:value-type="string">
            <text:p>03/12/73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244731" calcext:value-type="float">
            <text:p>244731</text:p>
          </table:table-cell>
          <table:table-cell office:value-type="float" office:value="1072353" calcext:value-type="float">
            <text:p>107235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GUASAVE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ES POR TRADICIÓN, S.A. DE C.V.</text:p>
          </table:table-cell>
          <table:table-cell office:value-type="string" calcext:value-type="string">
            <text:p>XEGS</text:p>
          </table:table-cell>
          <table:table-cell office:value-type="string" calcext:value-type="string">
            <text:p>AM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6 -D <text:s/>1 -N</text:p>
          </table:table-cell>
          <table:table-cell office:value-type="string" calcext:value-type="string">
            <text:p>10/12/08</text:p>
          </table:table-cell>
          <table:table-cell office:value-type="string" calcext:value-type="string">
            <text:p>09/12/20</text:p>
          </table:table-cell>
          <table:table-cell office:value-type="float" office:value="253424" calcext:value-type="float">
            <text:p>253424</text:p>
          </table:table-cell>
          <table:table-cell office:value-type="float" office:value="1082813" calcext:value-type="float">
            <text:p>108281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OS MOCHIS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 XEHS, S.A. DE C.V.</text:p>
          </table:table-cell>
          <table:table-cell office:value-type="string" calcext:value-type="string">
            <text:p>XEHS</text:p>
          </table:table-cell>
          <table:table-cell office:value-type="string" calcext:value-type="string">
            <text:p>AM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5 -D <text:s/>2.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4737" calcext:value-type="float">
            <text:p>254737</text:p>
          </table:table-cell>
          <table:table-cell office:value-type="float" office:value="1085949" calcext:value-type="float">
            <text:p>108594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ZATL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ÓRMULA RADIOFÓNICA, S.A. DE C.V.</text:p>
          </table:table-cell>
          <table:table-cell office:value-type="string" calcext:value-type="string">
            <text:p>XEACE</text:p>
          </table:table-cell>
          <table:table-cell office:value-type="string" calcext:value-type="string">
            <text:p>AM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1 -D <text:s/>0.1 -N</text:p>
          </table:table-cell>
          <table:table-cell office:value-type="string" calcext:value-type="string">
            <text:p>27/11/08</text:p>
          </table:table-cell>
          <table:table-cell office:value-type="string" calcext:value-type="string">
            <text:p>26/11/20</text:p>
          </table:table-cell>
          <table:table-cell office:value-type="float" office:value="240631" calcext:value-type="float">
            <text:p>240631</text:p>
          </table:table-cell>
          <table:table-cell office:value-type="float" office:value="1070744" calcext:value-type="float">
            <text:p>10707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ZATL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EMISORA OCCIDENTAL, S.A.</text:p>
          </table:table-cell>
          <table:table-cell office:value-type="string" calcext:value-type="string">
            <text:p>XEOPE</text:p>
          </table:table-cell>
          <table:table-cell office:value-type="string" calcext:value-type="string">
            <text:p>AM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1 -D <text:s/>0.25 -N</text:p>
          </table:table-cell>
          <table:table-cell office:value-type="string" calcext:value-type="string">
            <text:p>27/05/10</text:p>
          </table:table-cell>
          <table:table-cell office:value-type="string" calcext:value-type="string">
            <text:p>26/05/20</text:p>
          </table:table-cell>
          <table:table-cell office:value-type="float" office:value="240631" calcext:value-type="float">
            <text:p>240631</text:p>
          </table:table-cell>
          <table:table-cell office:value-type="float" office:value="1070744" calcext:value-type="float">
            <text:p>10707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ZATL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XEVU, S.A. DE C.V.</text:p>
          </table:table-cell>
          <table:table-cell office:value-type="string" calcext:value-type="string">
            <text:p>XEVU</text:p>
          </table:table-cell>
          <table:table-cell office:value-type="string" calcext:value-type="string">
            <text:p>AM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1 -D <text:s/>0.5 -N</text:p>
          </table:table-cell>
          <table:table-cell office:value-type="string" calcext:value-type="string">
            <text:p>19/02/07</text:p>
          </table:table-cell>
          <table:table-cell office:value-type="string" calcext:value-type="string">
            <text:p>18/02/19</text:p>
          </table:table-cell>
          <table:table-cell office:value-type="float" office:value="240631" calcext:value-type="float">
            <text:p>240631</text:p>
          </table:table-cell>
          <table:table-cell office:value-type="float" office:value="1070744" calcext:value-type="float">
            <text:p>10707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BORC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PALACIOS, S.A. DE C.V.</text:p>
          </table:table-cell>
          <table:table-cell office:value-type="string" calcext:value-type="string">
            <text:p>XEUK</text:p>
          </table:table-cell>
          <table:table-cell office:value-type="string" calcext:value-type="string">
            <text:p>AM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.5 -D <text:s/>0.25 -N</text:p>
          </table:table-cell>
          <table:table-cell office:value-type="string" calcext:value-type="string">
            <text:p>23/08/09</text:p>
          </table:table-cell>
          <table:table-cell office:value-type="string" calcext:value-type="string">
            <text:p>22/08/21</text:p>
          </table:table-cell>
          <table:table-cell office:value-type="float" office:value="304256" calcext:value-type="float">
            <text:p>304256</text:p>
          </table:table-cell>
          <table:table-cell office:value-type="float" office:value="1120933" calcext:value-type="float">
            <text:p>1120933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CD. OBREGÓN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DIFUSIÓN RADIOFÓNICA DE CIUDAD OBREGÓN, S.A. DE C.V.</text:p>
          </table:table-cell>
          <table:table-cell office:value-type="string" calcext:value-type="string">
            <text:p>XEEB</text:p>
          </table:table-cell>
          <table:table-cell office:value-type="string" calcext:value-type="string">
            <text:p>AM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5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72921" calcext:value-type="float">
            <text:p>272921</text:p>
          </table:table-cell>
          <table:table-cell office:value-type="float" office:value="1095606" calcext:value-type="float">
            <text:p>10956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CD. OBREGÓN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CAJEME, S.A. DE C.V.</text:p>
          </table:table-cell>
          <table:table-cell office:value-type="string" calcext:value-type="string">
            <text:p>XEOX</text:p>
          </table:table-cell>
          <table:table-cell office:value-type="string" calcext:value-type="string">
            <text:p>AM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5 -D <text:s/>0.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72921" calcext:value-type="float">
            <text:p>272921</text:p>
          </table:table-cell>
          <table:table-cell office:value-type="float" office:value="1095606" calcext:value-type="float">
            <text:p>10956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CD. OBREGÓN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MPRESAS EDITORIALES DEL NOROESTE, S.A. DE C.V.</text:p>
          </table:table-cell>
          <table:table-cell office:value-type="string" calcext:value-type="string">
            <text:p>XERSV</text:p>
          </table:table-cell>
          <table:table-cell office:value-type="string" calcext:value-type="string">
            <text:p>AM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5 -D <text:s/>N.A.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72921" calcext:value-type="float">
            <text:p>272921</text:p>
          </table:table-cell>
          <table:table-cell office:value-type="float" office:value="1095606" calcext:value-type="float">
            <text:p>10956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EL SIFÓN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RNOLDO RODRÍGUEZ ZERMEÑO</text:p>
          </table:table-cell>
          <table:table-cell office:value-type="string" calcext:value-type="string">
            <text:p>XESOS</text:p>
          </table:table-cell>
          <table:table-cell office:value-type="string" calcext:value-type="string">
            <text:p>AM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2 -D <text:s/>0.3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11505" calcext:value-type="float">
            <text:p>311505</text:p>
          </table:table-cell>
          <table:table-cell office:value-type="float" office:value="1094431" calcext:value-type="float">
            <text:p>1094431</text:p>
          </table:table-cell>
          <table:table-cell office:value-type="float" office:value="1392" calcext:value-type="float">
            <text:p>1392</text:p>
          </table:table-cell>
          <table:table-cell/>
        </table:table-row>
        <table:table-row table:style-name="ro1">
          <table:table-cell office:value-type="string" calcext:value-type="string">
            <text:p>ETCHOJO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EETCH</text:p>
          </table:table-cell>
          <table:table-cell office:value-type="string" calcext:value-type="string">
            <text:p>AM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5 -D <text:s/>N.A. -N</text:p>
          </table:table-cell>
          <table:table-cell office:value-type="string" calcext:value-type="string">
            <text:p>28/05/09</text:p>
          </table:table-cell>
          <table:table-cell office:value-type="string" calcext:value-type="string">
            <text:p>27/05/21</text:p>
          </table:table-cell>
          <table:table-cell office:value-type="float" office:value="265439" calcext:value-type="float">
            <text:p>265439</text:p>
          </table:table-cell>
          <table:table-cell office:value-type="float" office:value="1093731" calcext:value-type="float">
            <text:p>109373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GUAYMA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GILHAAM, S.A. DE C.V.</text:p>
          </table:table-cell>
          <table:table-cell office:value-type="string" calcext:value-type="string">
            <text:p>XEBQ</text:p>
          </table:table-cell>
          <table:table-cell office:value-type="string" calcext:value-type="string">
            <text:p>AM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10/03/08</text:p>
          </table:table-cell>
          <table:table-cell office:value-type="string" calcext:value-type="string">
            <text:p>09/03/20</text:p>
          </table:table-cell>
          <table:table-cell office:value-type="float" office:value="275506" calcext:value-type="float">
            <text:p>275506</text:p>
          </table:table-cell>
          <table:table-cell office:value-type="float" office:value="1105356" calcext:value-type="float">
            <text:p>11053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GUAYMA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AMISTAD DE SONORA, S.A. DE C.V.</text:p>
          </table:table-cell>
          <table:table-cell office:value-type="string" calcext:value-type="string">
            <text:p>XEDR</text:p>
          </table:table-cell>
          <table:table-cell office:value-type="string" calcext:value-type="string">
            <text:p>AM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2.5 -D <text:s/>N.A. 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75506" calcext:value-type="float">
            <text:p>275506</text:p>
          </table:table-cell>
          <table:table-cell office:value-type="float" office:value="1105356" calcext:value-type="float">
            <text:p>11053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GUAYMA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SONORA, S.A.</text:p>
          </table:table-cell>
          <table:table-cell office:value-type="string" calcext:value-type="string">
            <text:p>XEFX</text:p>
          </table:table-cell>
          <table:table-cell office:value-type="string" calcext:value-type="string">
            <text:p>AM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1 -D <text:s/>0.2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75506" calcext:value-type="float">
            <text:p>275506</text:p>
          </table:table-cell>
          <table:table-cell office:value-type="float" office:value="1105356" calcext:value-type="float">
            <text:p>11053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HERMOSILL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EBH</text:p>
          </table:table-cell>
          <table:table-cell office:value-type="string" calcext:value-type="string">
            <text:p>AM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90556" calcext:value-type="float">
            <text:p>290556</text:p>
          </table:table-cell>
          <table:table-cell office:value-type="float" office:value="1105715" calcext:value-type="float">
            <text:p>110571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HERMOSILL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RLOS DE JESÚS QUIÑONES ARMENDÁRIZ</text:p>
          </table:table-cell>
          <table:table-cell office:value-type="string" calcext:value-type="string">
            <text:p>XEPB</text:p>
          </table:table-cell>
          <table:table-cell office:value-type="string" calcext:value-type="string">
            <text:p>AM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10 -D <text:s/>0.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90556" calcext:value-type="float">
            <text:p>290556</text:p>
          </table:table-cell>
          <table:table-cell office:value-type="float" office:value="1105715" calcext:value-type="float">
            <text:p>110571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HERMOSILL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DE SONORA</text:p>
          </table:table-cell>
          <table:table-cell office:value-type="string" calcext:value-type="string">
            <text:p>XEUS</text:p>
          </table:table-cell>
          <table:table-cell office:value-type="string" calcext:value-type="string">
            <text:p>AM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1 -D <text:s/>0.2 -N</text:p>
          </table:table-cell>
          <table:table-cell office:value-type="string" calcext:value-type="string">
            <text:p>02/03/10</text:p>
          </table:table-cell>
          <table:table-cell office:value-type="string" calcext:value-type="string">
            <text:p>01/03/15</text:p>
          </table:table-cell>
          <table:table-cell office:value-type="float" office:value="290556" calcext:value-type="float">
            <text:p>290556</text:p>
          </table:table-cell>
          <table:table-cell office:value-type="float" office:value="1105715" calcext:value-type="float">
            <text:p>110571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HERMOSILL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RLOS DE JESÚS QUIÑONES ARMENDÁRIZ</text:p>
          </table:table-cell>
          <table:table-cell office:value-type="string" calcext:value-type="string">
            <text:p>XEVS</text:p>
          </table:table-cell>
          <table:table-cell office:value-type="string" calcext:value-type="string">
            <text:p>AM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1 -D <text:s/>0.2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90556" calcext:value-type="float">
            <text:p>290556</text:p>
          </table:table-cell>
          <table:table-cell office:value-type="float" office:value="1105715" calcext:value-type="float">
            <text:p>110571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HUATABAMP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ANUEL OSWALDO ALVARADO QUINTERO</text:p>
          </table:table-cell>
          <table:table-cell office:value-type="string" calcext:value-type="string">
            <text:p>XEYO</text:p>
          </table:table-cell>
          <table:table-cell office:value-type="string" calcext:value-type="string">
            <text:p>AM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1 -D <text:s/>0.5 -N</text:p>
          </table:table-cell>
          <table:table-cell office:value-type="string" calcext:value-type="string">
            <text:p>16/03/05</text:p>
          </table:table-cell>
          <table:table-cell office:value-type="string" calcext:value-type="string">
            <text:p>15/03/17</text:p>
          </table:table-cell>
          <table:table-cell office:value-type="float" office:value="264939" calcext:value-type="float">
            <text:p>264939</text:p>
          </table:table-cell>
          <table:table-cell office:value-type="float" office:value="1093832" calcext:value-type="float">
            <text:p>109383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GDALENA DE KIN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JESÚS L. ROCHIN</text:p>
          </table:table-cell>
          <table:table-cell office:value-type="string" calcext:value-type="string">
            <text:p>XEDJ</text:p>
          </table:table-cell>
          <table:table-cell office:value-type="string" calcext:value-type="string">
            <text:p>AM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0.5 -D <text:s/>0.5 -N</text:p>
          </table:table-cell>
          <table:table-cell office:value-type="string" calcext:value-type="string">
            <text:p>09/01/07</text:p>
          </table:table-cell>
          <table:table-cell office:value-type="string" calcext:value-type="string">
            <text:p>08/01/17</text:p>
          </table:table-cell>
          <table:table-cell office:value-type="float" office:value="303737" calcext:value-type="float">
            <text:p>303737</text:p>
          </table:table-cell>
          <table:table-cell office:value-type="float" office:value="1105803" calcext:value-type="float">
            <text:p>1105803</text:p>
          </table:table-cell>
          <table:table-cell office:value-type="float" office:value="757" calcext:value-type="float">
            <text:p>757</text:p>
          </table:table-cell>
          <table:table-cell/>
        </table:table-row>
        <table:table-row table:style-name="ro1">
          <table:table-cell office:value-type="string" calcext:value-type="string">
            <text:p>NAVOJO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UCN. DE FAUSTO MARCO GÓMEZ COTA</text:p>
          </table:table-cell>
          <table:table-cell office:value-type="string" calcext:value-type="string">
            <text:p>XEGL</text:p>
          </table:table-cell>
          <table:table-cell office:value-type="string" calcext:value-type="string">
            <text:p>AM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1 -D <text:s/>0.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70451" calcext:value-type="float">
            <text:p>270451</text:p>
          </table:table-cell>
          <table:table-cell office:value-type="float" office:value="1092643" calcext:value-type="float">
            <text:p>109264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NOGALE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NOGALES, S. DE R.L.</text:p>
          </table:table-cell>
          <table:table-cell office:value-type="string" calcext:value-type="string">
            <text:p>XECG</text:p>
          </table:table-cell>
          <table:table-cell office:value-type="string" calcext:value-type="string">
            <text:p>AM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11907" calcext:value-type="float">
            <text:p>311907</text:p>
          </table:table-cell>
          <table:table-cell office:value-type="float" office:value="1105645" calcext:value-type="float">
            <text:p>1105645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NOGALE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ORMULA RADIOFÓNICA, S.A. DE C.V.</text:p>
          </table:table-cell>
          <table:table-cell office:value-type="string" calcext:value-type="string">
            <text:p>XEHF</text:p>
          </table:table-cell>
          <table:table-cell office:value-type="string" calcext:value-type="string">
            <text:p>AM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5 -D <text:s/>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11907" calcext:value-type="float">
            <text:p>311907</text:p>
          </table:table-cell>
          <table:table-cell office:value-type="float" office:value="1105645" calcext:value-type="float">
            <text:p>1105645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NOGALE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HN, S.A.</text:p>
          </table:table-cell>
          <table:table-cell office:value-type="string" calcext:value-type="string">
            <text:p>XEHN</text:p>
          </table:table-cell>
          <table:table-cell office:value-type="string" calcext:value-type="string">
            <text:p>AM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1 -D <text:s/>N.A. -N</text:p>
          </table:table-cell>
          <table:table-cell office:value-type="string" calcext:value-type="string">
            <text:p>29/11/07</text:p>
          </table:table-cell>
          <table:table-cell office:value-type="string" calcext:value-type="string">
            <text:p>28/11/19</text:p>
          </table:table-cell>
          <table:table-cell office:value-type="float" office:value="311907" calcext:value-type="float">
            <text:p>311907</text:p>
          </table:table-cell>
          <table:table-cell office:value-type="float" office:value="1105645" calcext:value-type="float">
            <text:p>1105645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NOGALE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UCN. RAMÓN GUZMÁN RIVERA</text:p>
          </table:table-cell>
          <table:table-cell office:value-type="string" calcext:value-type="string">
            <text:p>XENY</text:p>
          </table:table-cell>
          <table:table-cell office:value-type="string" calcext:value-type="string">
            <text:p>AM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5 -D <text:s/>0.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11907" calcext:value-type="float">
            <text:p>311907</text:p>
          </table:table-cell>
          <table:table-cell office:value-type="float" office:value="1105645" calcext:value-type="float">
            <text:p>1105645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NOGALE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13, S.A.</text:p>
          </table:table-cell>
          <table:table-cell office:value-type="string" calcext:value-type="string">
            <text:p>XEXW</text:p>
          </table:table-cell>
          <table:table-cell office:value-type="string" calcext:value-type="string">
            <text:p>A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1 -D <text:s/>0.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11907" calcext:value-type="float">
            <text:p>311907</text:p>
          </table:table-cell>
          <table:table-cell office:value-type="float" office:value="1105645" calcext:value-type="float">
            <text:p>1105645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SAN LUIS RIO COLORAD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MPULSORA DE SAN LUIS, S.A. DE C.V.</text:p>
          </table:table-cell>
          <table:table-cell office:value-type="string" calcext:value-type="string">
            <text:p>XECB</text:p>
          </table:table-cell>
          <table:table-cell office:value-type="string" calcext:value-type="string">
            <text:p>AM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10 -D <text:s/>0.2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22836" calcext:value-type="float">
            <text:p>322836</text:p>
          </table:table-cell>
          <table:table-cell office:value-type="float" office:value="1144545" calcext:value-type="float">
            <text:p>1144545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SAN LUIS RIO COLORAD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UCN. DE FRANCISCO ENCINAS ANGULO</text:p>
          </table:table-cell>
          <table:table-cell office:value-type="string" calcext:value-type="string">
            <text:p>XEEH</text:p>
          </table:table-cell>
          <table:table-cell office:value-type="string" calcext:value-type="string">
            <text:p>AM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1 -D <text:s/>N.A. -N</text:p>
          </table:table-cell>
          <table:table-cell office:value-type="string" calcext:value-type="string">
            <text:p>27/06/03</text:p>
          </table:table-cell>
          <table:table-cell office:value-type="string" calcext:value-type="string">
            <text:p>26/06/15</text:p>
          </table:table-cell>
          <table:table-cell office:value-type="float" office:value="322836" calcext:value-type="float">
            <text:p>322836</text:p>
          </table:table-cell>
          <table:table-cell office:value-type="float" office:value="1144545" calcext:value-type="float">
            <text:p>1144545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SAN LUIS RIO COLORAD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MPULSORA DE SAN LUIS, S.A. DE C.V.</text:p>
          </table:table-cell>
          <table:table-cell office:value-type="string" calcext:value-type="string">
            <text:p>XELBL</text:p>
          </table:table-cell>
          <table:table-cell office:value-type="string" calcext:value-type="string">
            <text:p>AM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8 -D <text:s/>N.A.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22836" calcext:value-type="float">
            <text:p>322836</text:p>
          </table:table-cell>
          <table:table-cell office:value-type="float" office:value="1144545" calcext:value-type="float">
            <text:p>1144545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SAN LUIS RIO COLORAD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MPULSORA DE SAN LUIS, S.A. DE C.V.</text:p>
          </table:table-cell>
          <table:table-cell office:value-type="string" calcext:value-type="string">
            <text:p>XEMW</text:p>
          </table:table-cell>
          <table:table-cell office:value-type="string" calcext:value-type="string">
            <text:p>AM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 -D <text:s/>0.2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22836" calcext:value-type="float">
            <text:p>322836</text:p>
          </table:table-cell>
          <table:table-cell office:value-type="float" office:value="1144545" calcext:value-type="float">
            <text:p>1144545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URE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UCN. DE FRANCISCO VIDAL ESQUER</text:p>
          </table:table-cell>
          <table:table-cell office:value-type="string" calcext:value-type="string">
            <text:p>XEXN</text:p>
          </table:table-cell>
          <table:table-cell office:value-type="string" calcext:value-type="string">
            <text:p>AM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0.5 -D <text:s/>0.2 -N</text:p>
          </table:table-cell>
          <table:table-cell office:value-type="string" calcext:value-type="string">
            <text:p>25/11/09</text:p>
          </table:table-cell>
          <table:table-cell office:value-type="string" calcext:value-type="string">
            <text:p>24/11/19</text:p>
          </table:table-cell>
          <table:table-cell office:value-type="float" office:value="292553" calcext:value-type="float">
            <text:p>292553</text:p>
          </table:table-cell>
          <table:table-cell office:value-type="float" office:value="1102201" calcext:value-type="float">
            <text:p>1102201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CUNDUACÁN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TABASCO</text:p>
          </table:table-cell>
          <table:table-cell office:value-type="string" calcext:value-type="string">
            <text:p>XETVH</text:p>
          </table:table-cell>
          <table:table-cell office:value-type="string" calcext:value-type="string">
            <text:p>AM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20 -D <text:s/>1 -N</text:p>
          </table:table-cell>
          <table:table-cell office:value-type="string" calcext:value-type="string">
            <text:p>29/10/98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80402" calcext:value-type="float">
            <text:p>180402</text:p>
          </table:table-cell>
          <table:table-cell office:value-type="float" office:value="931032" calcext:value-type="float">
            <text:p>9310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ENOSIQUE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TABASCO</text:p>
          </table:table-cell>
          <table:table-cell office:value-type="string" calcext:value-type="string">
            <text:p>XETQE</text:p>
          </table:table-cell>
          <table:table-cell office:value-type="string" calcext:value-type="string">
            <text:p>A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5 -D <text:s/>0.5 -N</text:p>
          </table:table-cell>
          <table:table-cell office:value-type="string" calcext:value-type="string">
            <text:p>29/10/03</text:p>
          </table:table-cell>
          <table:table-cell office:value-type="string" calcext:value-type="string">
            <text:p>28/10/15</text:p>
          </table:table-cell>
          <table:table-cell office:value-type="float" office:value="172821" calcext:value-type="float">
            <text:p>172821</text:p>
          </table:table-cell>
          <table:table-cell office:value-type="float" office:value="912536" calcext:value-type="float">
            <text:p>91253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ILLAHERMOSA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DINÁMICA DEL SURESTE, S.A. DE C.V.</text:p>
          </table:table-cell>
          <table:table-cell office:value-type="string" calcext:value-type="string">
            <text:p>XEKV</text:p>
          </table:table-cell>
          <table:table-cell office:value-type="string" calcext:value-type="string">
            <text:p>AM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10 -D <text:s/>1 -N</text:p>
          </table:table-cell>
          <table:table-cell office:value-type="string" calcext:value-type="string">
            <text:p>21/03/06</text:p>
          </table:table-cell>
          <table:table-cell office:value-type="string" calcext:value-type="string">
            <text:p>20/03/18</text:p>
          </table:table-cell>
          <table:table-cell office:value-type="float" office:value="175921" calcext:value-type="float">
            <text:p>175921</text:p>
          </table:table-cell>
          <table:table-cell office:value-type="float" office:value="925541" calcext:value-type="float">
            <text:p>92554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BRECHA 73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AVANZADO GAL DE VALLE HERMOSOS, S.A. DE C.V.</text:p>
          </table:table-cell>
          <table:table-cell office:value-type="string" calcext:value-type="string">
            <text:p>XERDO</text:p>
          </table:table-cell>
          <table:table-cell office:value-type="string" calcext:value-type="string">
            <text:p>AM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7 -D <text:s/>2.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4450" calcext:value-type="float">
            <text:p>254450</text:p>
          </table:table-cell>
          <table:table-cell office:value-type="float" office:value="974809" calcext:value-type="float">
            <text:p>97480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D. CAMARG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CAMARGO, S.A.</text:p>
          </table:table-cell>
          <table:table-cell office:value-type="string" calcext:value-type="string">
            <text:p>XEZD</text:p>
          </table:table-cell>
          <table:table-cell office:value-type="string" calcext:value-type="string">
            <text:p>AM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0.25 -D <text:s text:c="3"/>0.2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61511" calcext:value-type="float">
            <text:p>261511</text:p>
          </table:table-cell>
          <table:table-cell office:value-type="float" office:value="985039" calcext:value-type="float">
            <text:p>98503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CD. MIGUEL ALEMÁN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NTONIO GALLEGOS GONZÁLEZ</text:p>
          </table:table-cell>
          <table:table-cell office:value-type="string" calcext:value-type="string">
            <text:p>XEHI</text:p>
          </table:table-cell>
          <table:table-cell office:value-type="string" calcext:value-type="string">
            <text:p>AM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10 -D <text:s/>0.25 -N</text:p>
          </table:table-cell>
          <table:table-cell office:value-type="string" calcext:value-type="string">
            <text:p>15/03/03</text:p>
          </table:table-cell>
          <table:table-cell office:value-type="string" calcext:value-type="string">
            <text:p>14/03/15</text:p>
          </table:table-cell>
          <table:table-cell office:value-type="float" office:value="262401" calcext:value-type="float">
            <text:p>262401</text:p>
          </table:table-cell>
          <table:table-cell office:value-type="float" office:value="990131" calcext:value-type="float">
            <text:p>99013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D. MIGUEL ALEMÁN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L HERALDO FRONTERIZO, S.A.</text:p>
          </table:table-cell>
          <table:table-cell office:value-type="string" calcext:value-type="string">
            <text:p>XEWD</text:p>
          </table:table-cell>
          <table:table-cell office:value-type="string" calcext:value-type="string">
            <text:p>AM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5 -D <text:s/>0.15 -N</text:p>
          </table:table-cell>
          <table:table-cell office:value-type="string" calcext:value-type="string">
            <text:p>24/01/03</text:p>
          </table:table-cell>
          <table:table-cell office:value-type="string" calcext:value-type="string">
            <text:p>23/01/15</text:p>
          </table:table-cell>
          <table:table-cell office:value-type="float" office:value="262401" calcext:value-type="float">
            <text:p>262401</text:p>
          </table:table-cell>
          <table:table-cell office:value-type="float" office:value="990131" calcext:value-type="float">
            <text:p>99013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D. VICTORIA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TAMAULIPAS</text:p>
          </table:table-cell>
          <table:table-cell office:value-type="string" calcext:value-type="string">
            <text:p>XEVIC</text:p>
          </table:table-cell>
          <table:table-cell office:value-type="string" calcext:value-type="string">
            <text:p>AM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5 -D <text:s/>0.15 -N</text:p>
          </table:table-cell>
          <table:table-cell office:value-type="string" calcext:value-type="string">
            <text:p>19/12/05</text:p>
          </table:table-cell>
          <table:table-cell office:value-type="string" calcext:value-type="string">
            <text:p>18/12/17</text:p>
          </table:table-cell>
          <table:table-cell office:value-type="float" office:value="234410" calcext:value-type="float">
            <text:p>234410</text:p>
          </table:table-cell>
          <table:table-cell office:value-type="float" office:value="990846" calcext:value-type="float">
            <text:p>990846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string" calcext:value-type="string">
            <text:p>ESTEROS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GOBIERNO DEL ESTADO DE TAMAULIPAS</text:p>
          </table:table-cell>
          <table:table-cell office:value-type="string" calcext:value-type="string">
            <text:p>XEERO</text:p>
          </table:table-cell>
          <table:table-cell office:value-type="string" calcext:value-type="string">
            <text:p>AM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1 -D <text:s/>0.15 -N</text:p>
          </table:table-cell>
          <table:table-cell office:value-type="string" calcext:value-type="string">
            <text:p>19/12/05</text:p>
          </table:table-cell>
          <table:table-cell office:value-type="string" calcext:value-type="string">
            <text:p>18/12/17</text:p>
          </table:table-cell>
          <table:table-cell office:value-type="float" office:value="223111" calcext:value-type="float">
            <text:p>223111</text:p>
          </table:table-cell>
          <table:table-cell office:value-type="float" office:value="980732" calcext:value-type="float">
            <text:p>98073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GUADALUPE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MT DE MATAMOROS, S.A. DE C.V.</text:p>
          </table:table-cell>
          <table:table-cell office:value-type="string" calcext:value-type="string">
            <text:p>XEMT</text:p>
          </table:table-cell>
          <table:table-cell office:value-type="string" calcext:value-type="string">
            <text:p>AM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0.6 -D <text:s/>0.6 -N</text:p>
          </table:table-cell>
          <table:table-cell office:value-type="string" calcext:value-type="string">
            <text:p>18/06/10</text:p>
          </table:table-cell>
          <table:table-cell office:value-type="string" calcext:value-type="string">
            <text:p>17/06/20</text:p>
          </table:table-cell>
          <table:table-cell office:value-type="float" office:value="260306" calcext:value-type="float">
            <text:p>260306</text:p>
          </table:table-cell>
          <table:table-cell office:value-type="float" office:value="985158" calcext:value-type="float">
            <text:p>985158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MATAMOROS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AM DE MATAMOROS, S.A. DE C.V.</text:p>
          </table:table-cell>
          <table:table-cell office:value-type="string" calcext:value-type="string">
            <text:p>XEAM</text:p>
          </table:table-cell>
          <table:table-cell office:value-type="string" calcext:value-type="string">
            <text:p>AM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1 -D <text:s/>0.2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5247" calcext:value-type="float">
            <text:p>255247</text:p>
          </table:table-cell>
          <table:table-cell office:value-type="float" office:value="973015" calcext:value-type="float">
            <text:p>97301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ATAMOROS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UCN. DE JORGE CÁRDENAS GONZÁLEZ</text:p>
          </table:table-cell>
          <table:table-cell office:value-type="string" calcext:value-type="string">
            <text:p>XEEW</text:p>
          </table:table-cell>
          <table:table-cell office:value-type="string" calcext:value-type="string">
            <text:p>AM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5247" calcext:value-type="float">
            <text:p>255247</text:p>
          </table:table-cell>
          <table:table-cell office:value-type="float" office:value="973015" calcext:value-type="float">
            <text:p>97301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ATAMOROS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UCN. DE ANTONIO SALVADOR GALLEGOS ESCALANTE.</text:p>
          </table:table-cell>
          <table:table-cell office:value-type="string" calcext:value-type="string">
            <text:p>XEMS</text:p>
          </table:table-cell>
          <table:table-cell office:value-type="string" calcext:value-type="string">
            <text:p>AM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26/07/10</text:p>
          </table:table-cell>
          <table:table-cell office:value-type="string" calcext:value-type="string">
            <text:p>25/07/20</text:p>
          </table:table-cell>
          <table:table-cell office:value-type="float" office:value="255247" calcext:value-type="float">
            <text:p>255247</text:p>
          </table:table-cell>
          <table:table-cell office:value-type="float" office:value="973015" calcext:value-type="float">
            <text:p>97301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ATAMOROS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S EL GALLO, S.A. DE C.V.</text:p>
          </table:table-cell>
          <table:table-cell office:value-type="string" calcext:value-type="string">
            <text:p>XEO</text:p>
          </table:table-cell>
          <table:table-cell office:value-type="string" calcext:value-type="string">
            <text:p>A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25/07/07</text:p>
          </table:table-cell>
          <table:table-cell office:value-type="string" calcext:value-type="string">
            <text:p>24/07/19</text:p>
          </table:table-cell>
          <table:table-cell office:value-type="float" office:value="255247" calcext:value-type="float">
            <text:p>255247</text:p>
          </table:table-cell>
          <table:table-cell office:value-type="float" office:value="973015" calcext:value-type="float">
            <text:p>97301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NUEVO LARED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PUBLICIDAD RADIOFÓNICA DE NUEVO LAREDO, S.A. DE C.V.</text:p>
          </table:table-cell>
          <table:table-cell office:value-type="string" calcext:value-type="string">
            <text:p>XEAS</text:p>
          </table:table-cell>
          <table:table-cell office:value-type="string" calcext:value-type="string">
            <text:p>AM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1 -D <text:s/>0.25 -N</text:p>
          </table:table-cell>
          <table:table-cell office:value-type="string" calcext:value-type="string">
            <text:p>03/03/08</text:p>
          </table:table-cell>
          <table:table-cell office:value-type="string" calcext:value-type="string">
            <text:p>02/03/18</text:p>
          </table:table-cell>
          <table:table-cell office:value-type="float" office:value="272911" calcext:value-type="float">
            <text:p>272911</text:p>
          </table:table-cell>
          <table:table-cell office:value-type="float" office:value="993029" calcext:value-type="float">
            <text:p>99302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NUEVO LARED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GUSTAVO ALONSO CORTEZ MONTIEL</text:p>
          </table:table-cell>
          <table:table-cell office:value-type="string" calcext:value-type="string">
            <text:p>XEBK</text:p>
          </table:table-cell>
          <table:table-cell office:value-type="string" calcext:value-type="string">
            <text:p>AM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72911" calcext:value-type="float">
            <text:p>272911</text:p>
          </table:table-cell>
          <table:table-cell office:value-type="float" office:value="993029" calcext:value-type="float">
            <text:p>99302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NUEVO LARED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ANUEL CRISTÓBAL MONTIEL GOVEA</text:p>
          </table:table-cell>
          <table:table-cell office:value-type="string" calcext:value-type="string">
            <text:p>XEFE</text:p>
          </table:table-cell>
          <table:table-cell office:value-type="string" calcext:value-type="string">
            <text:p>AM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1 -D <text:s/>0.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72911" calcext:value-type="float">
            <text:p>272911</text:p>
          </table:table-cell>
          <table:table-cell office:value-type="float" office:value="993029" calcext:value-type="float">
            <text:p>99302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NUEVO LARED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RITMO, S.A.</text:p>
          </table:table-cell>
          <table:table-cell office:value-type="string" calcext:value-type="string">
            <text:p>XEGNK</text:p>
          </table:table-cell>
          <table:table-cell office:value-type="string" calcext:value-type="string">
            <text:p>AM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5 -D <text:s/>0.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72911" calcext:value-type="float">
            <text:p>272911</text:p>
          </table:table-cell>
          <table:table-cell office:value-type="float" office:value="993029" calcext:value-type="float">
            <text:p>99302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NUEVO LARED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DUARDO VILLARREAL MARROQUÍN</text:p>
          </table:table-cell>
          <table:table-cell office:value-type="string" calcext:value-type="string">
            <text:p>XEK</text:p>
          </table:table-cell>
          <table:table-cell office:value-type="string" calcext:value-type="string">
            <text:p>AM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5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72911" calcext:value-type="float">
            <text:p>272911</text:p>
          </table:table-cell>
          <table:table-cell office:value-type="float" office:value="993029" calcext:value-type="float">
            <text:p>99302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NUEVO LARED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FORMULA DEL NORTE, S.A. DE C.V.</text:p>
          </table:table-cell>
          <table:table-cell office:value-type="string" calcext:value-type="string">
            <text:p>XENLT</text:p>
          </table:table-cell>
          <table:table-cell office:value-type="string" calcext:value-type="string">
            <text:p>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 -D <text:s text:c="2"/>0.1 -N</text:p>
          </table:table-cell>
          <table:table-cell office:value-type="string" calcext:value-type="string">
            <text:p>22/05/13</text:p>
          </table:table-cell>
          <table:table-cell office:value-type="string" calcext:value-type="string">
            <text:p>21/05/25</text:p>
          </table:table-cell>
          <table:table-cell office:value-type="float" office:value="272911" calcext:value-type="float">
            <text:p>272911</text:p>
          </table:table-cell>
          <table:table-cell office:value-type="float" office:value="993029" calcext:value-type="float">
            <text:p>99302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NUEVO LARED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PUBLICIDAD UNIDA DEL NORTE, S.A. DE C.V.</text:p>
          </table:table-cell>
          <table:table-cell office:value-type="string" calcext:value-type="string">
            <text:p>XENU</text:p>
          </table:table-cell>
          <table:table-cell office:value-type="string" calcext:value-type="string">
            <text:p>AM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5 -D <text:s/>0.2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72911" calcext:value-type="float">
            <text:p>272911</text:p>
          </table:table-cell>
          <table:table-cell office:value-type="float" office:value="993029" calcext:value-type="float">
            <text:p>99302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NUEVO LARED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S CORTES, S.A.</text:p>
          </table:table-cell>
          <table:table-cell office:value-type="string" calcext:value-type="string">
            <text:p>XEWL</text:p>
          </table:table-cell>
          <table:table-cell office:value-type="string" calcext:value-type="string">
            <text:p>AM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1 -D <text:s/>N.A. -N</text:p>
          </table:table-cell>
          <table:table-cell office:value-type="string" calcext:value-type="string">
            <text:p>20/05/10</text:p>
          </table:table-cell>
          <table:table-cell office:value-type="string" calcext:value-type="string">
            <text:p>19/05/19</text:p>
          </table:table-cell>
          <table:table-cell office:value-type="float" office:value="272911" calcext:value-type="float">
            <text:p>272911</text:p>
          </table:table-cell>
          <table:table-cell office:value-type="float" office:value="993029" calcext:value-type="float">
            <text:p>99302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REYNOSA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MPULSORA, S.A.</text:p>
          </table:table-cell>
          <table:table-cell office:value-type="string" calcext:value-type="string">
            <text:p>XERI</text:p>
          </table:table-cell>
          <table:table-cell office:value-type="string" calcext:value-type="string">
            <text:p>AM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1 -D <text:s/>0.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60532" calcext:value-type="float">
            <text:p>260532</text:p>
          </table:table-cell>
          <table:table-cell office:value-type="float" office:value="981640" calcext:value-type="float">
            <text:p>98164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REYNOSA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GRUPO RADIOFÓNICO DE REYNOSA, S.A. DE C.V.</text:p>
          </table:table-cell>
          <table:table-cell office:value-type="string" calcext:value-type="string">
            <text:p>XERKS</text:p>
          </table:table-cell>
          <table:table-cell office:value-type="string" calcext:value-type="string">
            <text:p>AM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03/03/03</text:p>
          </table:table-cell>
          <table:table-cell office:value-type="string" calcext:value-type="string">
            <text:p>02/03/15</text:p>
          </table:table-cell>
          <table:table-cell office:value-type="float" office:value="260532" calcext:value-type="float">
            <text:p>260532</text:p>
          </table:table-cell>
          <table:table-cell office:value-type="float" office:value="981640" calcext:value-type="float">
            <text:p>98164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REYNOSA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PUBLICIDAD UNIDA DE REYNOSA, S.A. DE C.V.</text:p>
          </table:table-cell>
          <table:table-cell office:value-type="string" calcext:value-type="string">
            <text:p>XERT</text:p>
          </table:table-cell>
          <table:table-cell office:value-type="string" calcext:value-type="string">
            <text:p>AM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5 -D <text:s/>N.A.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60532" calcext:value-type="float">
            <text:p>260532</text:p>
          </table:table-cell>
          <table:table-cell office:value-type="float" office:value="981640" calcext:value-type="float">
            <text:p>98164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RIO BRAV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RPORADIO GAPE DE TAMAULIPAS, S.A. DE C.V.</text:p>
          </table:table-cell>
          <table:table-cell office:value-type="string" calcext:value-type="string">
            <text:p>XEFD</text:p>
          </table:table-cell>
          <table:table-cell office:value-type="string" calcext:value-type="string">
            <text:p>AM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5 -D <text:s/>0.5 -N</text:p>
          </table:table-cell>
          <table:table-cell office:value-type="string" calcext:value-type="string">
            <text:p>13/05/03</text:p>
          </table:table-cell>
          <table:table-cell office:value-type="string" calcext:value-type="string">
            <text:p>12/05/15</text:p>
          </table:table-cell>
          <table:table-cell office:value-type="float" office:value="260044" calcext:value-type="float">
            <text:p>260044</text:p>
          </table:table-cell>
          <table:table-cell office:value-type="float" office:value="980431" calcext:value-type="float">
            <text:p>98043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RIO BRAV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RNESTO MONTEMAYOR IBARRA</text:p>
          </table:table-cell>
          <table:table-cell office:value-type="string" calcext:value-type="string">
            <text:p>XEGH</text:p>
          </table:table-cell>
          <table:table-cell office:value-type="string" calcext:value-type="string">
            <text:p>A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1 -D <text:s/>0.25 -N</text:p>
          </table:table-cell>
          <table:table-cell office:value-type="string" calcext:value-type="string">
            <text:p>30/03/05</text:p>
          </table:table-cell>
          <table:table-cell office:value-type="string" calcext:value-type="string">
            <text:p>29/03/17</text:p>
          </table:table-cell>
          <table:table-cell office:value-type="float" office:value="260044" calcext:value-type="float">
            <text:p>260044</text:p>
          </table:table-cell>
          <table:table-cell office:value-type="float" office:value="980431" calcext:value-type="float">
            <text:p>98043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RIO BRAV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RPORADIO GAPE DE TAMAULIPAS, S.A. DE C.V.</text:p>
          </table:table-cell>
          <table:table-cell office:value-type="string" calcext:value-type="string">
            <text:p>XEOQ</text:p>
          </table:table-cell>
          <table:table-cell office:value-type="string" calcext:value-type="string">
            <text:p>AM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1 -D <text:s/>N.A.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60044" calcext:value-type="float">
            <text:p>260044</text:p>
          </table:table-cell>
          <table:table-cell office:value-type="float" office:value="980431" calcext:value-type="float">
            <text:p>98043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RIO BRAV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S EL GALLO, S.A. DE C.V.</text:p>
          </table:table-cell>
          <table:table-cell office:value-type="string" calcext:value-type="string">
            <text:p>XEOR</text:p>
          </table:table-cell>
          <table:table-cell office:value-type="string" calcext:value-type="string">
            <text:p>AM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05/11/09</text:p>
          </table:table-cell>
          <table:table-cell office:value-type="string" calcext:value-type="string">
            <text:p>04/11/19</text:p>
          </table:table-cell>
          <table:table-cell office:value-type="float" office:value="260044" calcext:value-type="float">
            <text:p>260044</text:p>
          </table:table-cell>
          <table:table-cell office:value-type="float" office:value="980431" calcext:value-type="float">
            <text:p>98043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AN FERNAND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TAURO, S.A. DE C.V.</text:p>
          </table:table-cell>
          <table:table-cell office:value-type="string" calcext:value-type="string">
            <text:p>XESFT</text:p>
          </table:table-cell>
          <table:table-cell office:value-type="string" calcext:value-type="string">
            <text:p>A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5 -D <text:s/>1 -N</text:p>
          </table:table-cell>
          <table:table-cell office:value-type="string" calcext:value-type="string">
            <text:p>07/11/03</text:p>
          </table:table-cell>
          <table:table-cell office:value-type="string" calcext:value-type="string">
            <text:p>06/11/15</text:p>
          </table:table-cell>
          <table:table-cell office:value-type="float" office:value="245051" calcext:value-type="float">
            <text:p>245051</text:p>
          </table:table-cell>
          <table:table-cell office:value-type="float" office:value="980930" calcext:value-type="float">
            <text:p>98093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ANTA ELENA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TAM-AM, S.A. DE C.V.</text:p>
          </table:table-cell>
          <table:table-cell office:value-type="string" calcext:value-type="string">
            <text:p>XETAM</text:p>
          </table:table-cell>
          <table:table-cell office:value-type="string" calcext:value-type="string">
            <text:p>AM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5 -D <text:s/>1 -N</text:p>
          </table:table-cell>
          <table:table-cell office:value-type="string" calcext:value-type="string">
            <text:p>04/05/04</text:p>
          </table:table-cell>
          <table:table-cell office:value-type="string" calcext:value-type="string">
            <text:p>03/05/16</text:p>
          </table:table-cell>
          <table:table-cell office:value-type="float" office:value="234410" calcext:value-type="float">
            <text:p>234410</text:p>
          </table:table-cell>
          <table:table-cell office:value-type="float" office:value="990846" calcext:value-type="float">
            <text:p>990846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ciudad victoria</text:p>
          </table:table-cell>
        </table:table-row>
        <table:table-row table:style-name="ro1">
          <table:table-cell office:value-type="string" calcext:value-type="string">
            <text:p>TAMPIC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LORES, S.A. DE C.V.</text:p>
          </table:table-cell>
          <table:table-cell office:value-type="string" calcext:value-type="string">
            <text:p>XEFW</text:p>
          </table:table-cell>
          <table:table-cell office:value-type="string" calcext:value-type="string">
            <text:p>AM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50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21519" calcext:value-type="float">
            <text:p>221519</text:p>
          </table:table-cell>
          <table:table-cell office:value-type="float" office:value="975207" calcext:value-type="float">
            <text:p>97520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ULA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TAMAULIPAS</text:p>
          </table:table-cell>
          <table:table-cell office:value-type="string" calcext:value-type="string">
            <text:p>XETUT</text:p>
          </table:table-cell>
          <table:table-cell office:value-type="string" calcext:value-type="string">
            <text:p>AM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1 -D <text:s/>N.A. -N</text:p>
          </table:table-cell>
          <table:table-cell office:value-type="string" calcext:value-type="string">
            <text:p>19/12/05</text:p>
          </table:table-cell>
          <table:table-cell office:value-type="string" calcext:value-type="string">
            <text:p>18/12/17</text:p>
          </table:table-cell>
          <table:table-cell office:value-type="float" office:value="230010" calcext:value-type="float">
            <text:p>230010</text:p>
          </table:table-cell>
          <table:table-cell office:value-type="float" office:value="994230" calcext:value-type="float">
            <text:p>994230</text:p>
          </table:table-cell>
          <table:table-cell office:value-type="float" office:value="1170" calcext:value-type="float">
            <text:p>1170</text:p>
          </table:table-cell>
          <table:table-cell/>
        </table:table-row>
        <table:table-row table:style-name="ro1">
          <table:table-cell office:value-type="string" calcext:value-type="string">
            <text:p>IGNACIO ZARAGOZA</text:p>
          </table:table-cell>
          <table:table-cell office:value-type="string" calcext:value-type="string">
            <text:p>TLA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HUAMANTLA, S.A. DE C.V.</text:p>
          </table:table-cell>
          <table:table-cell office:value-type="string" calcext:value-type="string">
            <text:p>XEHT</text:p>
          </table:table-cell>
          <table:table-cell office:value-type="string" calcext:value-type="string">
            <text:p>AM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5 -D <text:s/>1 -N</text:p>
          </table:table-cell>
          <table:table-cell office:value-type="string" calcext:value-type="string">
            <text:p>21/11/08</text:p>
          </table:table-cell>
          <table:table-cell office:value-type="string" calcext:value-type="string">
            <text:p>20/11/20</text:p>
          </table:table-cell>
          <table:table-cell office:value-type="float" office:value="191729" calcext:value-type="float">
            <text:p>191729</text:p>
          </table:table-cell>
          <table:table-cell office:value-type="float" office:value="975512" calcext:value-type="float">
            <text:p>975512</text:p>
          </table:table-cell>
          <table:table-cell office:value-type="float" office:value="2517" calcext:value-type="float">
            <text:p>2517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TLA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VOZ E IMAGEN DE TLAXCALA, S.A. DE C.V.</text:p>
          </table:table-cell>
          <table:table-cell office:value-type="string" calcext:value-type="string">
            <text:p>XETT</text:p>
          </table:table-cell>
          <table:table-cell office:value-type="string" calcext:value-type="string">
            <text:p>AM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5 -D <text:s/>1 -N</text:p>
          </table:table-cell>
          <table:table-cell office:value-type="string" calcext:value-type="string">
            <text:p>20/07/04</text:p>
          </table:table-cell>
          <table:table-cell office:value-type="string" calcext:value-type="string">
            <text:p>19/07/16</text:p>
          </table:table-cell>
          <table:table-cell office:value-type="float" office:value="191900" calcext:value-type="float">
            <text:p>191900</text:p>
          </table:table-cell>
          <table:table-cell office:value-type="float" office:value="981419" calcext:value-type="float">
            <text:p>981419</text:p>
          </table:table-cell>
          <table:table-cell office:value-type="float" office:value="2230" calcext:value-type="float">
            <text:p>2230</text:p>
          </table:table-cell>
          <table:table-cell/>
        </table:table-row>
        <table:table-row table:style-name="ro1">
          <table:table-cell office:value-type="string" calcext:value-type="string">
            <text:p>BANDERILL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JOSÉ LUIS OLIVA MEZA</text:p>
          </table:table-cell>
          <table:table-cell office:value-type="string" calcext:value-type="string">
            <text:p>XETP</text:p>
          </table:table-cell>
          <table:table-cell office:value-type="string" calcext:value-type="string">
            <text:p>AM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10 -D <text:s/>1 -N</text:p>
          </table:table-cell>
          <table:table-cell office:value-type="string" calcext:value-type="string">
            <text:p>23/02/07</text:p>
          </table:table-cell>
          <table:table-cell office:value-type="string" calcext:value-type="string">
            <text:p>21/02/19</text:p>
          </table:table-cell>
          <table:table-cell office:value-type="float" office:value="193526" calcext:value-type="float">
            <text:p>193526</text:p>
          </table:table-cell>
          <table:table-cell office:value-type="float" office:value="965620" calcext:value-type="float">
            <text:p>965620</text:p>
          </table:table-cell>
          <table:table-cell office:value-type="float" office:value="1506" calcext:value-type="float">
            <text:p>1506</text:p>
          </table:table-cell>
          <table:table-cell/>
        </table:table-row>
        <table:table-row table:style-name="ro1">
          <table:table-cell office:value-type="string" calcext:value-type="string">
            <text:p>COATZACOALCOS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MIL DE VERACRUZ, S.A. DE C.V.</text:p>
          </table:table-cell>
          <table:table-cell office:value-type="string" calcext:value-type="string">
            <text:p>XECSV</text:p>
          </table:table-cell>
          <table:table-cell office:value-type="string" calcext:value-type="string">
            <text:p>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08/11/03</text:p>
          </table:table-cell>
          <table:table-cell office:value-type="string" calcext:value-type="string">
            <text:p>07/11/15</text:p>
          </table:table-cell>
          <table:table-cell office:value-type="float" office:value="180809" calcext:value-type="float">
            <text:p>180809</text:p>
          </table:table-cell>
          <table:table-cell office:value-type="float" office:value="942748" calcext:value-type="float">
            <text:p>9427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ATZACOALCOS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MISORAS MEXICANAS DE VERACRUZ, S.A. DE C.V.</text:p>
          </table:table-cell>
          <table:table-cell office:value-type="string" calcext:value-type="string">
            <text:p>XEZS</text:p>
          </table:table-cell>
          <table:table-cell office:value-type="string" calcext:value-type="string">
            <text:p>AM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2.5 -D <text:s/>1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80809" calcext:value-type="float">
            <text:p>180809</text:p>
          </table:table-cell>
          <table:table-cell office:value-type="float" office:value="942748" calcext:value-type="float">
            <text:p>9427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SAMALOAPAN DE CARPIO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VOZ AMIGA DE LA CUENCA DEL PAPALOAPAN, S.A. DE C.V.</text:p>
          </table:table-cell>
          <table:table-cell office:value-type="string" calcext:value-type="string">
            <text:p>XEFU</text:p>
          </table:table-cell>
          <table:table-cell office:value-type="string" calcext:value-type="string">
            <text:p>AM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10 -D <text:s/>0.7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82236" calcext:value-type="float">
            <text:p>182236</text:p>
          </table:table-cell>
          <table:table-cell office:value-type="float" office:value="954727" calcext:value-type="float">
            <text:p>95472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UAPICHAPAN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EPP</text:p>
          </table:table-cell>
          <table:table-cell office:value-type="string" calcext:value-type="string">
            <text:p>AM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1 -D <text:s/>0.25 -N</text:p>
          </table:table-cell>
          <table:table-cell office:value-type="string" calcext:value-type="string">
            <text:p>27/01/08</text:p>
          </table:table-cell>
          <table:table-cell office:value-type="string" calcext:value-type="string">
            <text:p>26/01/20</text:p>
          </table:table-cell>
          <table:table-cell office:value-type="float" office:value="185131" calcext:value-type="float">
            <text:p>185131</text:p>
          </table:table-cell>
          <table:table-cell office:value-type="float" office:value="970548" calcext:value-type="float">
            <text:p>970548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XALAP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XEOZ, S.A. DE C.V.</text:p>
          </table:table-cell>
          <table:table-cell office:value-type="string" calcext:value-type="string">
            <text:p>XEOZ</text:p>
          </table:table-cell>
          <table:table-cell office:value-type="string" calcext:value-type="string">
            <text:p>AM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1 -D <text:s/>0.25 -N</text:p>
          </table:table-cell>
          <table:table-cell office:value-type="string" calcext:value-type="string">
            <text:p>17/01/06</text:p>
          </table:table-cell>
          <table:table-cell office:value-type="string" calcext:value-type="string">
            <text:p>16/01/18</text:p>
          </table:table-cell>
          <table:table-cell office:value-type="float" office:value="193217" calcext:value-type="float">
            <text:p>193217</text:p>
          </table:table-cell>
          <table:table-cell office:value-type="float" office:value="965433" calcext:value-type="float">
            <text:p>965433</text:p>
          </table:table-cell>
          <table:table-cell office:value-type="float" office:value="1417" calcext:value-type="float">
            <text:p>1417</text:p>
          </table:table-cell>
          <table:table-cell/>
        </table:table-row>
        <table:table-row table:style-name="ro1">
          <table:table-cell office:value-type="string" calcext:value-type="string">
            <text:p>XALAP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VERACRUZANA</text:p>
          </table:table-cell>
          <table:table-cell office:value-type="string" calcext:value-type="string">
            <text:p>XERUV</text:p>
          </table:table-cell>
          <table:table-cell office:value-type="string" calcext:value-type="string">
            <text:p>AM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10 -D <text:s/>10 -N</text:p>
          </table:table-cell>
          <table:table-cell office:value-type="string" calcext:value-type="string">
            <text:p>10/11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3217" calcext:value-type="float">
            <text:p>193217</text:p>
          </table:table-cell>
          <table:table-cell office:value-type="float" office:value="965433" calcext:value-type="float">
            <text:p>965433</text:p>
          </table:table-cell>
          <table:table-cell office:value-type="float" office:value="1417" calcext:value-type="float">
            <text:p>1417</text:p>
          </table:table-cell>
          <table:table-cell/>
        </table:table-row>
        <table:table-row table:style-name="ro1">
          <table:table-cell office:value-type="string" calcext:value-type="string">
            <text:p>LA GRANDEZ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MPAÑÍA RADIOFÓNICA DE POZA RICA, S.A.</text:p>
          </table:table-cell>
          <table:table-cell office:value-type="string" calcext:value-type="string">
            <text:p>XEPR</text:p>
          </table:table-cell>
          <table:table-cell office:value-type="string" calcext:value-type="string">
            <text:p>AM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5 -D <text:s/>0.5 -N</text:p>
          </table:table-cell>
          <table:table-cell office:value-type="string" calcext:value-type="string">
            <text:p>14/03/03</text:p>
          </table:table-cell>
          <table:table-cell office:value-type="string" calcext:value-type="string">
            <text:p>15/03/15</text:p>
          </table:table-cell>
          <table:table-cell office:value-type="float" office:value="202915" calcext:value-type="float">
            <text:p>202915</text:p>
          </table:table-cell>
          <table:table-cell office:value-type="float" office:value="972953" calcext:value-type="float">
            <text:p>972953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MINATITLÁN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OSCAR BRAVO, S.A. DE C.V.</text:p>
          </table:table-cell>
          <table:table-cell office:value-type="string" calcext:value-type="string">
            <text:p>XEMTV</text:p>
          </table:table-cell>
          <table:table-cell office:value-type="string" calcext:value-type="string">
            <text:p>AM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15/10/10</text:p>
          </table:table-cell>
          <table:table-cell office:value-type="string" calcext:value-type="string">
            <text:p>14/10/20</text:p>
          </table:table-cell>
          <table:table-cell office:value-type="float" office:value="180102" calcext:value-type="float">
            <text:p>180102</text:p>
          </table:table-cell>
          <table:table-cell office:value-type="float" office:value="943338" calcext:value-type="float">
            <text:p>9433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EOCELO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ASOCIACIÓN VERACRUZANA DE COMUNICADORES POPULARES, A.C.</text:p>
          </table:table-cell>
          <table:table-cell office:value-type="string" calcext:value-type="string">
            <text:p>XEYTM</text:p>
          </table:table-cell>
          <table:table-cell office:value-type="string" calcext:value-type="string">
            <text:p>AM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26/06/13</text:p>
          </table:table-cell>
          <table:table-cell office:value-type="string" calcext:value-type="string">
            <text:p>25/06/25</text:p>
          </table:table-cell>
          <table:table-cell office:value-type="float" office:value="192314" calcext:value-type="float">
            <text:p>192314</text:p>
          </table:table-cell>
          <table:table-cell office:value-type="float" office:value="965822" calcext:value-type="float">
            <text:p>965822</text:p>
          </table:table-cell>
          <table:table-cell office:value-type="float" office:value="1181" calcext:value-type="float">
            <text:p>1181</text:p>
          </table:table-cell>
          <table:table-cell/>
        </table:table-row>
        <table:table-row table:style-name="ro1">
          <table:table-cell office:value-type="string" calcext:value-type="string">
            <text:p>TEPETITLANAP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EZON</text:p>
          </table:table-cell>
          <table:table-cell office:value-type="string" calcext:value-type="string">
            <text:p>AM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10 -D <text:s/>N.A. -N</text:p>
          </table:table-cell>
          <table:table-cell office:value-type="string" calcext:value-type="string">
            <text:p>13/08/92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183835" calcext:value-type="float">
            <text:p>183835</text:p>
          </table:table-cell>
          <table:table-cell office:value-type="float" office:value="970043" calcext:value-type="float">
            <text:p>970043</text:p>
          </table:table-cell>
          <table:table-cell office:value-type="float" office:value="1501" calcext:value-type="float">
            <text:p>1501</text:p>
          </table:table-cell>
          <table:table-cell/>
        </table:table-row>
        <table:table-row table:style-name="ro1">
          <table:table-cell office:value-type="string" calcext:value-type="string">
            <text:p>TUXPAN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LIXTO ALMAZÁN Y FERRER</text:p>
          </table:table-cell>
          <table:table-cell office:value-type="string" calcext:value-type="string">
            <text:p>XETL</text:p>
          </table:table-cell>
          <table:table-cell office:value-type="string" calcext:value-type="string">
            <text:p>AM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5 -D <text:s/>1 -N</text:p>
          </table:table-cell>
          <table:table-cell office:value-type="string" calcext:value-type="string">
            <text:p>03/07/09</text:p>
          </table:table-cell>
          <table:table-cell office:value-type="string" calcext:value-type="string">
            <text:p>02/07/19</text:p>
          </table:table-cell>
          <table:table-cell office:value-type="float" office:value="205731" calcext:value-type="float">
            <text:p>205731</text:p>
          </table:table-cell>
          <table:table-cell office:value-type="float" office:value="972251" calcext:value-type="float">
            <text:p>9722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UXPAN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TUXPAN, S.A. DE C.V.</text:p>
          </table:table-cell>
          <table:table-cell office:value-type="string" calcext:value-type="string">
            <text:p>XETVR</text:p>
          </table:table-cell>
          <table:table-cell office:value-type="string" calcext:value-type="string">
            <text:p>AM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1.5 -D <text:s/>0.5 -N</text:p>
          </table:table-cell>
          <table:table-cell office:value-type="string" calcext:value-type="string">
            <text:p>28/08/06</text:p>
          </table:table-cell>
          <table:table-cell office:value-type="string" calcext:value-type="string">
            <text:p>27/08/18</text:p>
          </table:table-cell>
          <table:table-cell office:value-type="float" office:value="205731" calcext:value-type="float">
            <text:p>205731</text:p>
          </table:table-cell>
          <table:table-cell office:value-type="float" office:value="972251" calcext:value-type="float">
            <text:p>9722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QT, S.A.</text:p>
          </table:table-cell>
          <table:table-cell office:value-type="string" calcext:value-type="string">
            <text:p>XEQT</text:p>
          </table:table-cell>
          <table:table-cell office:value-type="string" calcext:value-type="string">
            <text:p>AM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 -D <text:s/>1 -N</text:p>
          </table:table-cell>
          <table:table-cell office:value-type="string" calcext:value-type="string">
            <text:p>31/07/04</text:p>
          </table:table-cell>
          <table:table-cell office:value-type="string" calcext:value-type="string">
            <text:p>30/07/16</text:p>
          </table:table-cell>
          <table:table-cell office:value-type="float" office:value="191125" calcext:value-type="float">
            <text:p>191125</text:p>
          </table:table-cell>
          <table:table-cell office:value-type="float" office:value="960912" calcext:value-type="float">
            <text:p>9609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ÉRIDA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MÉRIDA, S.A.</text:p>
          </table:table-cell>
          <table:table-cell office:value-type="string" calcext:value-type="string">
            <text:p>XEMH</text:p>
          </table:table-cell>
          <table:table-cell office:value-type="string" calcext:value-type="string">
            <text:p>A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5 -D <text:s/>0.5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5804" calcext:value-type="float">
            <text:p>205804</text:p>
          </table:table-cell>
          <table:table-cell office:value-type="float" office:value="893718" calcext:value-type="float">
            <text:p>8937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ÉRIDA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MIL DEL SUR, S.A. DE C.V.</text:p>
          </table:table-cell>
          <table:table-cell office:value-type="string" calcext:value-type="string">
            <text:p>XEMYL</text:p>
          </table:table-cell>
          <table:table-cell office:value-type="string" calcext:value-type="string">
            <text:p>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5 -D <text:s/>0.35 -N</text:p>
          </table:table-cell>
          <table:table-cell office:value-type="string" calcext:value-type="string">
            <text:p>18/07/13</text:p>
          </table:table-cell>
          <table:table-cell office:value-type="string" calcext:value-type="string">
            <text:p>17/07/25</text:p>
          </table:table-cell>
          <table:table-cell office:value-type="float" office:value="205804" calcext:value-type="float">
            <text:p>205804</text:p>
          </table:table-cell>
          <table:table-cell office:value-type="float" office:value="893718" calcext:value-type="float">
            <text:p>8937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ÉRIDA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YUCATÁN</text:p>
          </table:table-cell>
          <table:table-cell office:value-type="string" calcext:value-type="string">
            <text:p>XERUY</text:p>
          </table:table-cell>
          <table:table-cell office:value-type="string" calcext:value-type="string">
            <text:p>A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1 -D <text:s/>N.A. -N</text:p>
          </table:table-cell>
          <table:table-cell office:value-type="string" calcext:value-type="string">
            <text:p>06/12/10</text:p>
          </table:table-cell>
          <table:table-cell office:value-type="string" calcext:value-type="string">
            <text:p>05/12/22</text:p>
          </table:table-cell>
          <table:table-cell office:value-type="float" office:value="205804" calcext:value-type="float">
            <text:p>205804</text:p>
          </table:table-cell>
          <table:table-cell office:value-type="float" office:value="893718" calcext:value-type="float">
            <text:p>8937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ÉRIDA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TRANSMISORA DEL PACIFICO, S.A. de C.V.</text:p>
          </table:table-cell>
          <table:table-cell office:value-type="string" calcext:value-type="string">
            <text:p>XEVG</text:p>
          </table:table-cell>
          <table:table-cell office:value-type="string" calcext:value-type="string">
            <text:p>AM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2.5 -D <text:s/>0.017 -N</text:p>
          </table:table-cell>
          <table:table-cell office:value-type="string" calcext:value-type="string">
            <text:p>06/02/02</text:p>
          </table:table-cell>
          <table:table-cell office:value-type="string" calcext:value-type="string">
            <text:p>05/02/14</text:p>
          </table:table-cell>
          <table:table-cell office:value-type="float" office:value="205804" calcext:value-type="float">
            <text:p>205804</text:p>
          </table:table-cell>
          <table:table-cell office:value-type="float" office:value="893718" calcext:value-type="float">
            <text:p>8937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ÉRIDA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TRANSMISORA REGIONAL RADIO FORMULA S.A. <text:s/>DE C.V.</text:p>
          </table:table-cell>
          <table:table-cell office:value-type="string" calcext:value-type="string">
            <text:p>XEZ</text:p>
          </table:table-cell>
          <table:table-cell office:value-type="string" calcext:value-type="string">
            <text:p>AM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5 -D <text:s/>1 -N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05804" calcext:value-type="float">
            <text:p>205804</text:p>
          </table:table-cell>
          <table:table-cell office:value-type="float" office:value="893718" calcext:value-type="float">
            <text:p>8937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ÉRIDA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FUNDACIÓN CULTURAL PARA LA SOCIEDAD MEXICANA, A.C.</text:p>
          </table:table-cell>
          <table:table-cell office:value-type="string" calcext:value-type="string">
            <text:p>XEFCSM</text:p>
          </table:table-cell>
          <table:table-cell office:value-type="string" calcext:value-type="string">
            <text:p>A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50 -D <text:s/>1 -N</text:p>
          </table:table-cell>
          <table:table-cell office:value-type="string" calcext:value-type="string">
            <text:p>30/04/13</text:p>
          </table:table-cell>
          <table:table-cell office:value-type="string" calcext:value-type="string">
            <text:p>29/04/25</text:p>
          </table:table-cell>
          <table:table-cell office:value-type="float" office:value="205804" calcext:value-type="float">
            <text:p>205804</text:p>
          </table:table-cell>
          <table:table-cell office:value-type="float" office:value="893718" calcext:value-type="float">
            <text:p>8937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ENA VISTA DE RIVERA</text:p>
          </table:table-cell>
          <table:table-cell office:value-type="string" calcext:value-type="string">
            <text:p>ZA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 XEMA 690 AM, S.A. DE C.V.</text:p>
          </table:table-cell>
          <table:table-cell office:value-type="string" calcext:value-type="string">
            <text:p>XEMA</text:p>
          </table:table-cell>
          <table:table-cell office:value-type="string" calcext:value-type="string">
            <text:p>AM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50 -D <text:s/>2 -N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30803" calcext:value-type="float">
            <text:p>230803</text:p>
          </table:table-cell>
          <table:table-cell office:value-type="float" office:value="1024959" calcext:value-type="float">
            <text:p>1024959</text:p>
          </table:table-cell>
          <table:table-cell office:value-type="float" office:value="2175" calcext:value-type="float">
            <text:p>2175</text:p>
          </table:table-cell>
          <table:table-cell/>
        </table:table-row>
        <table:table-row table:style-name="ro1">
          <table:table-cell office:value-type="string" calcext:value-type="string">
            <text:p>GUADALUPE VICTORIA</text:p>
          </table:table-cell>
          <table:table-cell office:value-type="string" calcext:value-type="string">
            <text:p>ZA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ALEGRÍA DE TLALTENANGO, S.A. DE C.V.</text:p>
          </table:table-cell>
          <table:table-cell office:value-type="string" calcext:value-type="string">
            <text:p>XETGO</text:p>
          </table:table-cell>
          <table:table-cell office:value-type="string" calcext:value-type="string">
            <text:p>A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30 -D <text:s/>0.4 -N</text:p>
          </table:table-cell>
          <table:table-cell office:value-type="string" calcext:value-type="string">
            <text:p>27/05/08</text:p>
          </table:table-cell>
          <table:table-cell office:value-type="string" calcext:value-type="string">
            <text:p>26/05/20</text:p>
          </table:table-cell>
          <table:table-cell office:value-type="float" office:value="214943" calcext:value-type="float">
            <text:p>214943</text:p>
          </table:table-cell>
          <table:table-cell office:value-type="float" office:value="1031700" calcext:value-type="float">
            <text:p>1031700</text:p>
          </table:table-cell>
          <table:table-cell office:value-type="float" office:value="1680" calcext:value-type="float">
            <text:p>168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349" meta:object-count="0"/>
    <meta:generator>LibreOffice/4.2.8.2$Linux_X86_64 LibreOffice_project/420m0$Build-2</meta:generator>
  </office:meta>
</office:document-meta>
</file>